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B24000002B0000002B03C2E5221.svg" manifest:media-type="image/svg+xml"/>
  <manifest:file-entry manifest:full-path="Pictures/10001075000002B0000002B0D1BC7844.svg" manifest:media-type="image/svg+xml"/>
  <manifest:file-entry manifest:full-path="Pictures/1000071C000002CA000002CAF00E2BB8.svg" manifest:media-type="image/svg+xml"/>
  <manifest:file-entry manifest:full-path="Pictures/1000000000000280000000A49DBD0ECF.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5218-000" style:display-name="tb_CG25218-000" style:family="table">
      <style:table-properties style:width="16.702cm" fo:margin-top="0cm" fo:margin-bottom="0.21cm" fo:break-before="auto" fo:break-after="auto" table:align="margins" style:may-break-between-rows="true" table:border-model="collapsing"/>
    </style:style>
    <style:style style:name="tb_5f_CG25218-000.A" style:display-name="tb_CG25218-000.A" style:family="table-column">
      <style:table-column-properties style:column-width="5.567cm" style:rel-column-width="21845*"/>
    </style:style>
    <style:style style:name="tb_5f_CG25218-001" style:display-name="tb_CG25218-001" style:family="table">
      <style:table-properties style:width="16.702cm" fo:margin-top="0cm" fo:margin-bottom="0.21cm" fo:break-before="auto" fo:break-after="auto" table:align="margins" style:may-break-between-rows="true" table:border-model="collapsing"/>
    </style:style>
    <style:style style:name="tb_5f_CG25218-001.A" style:display-name="tb_CG25218-001.A" style:family="table-column">
      <style:table-column-properties style:column-width="5.567cm" style:rel-column-width="21845*"/>
    </style:style>
    <style:style style:name="tb_5f_CG25218-001.A1" style:display-name="tb_CG25218-001.A1" style:family="table-cell">
      <style:table-cell-properties fo:padding="0cm" fo:border="none"/>
    </style:style>
    <style:style style:name="tb_5f_CG25218-002" style:display-name="tb_CG25218-002" style:family="table">
      <style:table-properties style:width="14.942cm" style:rel-width="90%" fo:margin-top="0cm" fo:margin-bottom="0.21cm" fo:break-before="auto" fo:break-after="auto" table:align="center" style:may-break-between-rows="true" table:border-model="collapsing"/>
    </style:style>
    <style:style style:name="tb_5f_CG25218-002.A" style:display-name="tb_CG25218-002.A" style:family="table-column">
      <style:table-column-properties style:column-width="3.736cm" style:rel-column-width="2225*"/>
    </style:style>
    <style:style style:name="tb_5f_CG25218-002.B" style:display-name="tb_CG25218-002.B" style:family="table-column">
      <style:table-column-properties style:column-width="11.206cm" style:rel-column-width="6676*"/>
    </style:style>
    <style:style style:name="tb_5f_CG25218-002.1" style:display-name="tb_CG25218-002.1" style:family="table-row">
      <style:table-row-properties fo:keep-together="auto"/>
    </style:style>
    <style:style style:name="tb_5f_CG25218-002.A1" style:display-name="tb_CG25218-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02.B1" style:display-name="tb_CG25218-002.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02.2" style:display-name="tb_CG25218-002.2" style:family="table-row">
      <style:table-row-properties fo:keep-together="always"/>
    </style:style>
    <style:style style:name="tb_5f_CG25218-002.A2" style:display-name="tb_CG25218-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02.B2" style:display-name="tb_CG25218-002.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03" style:display-name="tb_CG25218-003" style:family="table">
      <style:table-properties style:width="14.942cm" style:rel-width="90%" fo:margin-top="0cm" fo:margin-bottom="0.21cm" fo:break-before="auto" fo:break-after="auto" table:align="center" style:may-break-between-rows="true" table:border-model="collapsing"/>
    </style:style>
    <style:style style:name="tb_5f_CG25218-003.A" style:display-name="tb_CG25218-003.A" style:family="table-column">
      <style:table-column-properties style:column-width="3.736cm" style:rel-column-width="2225*"/>
    </style:style>
    <style:style style:name="tb_5f_CG25218-003.B" style:display-name="tb_CG25218-003.B" style:family="table-column">
      <style:table-column-properties style:column-width="11.206cm" style:rel-column-width="6676*"/>
    </style:style>
    <style:style style:name="tb_5f_CG25218-003.1" style:display-name="tb_CG25218-003.1" style:family="table-row">
      <style:table-row-properties fo:keep-together="auto"/>
    </style:style>
    <style:style style:name="tb_5f_CG25218-003.A1" style:display-name="tb_CG25218-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03.B1" style:display-name="tb_CG25218-003.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03.2" style:display-name="tb_CG25218-003.2" style:family="table-row">
      <style:table-row-properties fo:keep-together="always"/>
    </style:style>
    <style:style style:name="tb_5f_CG25218-003.A2" style:display-name="tb_CG25218-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03.B2" style:display-name="tb_CG25218-003.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04" style:display-name="tb_CG25218-004"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CG25218-004.A" style:display-name="tb_CG25218-004.A" style:family="table-column">
      <style:table-column-properties style:column-width="3.736cm" style:rel-column-width="2225*"/>
    </style:style>
    <style:style style:name="tb_5f_CG25218-004.B" style:display-name="tb_CG25218-004.B" style:family="table-column">
      <style:table-column-properties style:column-width="11.206cm" style:rel-column-width="6676*"/>
    </style:style>
    <style:style style:name="tb_5f_CG25218-004.1" style:display-name="tb_CG25218-004.1" style:family="table-row">
      <style:table-row-properties fo:keep-together="auto"/>
    </style:style>
    <style:style style:name="tb_5f_CG25218-004.A1" style:display-name="tb_CG25218-004.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04.B1" style:display-name="tb_CG25218-004.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04.2" style:display-name="tb_CG25218-004.2" style:family="table-row">
      <style:table-row-properties fo:keep-together="always"/>
    </style:style>
    <style:style style:name="tb_5f_CG25218-004.A2" style:display-name="tb_CG25218-00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04.B2" style:display-name="tb_CG25218-004.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05" style:display-name="tb_CG25218-005"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CG25218-005.A" style:display-name="tb_CG25218-005.A" style:family="table-column">
      <style:table-column-properties style:column-width="3.734cm" style:rel-column-width="2248*"/>
    </style:style>
    <style:style style:name="tb_5f_CG25218-005.B" style:display-name="tb_CG25218-005.B" style:family="table-column">
      <style:table-column-properties style:column-width="11.208cm" style:rel-column-width="6747*"/>
    </style:style>
    <style:style style:name="tb_5f_CG25218-005.1" style:display-name="tb_CG25218-005.1" style:family="table-row">
      <style:table-row-properties fo:keep-together="auto"/>
    </style:style>
    <style:style style:name="tb_5f_CG25218-005.A1" style:display-name="tb_CG25218-005.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05.B1" style:display-name="tb_CG25218-005.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05.2" style:display-name="tb_CG25218-005.2" style:family="table-row">
      <style:table-row-properties fo:keep-together="always"/>
    </style:style>
    <style:style style:name="tb_5f_CG25218-005.A2" style:display-name="tb_CG25218-005.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05.B2" style:display-name="tb_CG25218-005.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05.5" style:display-name="tb_CG25218-005.5" style:family="table-row">
      <style:table-row-properties fo:background-color="transparent" fo:keep-together="always">
        <style:background-image/>
      </style:table-row-properties>
    </style:style>
    <style:style style:name="tb_5f_CG25218-006" style:display-name="tb_CG25218-006" style:family="table">
      <style:table-properties style:width="14.942cm" style:rel-width="90%" fo:margin-top="0cm" fo:margin-bottom="0.21cm" fo:break-before="auto" fo:break-after="auto" table:align="center" style:may-break-between-rows="true" table:border-model="collapsing"/>
    </style:style>
    <style:style style:name="tb_5f_CG25218-006.A" style:display-name="tb_CG25218-006.A" style:family="table-column">
      <style:table-column-properties style:column-width="3.736cm" style:rel-column-width="2225*"/>
    </style:style>
    <style:style style:name="tb_5f_CG25218-006.B" style:display-name="tb_CG25218-006.B" style:family="table-column">
      <style:table-column-properties style:column-width="11.206cm" style:rel-column-width="6676*"/>
    </style:style>
    <style:style style:name="tb_5f_CG25218-006.1" style:display-name="tb_CG25218-006.1" style:family="table-row">
      <style:table-row-properties fo:keep-together="auto"/>
    </style:style>
    <style:style style:name="tb_5f_CG25218-006.A1" style:display-name="tb_CG25218-006.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06.B1" style:display-name="tb_CG25218-006.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06.2" style:display-name="tb_CG25218-006.2" style:family="table-row">
      <style:table-row-properties fo:keep-together="always"/>
    </style:style>
    <style:style style:name="tb_5f_CG25218-006.A2" style:display-name="tb_CG25218-006.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06.B2" style:display-name="tb_CG25218-006.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07" style:display-name="tb_CG25218-007" style:family="table">
      <style:table-properties style:width="14.942cm" style:rel-width="90%" fo:margin-top="0cm" fo:margin-bottom="0.21cm" fo:break-before="auto" fo:break-after="auto" table:align="center" style:may-break-between-rows="true" table:border-model="collapsing"/>
    </style:style>
    <style:style style:name="tb_5f_CG25218-007.A" style:display-name="tb_CG25218-007.A" style:family="table-column">
      <style:table-column-properties style:column-width="3.736cm" style:rel-column-width="2225*"/>
    </style:style>
    <style:style style:name="tb_5f_CG25218-007.B" style:display-name="tb_CG25218-007.B" style:family="table-column">
      <style:table-column-properties style:column-width="11.206cm" style:rel-column-width="6676*"/>
    </style:style>
    <style:style style:name="tb_5f_CG25218-007.1" style:display-name="tb_CG25218-007.1" style:family="table-row">
      <style:table-row-properties fo:keep-together="auto"/>
    </style:style>
    <style:style style:name="tb_5f_CG25218-007.A1" style:display-name="tb_CG25218-007.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07.B1" style:display-name="tb_CG25218-007.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07.2" style:display-name="tb_CG25218-007.2" style:family="table-row">
      <style:table-row-properties fo:keep-together="always"/>
    </style:style>
    <style:style style:name="tb_5f_CG25218-007.A2" style:display-name="tb_CG25218-007.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07.B2" style:display-name="tb_CG25218-007.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08" style:display-name="tb_CG25218-008" style:family="table">
      <style:table-properties style:width="14.942cm" style:rel-width="90%" fo:margin-top="0cm" fo:margin-bottom="0.21cm" fo:break-before="auto" fo:break-after="auto" table:align="center" style:may-break-between-rows="true" table:border-model="collapsing"/>
    </style:style>
    <style:style style:name="tb_5f_CG25218-008.A" style:display-name="tb_CG25218-008.A" style:family="table-column">
      <style:table-column-properties style:column-width="3.734cm" style:rel-column-width="2130*"/>
    </style:style>
    <style:style style:name="tb_5f_CG25218-008.B" style:display-name="tb_CG25218-008.B" style:family="table-column">
      <style:table-column-properties style:column-width="11.208cm" style:rel-column-width="6393*"/>
    </style:style>
    <style:style style:name="tb_5f_CG25218-008.1" style:display-name="tb_CG25218-008.1" style:family="table-row">
      <style:table-row-properties fo:keep-together="auto"/>
    </style:style>
    <style:style style:name="tb_5f_CG25218-008.A1" style:display-name="tb_CG25218-008.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08.B1" style:display-name="tb_CG25218-008.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08.2" style:display-name="tb_CG25218-008.2" style:family="table-row">
      <style:table-row-properties fo:keep-together="always"/>
    </style:style>
    <style:style style:name="tb_5f_CG25218-008.A2" style:display-name="tb_CG25218-008.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08.B2" style:display-name="tb_CG25218-008.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09" style:display-name="tb_CG25218-009" style:family="table">
      <style:table-properties style:width="14.942cm" style:rel-width="90%" fo:margin-top="0cm" fo:margin-bottom="0.21cm" fo:break-before="auto" fo:break-after="auto" table:align="center" style:may-break-between-rows="true" table:border-model="collapsing"/>
    </style:style>
    <style:style style:name="tb_5f_CG25218-009.A" style:display-name="tb_CG25218-009.A" style:family="table-column">
      <style:table-column-properties style:column-width="3.736cm" style:rel-column-width="2225*"/>
    </style:style>
    <style:style style:name="tb_5f_CG25218-009.B" style:display-name="tb_CG25218-009.B" style:family="table-column">
      <style:table-column-properties style:column-width="11.206cm" style:rel-column-width="6676*"/>
    </style:style>
    <style:style style:name="tb_5f_CG25218-009.1" style:display-name="tb_CG25218-009.1" style:family="table-row">
      <style:table-row-properties fo:keep-together="auto"/>
    </style:style>
    <style:style style:name="tb_5f_CG25218-009.A1" style:display-name="tb_CG25218-009.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09.B1" style:display-name="tb_CG25218-009.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09.2" style:display-name="tb_CG25218-009.2" style:family="table-row">
      <style:table-row-properties fo:keep-together="always"/>
    </style:style>
    <style:style style:name="tb_5f_CG25218-009.A2" style:display-name="tb_CG25218-009.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09.B2" style:display-name="tb_CG25218-009.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10" style:display-name="tb_CG25218-010" style:family="table">
      <style:table-properties style:width="14.942cm" style:rel-width="90%" fo:margin-top="0cm" fo:margin-bottom="0.21cm" fo:break-before="auto" fo:break-after="auto" table:align="center" style:may-break-between-rows="true" table:border-model="collapsing"/>
    </style:style>
    <style:style style:name="tb_5f_CG25218-010.A" style:display-name="tb_CG25218-010.A" style:family="table-column">
      <style:table-column-properties style:column-width="3.736cm" style:rel-column-width="2225*"/>
    </style:style>
    <style:style style:name="tb_5f_CG25218-010.B" style:display-name="tb_CG25218-010.B" style:family="table-column">
      <style:table-column-properties style:column-width="11.206cm" style:rel-column-width="6676*"/>
    </style:style>
    <style:style style:name="tb_5f_CG25218-010.1" style:display-name="tb_CG25218-010.1" style:family="table-row">
      <style:table-row-properties fo:keep-together="auto"/>
    </style:style>
    <style:style style:name="tb_5f_CG25218-010.A1" style:display-name="tb_CG25218-01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10.B1" style:display-name="tb_CG25218-010.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10.2" style:display-name="tb_CG25218-010.2" style:family="table-row">
      <style:table-row-properties fo:keep-together="always"/>
    </style:style>
    <style:style style:name="tb_5f_CG25218-010.A2" style:display-name="tb_CG25218-01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10.B2" style:display-name="tb_CG25218-010.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11" style:display-name="tb_CG25218-011" style:family="table">
      <style:table-properties style:width="14.942cm" style:rel-width="90%" fo:margin-top="0cm" fo:margin-bottom="0.21cm" fo:break-before="auto" fo:break-after="auto" table:align="center" style:may-break-between-rows="true" table:border-model="collapsing"/>
    </style:style>
    <style:style style:name="tb_5f_CG25218-011.A" style:display-name="tb_CG25218-011.A" style:family="table-column">
      <style:table-column-properties style:column-width="3.736cm" style:rel-column-width="2225*"/>
    </style:style>
    <style:style style:name="tb_5f_CG25218-011.B" style:display-name="tb_CG25218-011.B" style:family="table-column">
      <style:table-column-properties style:column-width="11.206cm" style:rel-column-width="6676*"/>
    </style:style>
    <style:style style:name="tb_5f_CG25218-011.1" style:display-name="tb_CG25218-011.1" style:family="table-row">
      <style:table-row-properties fo:keep-together="auto"/>
    </style:style>
    <style:style style:name="tb_5f_CG25218-011.A1" style:display-name="tb_CG25218-01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11.B1" style:display-name="tb_CG25218-011.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11.2" style:display-name="tb_CG25218-011.2" style:family="table-row">
      <style:table-row-properties fo:keep-together="always"/>
    </style:style>
    <style:style style:name="tb_5f_CG25218-011.A2" style:display-name="tb_CG25218-01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11.B2" style:display-name="tb_CG25218-011.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12" style:display-name="tb_CG25218-012" style:family="table">
      <style:table-properties style:width="14.942cm" style:rel-width="90%" fo:margin-top="0cm" fo:margin-bottom="0.21cm" fo:break-before="auto" fo:break-after="auto" table:align="center" style:may-break-between-rows="true" table:border-model="collapsing"/>
    </style:style>
    <style:style style:name="tb_5f_CG25218-012.A" style:display-name="tb_CG25218-012.A" style:family="table-column">
      <style:table-column-properties style:column-width="3.736cm" style:rel-column-width="2225*"/>
    </style:style>
    <style:style style:name="tb_5f_CG25218-012.B" style:display-name="tb_CG25218-012.B" style:family="table-column">
      <style:table-column-properties style:column-width="11.206cm" style:rel-column-width="6676*"/>
    </style:style>
    <style:style style:name="tb_5f_CG25218-012.1" style:display-name="tb_CG25218-012.1" style:family="table-row">
      <style:table-row-properties fo:keep-together="auto"/>
    </style:style>
    <style:style style:name="tb_5f_CG25218-012.A1" style:display-name="tb_CG25218-01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12.B1" style:display-name="tb_CG25218-012.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12.2" style:display-name="tb_CG25218-012.2" style:family="table-row">
      <style:table-row-properties fo:keep-together="always"/>
    </style:style>
    <style:style style:name="tb_5f_CG25218-012.A2" style:display-name="tb_CG25218-01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12.B2" style:display-name="tb_CG25218-012.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13" style:display-name="tb_CG25218-013" style:family="table">
      <style:table-properties style:width="14.942cm" style:rel-width="90%" fo:margin-top="0cm" fo:margin-bottom="0.21cm" fo:break-before="auto" fo:break-after="auto" table:align="center" style:may-break-between-rows="true" table:border-model="collapsing"/>
    </style:style>
    <style:style style:name="tb_5f_CG25218-013.A" style:display-name="tb_CG25218-013.A" style:family="table-column">
      <style:table-column-properties style:column-width="3.734cm" style:rel-column-width="2248*"/>
    </style:style>
    <style:style style:name="tb_5f_CG25218-013.B" style:display-name="tb_CG25218-013.B" style:family="table-column">
      <style:table-column-properties style:column-width="11.208cm" style:rel-column-width="6747*"/>
    </style:style>
    <style:style style:name="tb_5f_CG25218-013.1" style:display-name="tb_CG25218-013.1" style:family="table-row">
      <style:table-row-properties fo:keep-together="auto"/>
    </style:style>
    <style:style style:name="tb_5f_CG25218-013.A1" style:display-name="tb_CG25218-01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13.B1" style:display-name="tb_CG25218-013.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13.2" style:display-name="tb_CG25218-013.2" style:family="table-row">
      <style:table-row-properties fo:keep-together="always"/>
    </style:style>
    <style:style style:name="tb_5f_CG25218-013.A2" style:display-name="tb_CG25218-01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13.B2" style:display-name="tb_CG25218-013.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14" style:display-name="tb_CG25218-014" style:family="table">
      <style:table-properties style:width="14.942cm" style:rel-width="90%" fo:margin-top="0cm" fo:margin-bottom="0.21cm" fo:break-before="auto" fo:break-after="auto" table:align="center" style:may-break-between-rows="true" table:border-model="collapsing"/>
    </style:style>
    <style:style style:name="tb_5f_CG25218-014.A" style:display-name="tb_CG25218-014.A" style:family="table-column">
      <style:table-column-properties style:column-width="3.736cm" style:rel-column-width="2225*"/>
    </style:style>
    <style:style style:name="tb_5f_CG25218-014.B" style:display-name="tb_CG25218-014.B" style:family="table-column">
      <style:table-column-properties style:column-width="11.206cm" style:rel-column-width="6676*"/>
    </style:style>
    <style:style style:name="tb_5f_CG25218-014.1" style:display-name="tb_CG25218-014.1" style:family="table-row">
      <style:table-row-properties fo:keep-together="auto"/>
    </style:style>
    <style:style style:name="tb_5f_CG25218-014.A1" style:display-name="tb_CG25218-014.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14.B1" style:display-name="tb_CG25218-014.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14.2" style:display-name="tb_CG25218-014.2" style:family="table-row">
      <style:table-row-properties fo:keep-together="always"/>
    </style:style>
    <style:style style:name="tb_5f_CG25218-014.A2" style:display-name="tb_CG25218-01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14.B2" style:display-name="tb_CG25218-014.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15" style:display-name="tb_CG25218-015" style:family="table">
      <style:table-properties style:width="14.942cm" style:rel-width="90%" fo:margin-top="0cm" fo:margin-bottom="0.21cm" fo:break-before="auto" fo:break-after="auto" table:align="center" style:may-break-between-rows="false" table:border-model="collapsing"/>
    </style:style>
    <style:style style:name="tb_5f_CG25218-015.A" style:display-name="tb_CG25218-015.A" style:family="table-column">
      <style:table-column-properties style:column-width="12.822cm" style:rel-column-width="7314*"/>
    </style:style>
    <style:style style:name="tb_5f_CG25218-015.B" style:display-name="tb_CG25218-015.B" style:family="table-column">
      <style:table-column-properties style:column-width="2.12cm" style:rel-column-width="1209*"/>
    </style:style>
    <style:style style:name="tb_5f_CG25218-015.1" style:display-name="tb_CG25218-015.1" style:family="table-row">
      <style:table-row-properties fo:keep-together="auto"/>
    </style:style>
    <style:style style:name="tb_5f_CG25218-015.A1" style:display-name="tb_CG25218-015.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15.B1" style:display-name="tb_CG25218-015.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15.A2" style:display-name="tb_CG25218-015.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15.B2" style:display-name="tb_CG25218-015.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15.3" style:display-name="tb_CG25218-015.3" style:family="table-row">
      <style:table-row-properties fo:keep-together="always"/>
    </style:style>
    <style:style style:name="tb_5f_CG25218-016" style:display-name="tb_CG25218-016" style:family="table">
      <style:table-properties style:width="14.942cm" style:rel-width="90%" fo:margin-top="0cm" fo:margin-bottom="0.21cm" fo:break-before="auto" fo:break-after="auto" table:align="center" style:may-break-between-rows="true" table:border-model="collapsing"/>
    </style:style>
    <style:style style:name="tb_5f_CG25218-016.A" style:display-name="tb_CG25218-016.A" style:family="table-column">
      <style:table-column-properties style:column-width="3.736cm" style:rel-column-width="2225*"/>
    </style:style>
    <style:style style:name="tb_5f_CG25218-016.B" style:display-name="tb_CG25218-016.B" style:family="table-column">
      <style:table-column-properties style:column-width="11.206cm" style:rel-column-width="6676*"/>
    </style:style>
    <style:style style:name="tb_5f_CG25218-016.1" style:display-name="tb_CG25218-016.1" style:family="table-row">
      <style:table-row-properties fo:keep-together="auto"/>
    </style:style>
    <style:style style:name="tb_5f_CG25218-016.A1" style:display-name="tb_CG25218-016.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16.B1" style:display-name="tb_CG25218-016.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16.2" style:display-name="tb_CG25218-016.2" style:family="table-row">
      <style:table-row-properties fo:keep-together="always"/>
    </style:style>
    <style:style style:name="tb_5f_CG25218-016.A2" style:display-name="tb_CG25218-016.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16.B2" style:display-name="tb_CG25218-016.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17" style:display-name="tb_CG25218-017" style:family="table">
      <style:table-properties style:width="14.942cm" style:rel-width="90%" fo:margin-top="0cm" fo:margin-bottom="0.21cm" fo:break-before="auto" fo:break-after="auto" table:align="center" style:may-break-between-rows="true" table:border-model="collapsing"/>
    </style:style>
    <style:style style:name="tb_5f_CG25218-017.A" style:display-name="tb_CG25218-017.A" style:family="table-column">
      <style:table-column-properties style:column-width="3.736cm" style:rel-column-width="2225*"/>
    </style:style>
    <style:style style:name="tb_5f_CG25218-017.B" style:display-name="tb_CG25218-017.B" style:family="table-column">
      <style:table-column-properties style:column-width="11.206cm" style:rel-column-width="6676*"/>
    </style:style>
    <style:style style:name="tb_5f_CG25218-017.1" style:display-name="tb_CG25218-017.1" style:family="table-row">
      <style:table-row-properties fo:keep-together="auto"/>
    </style:style>
    <style:style style:name="tb_5f_CG25218-017.A1" style:display-name="tb_CG25218-017.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17.B1" style:display-name="tb_CG25218-017.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17.2" style:display-name="tb_CG25218-017.2" style:family="table-row">
      <style:table-row-properties fo:keep-together="always"/>
    </style:style>
    <style:style style:name="tb_5f_CG25218-017.A2" style:display-name="tb_CG25218-017.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17.B2" style:display-name="tb_CG25218-017.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18" style:display-name="tb_CG25218-018"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CG25218-018.A" style:display-name="tb_CG25218-018.A" style:family="table-column">
      <style:table-column-properties style:column-width="3.736cm" style:rel-column-width="2225*"/>
    </style:style>
    <style:style style:name="tb_5f_CG25218-018.B" style:display-name="tb_CG25218-018.B" style:family="table-column">
      <style:table-column-properties style:column-width="11.206cm" style:rel-column-width="6676*"/>
    </style:style>
    <style:style style:name="tb_5f_CG25218-018.1" style:display-name="tb_CG25218-018.1" style:family="table-row">
      <style:table-row-properties fo:keep-together="auto"/>
    </style:style>
    <style:style style:name="tb_5f_CG25218-018.A1" style:display-name="tb_CG25218-018.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18.B1" style:display-name="tb_CG25218-018.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18.2" style:display-name="tb_CG25218-018.2" style:family="table-row">
      <style:table-row-properties fo:keep-together="always"/>
    </style:style>
    <style:style style:name="tb_5f_CG25218-018.A2" style:display-name="tb_CG25218-018.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18.B2" style:display-name="tb_CG25218-018.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18.11" style:display-name="tb_CG25218-018.11" style:family="table-row">
      <style:table-row-properties fo:background-color="transparent" fo:keep-together="always">
        <style:background-image/>
      </style:table-row-properties>
    </style:style>
    <style:style style:name="tb_5f_CG25218-019" style:display-name="tb_CG25218-019"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CG25218-019.A" style:display-name="tb_CG25218-019.A" style:family="table-column">
      <style:table-column-properties style:column-width="3.736cm" style:rel-column-width="2225*"/>
    </style:style>
    <style:style style:name="tb_5f_CG25218-019.B" style:display-name="tb_CG25218-019.B" style:family="table-column">
      <style:table-column-properties style:column-width="11.206cm" style:rel-column-width="6676*"/>
    </style:style>
    <style:style style:name="tb_5f_CG25218-019.1" style:display-name="tb_CG25218-019.1" style:family="table-row">
      <style:table-row-properties fo:keep-together="auto"/>
    </style:style>
    <style:style style:name="tb_5f_CG25218-019.A1" style:display-name="tb_CG25218-019.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19.B1" style:display-name="tb_CG25218-019.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19.2" style:display-name="tb_CG25218-019.2" style:family="table-row">
      <style:table-row-properties fo:keep-together="always"/>
    </style:style>
    <style:style style:name="tb_5f_CG25218-019.A2" style:display-name="tb_CG25218-019.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19.B2" style:display-name="tb_CG25218-019.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20" style:display-name="tb_CG25218-020" style:family="table">
      <style:table-properties style:width="14.942cm" style:rel-width="90%" fo:margin-top="0cm" fo:margin-bottom="0.21cm" fo:break-before="auto" fo:break-after="auto" table:align="center" style:may-break-between-rows="true" table:border-model="collapsing"/>
    </style:style>
    <style:style style:name="tb_5f_CG25218-020.A" style:display-name="tb_CG25218-020.A" style:family="table-column">
      <style:table-column-properties style:column-width="3.736cm" style:rel-column-width="2225*"/>
    </style:style>
    <style:style style:name="tb_5f_CG25218-020.B" style:display-name="tb_CG25218-020.B" style:family="table-column">
      <style:table-column-properties style:column-width="11.206cm" style:rel-column-width="6676*"/>
    </style:style>
    <style:style style:name="tb_5f_CG25218-020.1" style:display-name="tb_CG25218-020.1" style:family="table-row">
      <style:table-row-properties fo:keep-together="auto"/>
    </style:style>
    <style:style style:name="tb_5f_CG25218-020.A1" style:display-name="tb_CG25218-02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20.B1" style:display-name="tb_CG25218-020.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20.2" style:display-name="tb_CG25218-020.2" style:family="table-row">
      <style:table-row-properties fo:keep-together="always"/>
    </style:style>
    <style:style style:name="tb_5f_CG25218-020.A2" style:display-name="tb_CG25218-02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20.B2" style:display-name="tb_CG25218-020.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21" style:display-name="tb_CG25218-021" style:family="table">
      <style:table-properties style:width="14.942cm" style:rel-width="90%" fo:margin-top="0cm" fo:margin-bottom="0.21cm" fo:break-before="auto" fo:break-after="auto" table:align="center" style:may-break-between-rows="true" table:border-model="collapsing"/>
    </style:style>
    <style:style style:name="tb_5f_CG25218-021.A" style:display-name="tb_CG25218-021.A" style:family="table-column">
      <style:table-column-properties style:column-width="3.736cm" style:rel-column-width="2225*"/>
    </style:style>
    <style:style style:name="tb_5f_CG25218-021.B" style:display-name="tb_CG25218-021.B" style:family="table-column">
      <style:table-column-properties style:column-width="11.206cm" style:rel-column-width="6676*"/>
    </style:style>
    <style:style style:name="tb_5f_CG25218-021.1" style:display-name="tb_CG25218-021.1" style:family="table-row">
      <style:table-row-properties fo:keep-together="auto"/>
    </style:style>
    <style:style style:name="tb_5f_CG25218-021.A1" style:display-name="tb_CG25218-02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21.B1" style:display-name="tb_CG25218-021.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21.2" style:display-name="tb_CG25218-021.2" style:family="table-row">
      <style:table-row-properties fo:keep-together="always"/>
    </style:style>
    <style:style style:name="tb_5f_CG25218-021.A2" style:display-name="tb_CG25218-02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21.B2" style:display-name="tb_CG25218-021.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22" style:display-name="tb_CG25218-022" style:family="table">
      <style:table-properties style:width="14.942cm" style:rel-width="90%" fo:margin-top="0cm" fo:margin-bottom="0.21cm" fo:break-before="auto" fo:break-after="auto" table:align="center" style:may-break-between-rows="true" table:border-model="collapsing"/>
    </style:style>
    <style:style style:name="tb_5f_CG25218-022.A" style:display-name="tb_CG25218-022.A" style:family="table-column">
      <style:table-column-properties style:column-width="3.736cm" style:rel-column-width="2225*"/>
    </style:style>
    <style:style style:name="tb_5f_CG25218-022.B" style:display-name="tb_CG25218-022.B" style:family="table-column">
      <style:table-column-properties style:column-width="11.206cm" style:rel-column-width="6676*"/>
    </style:style>
    <style:style style:name="tb_5f_CG25218-022.1" style:display-name="tb_CG25218-022.1" style:family="table-row">
      <style:table-row-properties fo:keep-together="auto"/>
    </style:style>
    <style:style style:name="tb_5f_CG25218-022.A1" style:display-name="tb_CG25218-02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22.B1" style:display-name="tb_CG25218-022.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22.2" style:display-name="tb_CG25218-022.2" style:family="table-row">
      <style:table-row-properties fo:keep-together="always"/>
    </style:style>
    <style:style style:name="tb_5f_CG25218-022.A2" style:display-name="tb_CG25218-02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22.B2" style:display-name="tb_CG25218-022.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23" style:display-name="tb_CG25218-023" style:family="table">
      <style:table-properties style:width="14.942cm" style:rel-width="90%" fo:margin-top="0cm" fo:margin-bottom="0.21cm" fo:break-before="auto" fo:break-after="auto" table:align="center" style:may-break-between-rows="true" table:border-model="collapsing"/>
    </style:style>
    <style:style style:name="tb_5f_CG25218-023.A" style:display-name="tb_CG25218-023.A" style:family="table-column">
      <style:table-column-properties style:column-width="3.891cm" style:rel-column-width="2318*"/>
    </style:style>
    <style:style style:name="tb_5f_CG25218-023.B" style:display-name="tb_CG25218-023.B" style:family="table-column">
      <style:table-column-properties style:column-width="11.051cm" style:rel-column-width="6583*"/>
    </style:style>
    <style:style style:name="tb_5f_CG25218-023.1" style:display-name="tb_CG25218-023.1" style:family="table-row">
      <style:table-row-properties fo:keep-together="auto"/>
    </style:style>
    <style:style style:name="tb_5f_CG25218-023.A1" style:display-name="tb_CG25218-02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23.B1" style:display-name="tb_CG25218-023.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23.2" style:display-name="tb_CG25218-023.2" style:family="table-row">
      <style:table-row-properties fo:keep-together="always"/>
    </style:style>
    <style:style style:name="tb_5f_CG25218-023.A2" style:display-name="tb_CG25218-02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23.B2" style:display-name="tb_CG25218-023.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24" style:display-name="tb_CG25218-024" style:family="table">
      <style:table-properties style:width="14.942cm" style:rel-width="90%" fo:margin-top="0cm" fo:margin-bottom="0.21cm" fo:break-before="auto" fo:break-after="auto" table:align="center" style:may-break-between-rows="true" table:border-model="collapsing"/>
    </style:style>
    <style:style style:name="tb_5f_CG25218-024.A" style:display-name="tb_CG25218-024.A" style:family="table-column">
      <style:table-column-properties style:column-width="3.736cm" style:rel-column-width="2225*"/>
    </style:style>
    <style:style style:name="tb_5f_CG25218-024.B" style:display-name="tb_CG25218-024.B" style:family="table-column">
      <style:table-column-properties style:column-width="11.206cm" style:rel-column-width="6676*"/>
    </style:style>
    <style:style style:name="tb_5f_CG25218-024.1" style:display-name="tb_CG25218-024.1" style:family="table-row">
      <style:table-row-properties fo:keep-together="auto"/>
    </style:style>
    <style:style style:name="tb_5f_CG25218-024.A1" style:display-name="tb_CG25218-024.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24.B1" style:display-name="tb_CG25218-024.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24.2" style:display-name="tb_CG25218-024.2" style:family="table-row">
      <style:table-row-properties fo:keep-together="always"/>
    </style:style>
    <style:style style:name="tb_5f_CG25218-024.A2" style:display-name="tb_CG25218-02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24.B2" style:display-name="tb_CG25218-024.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25" style:display-name="tb_CG25218-025" style:family="table">
      <style:table-properties style:width="14.942cm" style:rel-width="90%" fo:margin-top="0cm" fo:margin-bottom="0.21cm" fo:break-before="auto" fo:break-after="auto" table:align="center" style:may-break-between-rows="true" table:border-model="collapsing"/>
    </style:style>
    <style:style style:name="tb_5f_CG25218-025.A" style:display-name="tb_CG25218-025.A" style:family="table-column">
      <style:table-column-properties style:column-width="3.736cm" style:rel-column-width="2225*"/>
    </style:style>
    <style:style style:name="tb_5f_CG25218-025.B" style:display-name="tb_CG25218-025.B" style:family="table-column">
      <style:table-column-properties style:column-width="11.206cm" style:rel-column-width="6676*"/>
    </style:style>
    <style:style style:name="tb_5f_CG25218-025.1" style:display-name="tb_CG25218-025.1" style:family="table-row">
      <style:table-row-properties fo:keep-together="auto"/>
    </style:style>
    <style:style style:name="tb_5f_CG25218-025.A1" style:display-name="tb_CG25218-025.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25.B1" style:display-name="tb_CG25218-025.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25.2" style:display-name="tb_CG25218-025.2" style:family="table-row">
      <style:table-row-properties fo:keep-together="always"/>
    </style:style>
    <style:style style:name="tb_5f_CG25218-025.A2" style:display-name="tb_CG25218-025.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25.B2" style:display-name="tb_CG25218-025.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26" style:display-name="tb_CG25218-026" style:family="table">
      <style:table-properties style:width="14.942cm" style:rel-width="90%" fo:margin-top="0cm" fo:margin-bottom="0.21cm" fo:break-before="auto" fo:break-after="auto" table:align="center" style:may-break-between-rows="true" table:border-model="collapsing"/>
    </style:style>
    <style:style style:name="tb_5f_CG25218-026.A" style:display-name="tb_CG25218-026.A" style:family="table-column">
      <style:table-column-properties style:column-width="3.736cm" style:rel-column-width="2225*"/>
    </style:style>
    <style:style style:name="tb_5f_CG25218-026.B" style:display-name="tb_CG25218-026.B" style:family="table-column">
      <style:table-column-properties style:column-width="11.206cm" style:rel-column-width="6676*"/>
    </style:style>
    <style:style style:name="tb_5f_CG25218-026.1" style:display-name="tb_CG25218-026.1" style:family="table-row">
      <style:table-row-properties fo:keep-together="auto"/>
    </style:style>
    <style:style style:name="tb_5f_CG25218-026.A1" style:display-name="tb_CG25218-026.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26.B1" style:display-name="tb_CG25218-026.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26.2" style:display-name="tb_CG25218-026.2" style:family="table-row">
      <style:table-row-properties fo:keep-together="always"/>
    </style:style>
    <style:style style:name="tb_5f_CG25218-026.A2" style:display-name="tb_CG25218-026.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26.B2" style:display-name="tb_CG25218-026.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27" style:display-name="tb_CG25218-027" style:family="table">
      <style:table-properties style:width="14.942cm" style:rel-width="90%" fo:margin-top="0cm" fo:margin-bottom="0.21cm" fo:break-before="auto" fo:break-after="auto" table:align="center" style:may-break-between-rows="true" table:border-model="collapsing"/>
    </style:style>
    <style:style style:name="tb_5f_CG25218-027.A" style:display-name="tb_CG25218-027.A" style:family="table-column">
      <style:table-column-properties style:column-width="3.736cm" style:rel-column-width="2225*"/>
    </style:style>
    <style:style style:name="tb_5f_CG25218-027.B" style:display-name="tb_CG25218-027.B" style:family="table-column">
      <style:table-column-properties style:column-width="11.206cm" style:rel-column-width="6676*"/>
    </style:style>
    <style:style style:name="tb_5f_CG25218-027.1" style:display-name="tb_CG25218-027.1" style:family="table-row">
      <style:table-row-properties fo:keep-together="auto"/>
    </style:style>
    <style:style style:name="tb_5f_CG25218-027.A1" style:display-name="tb_CG25218-027.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27.B1" style:display-name="tb_CG25218-027.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27.2" style:display-name="tb_CG25218-027.2" style:family="table-row">
      <style:table-row-properties fo:keep-together="always"/>
    </style:style>
    <style:style style:name="tb_5f_CG25218-027.A2" style:display-name="tb_CG25218-027.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27.B2" style:display-name="tb_CG25218-027.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28" style:display-name="tb_CG25218-028" style:family="table">
      <style:table-properties style:width="14.942cm" style:rel-width="90%" fo:margin-top="0cm" fo:margin-bottom="0.21cm" fo:break-before="auto" fo:break-after="auto" table:align="center" style:may-break-between-rows="true" table:border-model="collapsing"/>
    </style:style>
    <style:style style:name="tb_5f_CG25218-028.A" style:display-name="tb_CG25218-028.A" style:family="table-column">
      <style:table-column-properties style:column-width="3.736cm" style:rel-column-width="2225*"/>
    </style:style>
    <style:style style:name="tb_5f_CG25218-028.B" style:display-name="tb_CG25218-028.B" style:family="table-column">
      <style:table-column-properties style:column-width="11.206cm" style:rel-column-width="6676*"/>
    </style:style>
    <style:style style:name="tb_5f_CG25218-028.1" style:display-name="tb_CG25218-028.1" style:family="table-row">
      <style:table-row-properties fo:keep-together="auto"/>
    </style:style>
    <style:style style:name="tb_5f_CG25218-028.A1" style:display-name="tb_CG25218-028.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28.B1" style:display-name="tb_CG25218-028.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28.2" style:display-name="tb_CG25218-028.2" style:family="table-row">
      <style:table-row-properties fo:keep-together="always"/>
    </style:style>
    <style:style style:name="tb_5f_CG25218-028.A2" style:display-name="tb_CG25218-028.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28.B2" style:display-name="tb_CG25218-028.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style:style>
    <style:style style:name="P2" style:family="paragraph" style:parent-style-name="Table_20_Contents">
      <style:text-properties officeooo:rsid="0130570f" officeooo:paragraph-rsid="0130570f"/>
    </style:style>
    <style:style style:name="P3" style:family="paragraph" style:parent-style-name="Table_20_Heading">
      <style:paragraph-properties style:vertical-align="middle"/>
    </style:style>
    <style:style style:name="P4" style:family="paragraph" style:parent-style-name="Table_20_Contents">
      <style:paragraph-properties style:vertical-align="middle"/>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draw:frame draw:style-name="fr1" draw:name=" LibreOffice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5.2</text:user-defined></text:p>
      </text:section>
      <text:section text:style-name="Sect1" text:name="SEC_TITLE">
        <text:p text:style-name="Title">Appendix A <text:line-break/>Keyboard Shortcuts</text:p>
        <text:p text:style-name="Subtitle"/>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5</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b_CG25218-000" table:style-name="tb_5f_CG25218-000">
            <table:table-column table:style-name="tb_5f_CG25218-000.A" table:number-columns-repeated="3"/>
            <table:table-row>
              <table:table-cell office:value-type="string">
                <text:p text:style-name="Table_20_Contents">Olivier Hallot</text:p>
              </table:table-cell>
              <table:table-cell office:value-type="string">
                <text:p text:style-name="P2">Ed Olson</text:p>
              </table:table-cell>
              <table:table-cell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b_CG25218-001" table:style-name="tb_5f_CG25218-001">
            <table:table-column table:style-name="tb_5f_CG25218-001.A" table:number-columns-repeated="3"/>
            <table:table-row>
              <table:table-cell table:style-name="tb_5f_CG25218-001.A1" office:value-type="string">
                <text:p text:style-name="Table_20_Contents">Barbara Duprey</text:p>
              </table:table-cell>
              <table:table-cell table:style-name="tb_5f_CG25218-001.A1" office:value-type="string">
                <text:p text:style-name="Table_20_Contents">Jean Hollis Weber</text:p>
              </table:table-cell>
              <table:table-cell table:style-name="tb_5f_CG25218-001.A1" office:value-type="string">
                <text:p text:style-name="Table_20_Contents">Simon Brydon</text:p>
              </table:table-cell>
            </table:table-row>
            <table:table-row>
              <table:table-cell table:style-name="tb_5f_CG25218-001.A1" office:value-type="string">
                <text:p text:style-name="Table_20_Contents">Richard Barnes</text:p>
              </table:table-cell>
              <table:table-cell table:style-name="tb_5f_CG25218-001.A1" office:value-type="string">
                <text:p text:style-name="Table_20_Contents">Peter Kupfer</text:p>
              </table:table-cell>
              <table:table-cell table:style-name="tb_5f_CG25218-001.A1" office:value-type="string">
                <text:p text:style-name="Table_20_Contents">Iain Roberts</text:p>
              </table:table-cell>
            </table:table-row>
            <table:table-row>
              <table:table-cell table:style-name="tb_5f_CG25218-001.A1" office:value-type="string">
                <text:p text:style-name="Table_20_Contents">Magnus Adielsson</text:p>
              </table:table-cell>
              <table:table-cell table:style-name="tb_5f_CG25218-001.A1" office:value-type="string">
                <text:p text:style-name="Table_20_Contents">Sandeep Samuel Medikonda</text:p>
              </table:table-cell>
              <table:table-cell table:style-name="tb_5f_CG25218-001.A1" office:value-type="string">
                <text:p text:style-name="Table_20_Contents">Zachary Parliman</text:p>
              </table:table-cell>
            </table:table-row>
            <table:table-row>
              <table:table-cell table:style-name="tb_5f_CG25218-001.A1" office:value-type="string">
                <text:p text:style-name="Table_20_Contents">Steve Fanning</text:p>
              </table:table-cell>
              <table:table-cell table:style-name="tb_5f_CG25218-001.A1" office:value-type="string">
                <text:p text:style-name="Table_20_Contents">Drew Jensen</text:p>
              </table:table-cell>
              <table:table-cell table:style-name="tb_5f_CG25218-001.A1" office:value-type="string">
                <text:p text:style-name="Table_20_Contents">Gordon Bates</text:p>
              </table:table-cell>
            </table:table-row>
            <table:table-row>
              <table:table-cell table:style-name="tb_5f_CG25218-001.A1" office:value-type="string">
                <text:p text:style-name="Table_20_Contents">Kees Kriek</text:p>
              </table:table-cell>
              <table:table-cell table:style-name="tb_5f_CG25218-001.A1" office:value-type="string">
                <text:p text:style-name="Table_20_Contents">Felipe Viggiano</text:p>
              </table:table-cell>
              <table:table-cell table:style-name="tb_5f_CG25218-001.A1" office:value-type="string">
                <text:p text:style-name="Table_20_Contents">Rafael Lima</text:p>
              </table:table-cell>
            </table:table-row>
            <table:table-row>
              <table:table-cell table:style-name="tb_5f_CG25218-001.A1" office:value-type="string">
                <text:p text:style-name="Table_20_Contents">‍Skip Masonsmith</text:p>
              </table:table-cell>
              <table:table-cell table:style-name="tb_5f_CG25218-001.A1" office:value-type="string">
                <text:p text:style-name="Table_20_Contents">Olivier Hallot</text:p>
              </table:table-cell>
              <table:table-cell table:style-name="tb_5f_CG25218-001.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1208712078"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user-defined style:data-style-name="N0" text:name="Month">June</text:user-defined><text:s/><text:user-defined style:data-style-name="N0" text:name="Year">2025</text:user-defined>. Based on LibreOffice <text:user-defined style:data-style-name="N0" text:name="LibreOffice Version">25.2</text:user-defined><text:s/>Community.<text:line-break/>Other versions of LibreOffice may differ in appearance and functionality.</text:p>
          <text:p text:style-name="Text_20_body"/>
        </text:section>
        <text:h text:style-name="Heading_20_1_20_First" text:outline-level="1"><text:bookmark-start text:name="__RefHeading___Toc3129_3463906016"/>Introduction<text:bookmark-end text:name="__RefHeading___Toc3129_3463906016"/></text:h>
        <text:p text:style-name="Text_20_body">You can use Calc without a pointing device, such as a mouse or touchpad, by using keyboard shortcuts. This appendix provides a comprehensive reference list of the available built-in shortcuts, which you can browse to find ones that may be useful in your daily work.</text:p>
        <text:p text:style-name="Text_20_body">When you first install LibreOffice, a default set of Calc keyboard shortcuts is available. These are described in this chapter, assuming no customization. When using Calc, you can discover shortcuts for common interactions by observing the key sequences identified on the menu options and in the tooltips of toolbar icons. You can also explore a more comprehensive list of shortcuts by viewing the <text:span text:style-name="Emphasis">Keyboard</text:span> tab of the Customize dialog (<text:span text:style-name="Strong_20_Emphasis">Tools &gt; Customize)</text:span>.</text:p>
        <text:p text:style-name="Text_20_body">Further information about many individual key combinations can be found throughout the chapters of this guide and in the Help system.</text:p>
        <text:p text:style-name="Text_20_body">You can define your own shortcuts or change existing shortcuts by going to <text:span text:style-name="Strong_20_Emphasis">Tools &gt; Customize &gt; Keyboard</text:span> on the Menu bar. See Chapter 16, Setting up and Customizing, for further instructions. Some shortcuts cannot be re-assigned; these are identified in the “<text:bookmark-ref text:reference-format="text" text:ref-name="__RefHeading___Toc3139_3463906016">Keyboard shortcuts that cannot be modified</text:bookmark-ref>” sections on pages <text:bookmark-ref text:reference-format="page" text:ref-name="__RefHeading___Toc3139_3463906016">11</text:bookmark-ref><text:s/>(Windows / Linux) and <text:bookmark-ref text:reference-format="page" text:ref-name="__RefHeading___Toc3139_34639060161">19</text:bookmark-ref><text:s/>(macOS).</text:p>
        <text:list text:style-name="Heading_20_Caution">
          <text:list-item>
            <text:p text:style-name="Heading_20_Caution">Caution</text:p>
          </text:list-item>
        </text:list>
        <text:p text:style-name="Body_20_Text_2c__20_Note">Be careful when reassigning predefined shortcuts. Although you can reset shortcut keys back to LibreOffice defaults, changing common hotkeys, such as <text:span text:style-name="Keystroke">F1</text:span> for Help, can cause confusion and frustration, especially if other users share your computer.</text:p>
        <text:list xml:id="list181252476528794" text:continue-list="list1208712078" text:style-name="Heading_20_Note">
          <text:list-item>
            <text:p text:style-name="Heading_20_Note">Note</text:p>
          </text:list-item>
        </text:list>
        <text:p text:style-name="Body_20_Text_2c__20_Note">Different operating systems may allocate particular keys to operating system functions and, in such cases, those keys may not perform the Calc functions described in this appendix.</text:p>
        <text:p text:style-name="Body_20_Text_2c__20_Note">For example, the <text:span text:style-name="Keystroke">F1</text:span> function key may be used to put your Windows computer into a sleep / hibernation mode and so cannot be used to access the Calc Help system. For some macOS versions, the <text:span text:style-name="Keystroke">Cmd</text:span>+<text:span text:style-name="Keystroke">F5</text:span> key sequence is used by macOS to display its VoiceOver dialog and so cannot be used to control the display of Calc’s Sidebar. Similarly the <text:span text:style-name="Keystroke">Shift</text:span>+<text:span text:style-name="Keystroke">F11</text:span> key sequence may be used by macOS to show its desktop and so cannot be used to access Calc’s Save as Template dialog.</text:p>
        <text:p text:style-name="Body_20_Text_2c__20_Note">Check your computer system’s documentation to determine which key presses are used by the operating system and hence cannot carry out Calc functions.</text:p>
        <text:p text:style-name="Text_20_body">The remainder of this chapter is in two main sections, one listing the keyboard shortcuts available in the Windows and Linux environments, and the other listing the macOS keyboard shortcuts.</text:p>
        <text:h text:style-name="Heading_20_1" text:outline-level="1"><text:bookmark-start text:name="__RefHeading___Toc2967_4423042"/><text:alphabetical-index-mark text:string-value="Windows / Linux" text:key1="keyboard shortcuts"/><text:alphabetical-index-mark text:string-value="Windows keyboard shortcuts"/><text:alphabetical-index-mark text:string-value="Linux keyboard shortcuts"/>Windows / Linux keyboard shortcuts<text:bookmark-end text:name="__RefHeading___Toc2967_4423042"/></text:h>
        <text:list text:continue-numbering="true" text:style-name="Heading_20_Note">
          <text:list-item>
            <text:p text:style-name="Heading_20_Note">Note</text:p>
          </text:list-item>
        </text:list>
        <text:p text:style-name="Body_20_Text_2c__20_Note">Many of the keyboard shortcuts in this section use the <text:span text:style-name="Keystroke">Ctrl</text:span> key. Some keyboards have two <text:span text:style-name="Keystroke">Ctrl</text:span> keys and in that case you may need to experiment to identify which of the two keys to use.</text:p>
        <text:h text:style-name="Heading_20_2" text:outline-level="2"><text:bookmark-start text:name="__RefHeading___Toc3131_3463906016"/><text:soft-page-break/>Keyboard shortcuts for Menu bar options and toolbars<text:bookmark-end text:name="__RefHeading___Toc3131_3463906016"/></text:h>
        <text:p text:style-name="Text_20_body">Tables <text:sequence-ref text:reference-format="value" text:ref-name="refTable0">1</text:sequence-ref><text:s/>to <text:sequence-ref text:reference-format="value" text:ref-name="refTable3">4</text:sequence-ref><text:s/>list Calc keyboard shortcuts that can be used instead of the options on the Menu bar, the Standard toolbar, or the Formatting toolbar. The toolbars are assumed to contain the initial default set of icons, without any user customization.</text:p>
        <text:p text:style-name="Table">Table <text:sequence text:ref-name="refTable0" text:name="Table" text:formula="ooow:Table+1" style:num-format="1">1</text:sequence>: Function key shortcuts for menu and toolbar options</text:p>
        <table:table table:name="tb_CG25218-002" table:style-name="tb_5f_CG25218-002" table:template-name="LO User Guides">
          <table:table-column table:style-name="tb_5f_CG25218-002.A"/>
          <table:table-column table:style-name="tb_5f_CG25218-002.B"/>
          <table:table-header-rows>
            <table:table-row table:style-name="tb_5f_CG25218-002.1">
              <table:table-cell table:style-name="tb_5f_CG25218-002.A1" office:value-type="string">
                <text:p text:style-name="P3">Windows / Linux</text:p>
              </table:table-cell>
              <table:table-cell table:style-name="tb_5f_CG25218-002.B1" office:value-type="string">
                <text:p text:style-name="P3">Equivalent Menu bar / toolbar option</text:p>
              </table:table-cell>
            </table:table-row>
          </table:table-header-rows>
          <table:table-row table:style-name="tb_5f_CG25218-002.2">
            <table:table-cell table:style-name="tb_5f_CG25218-002.A2" office:value-type="string">
              <text:p text:style-name="P4"><text:span text:style-name="Keystroke">F1</text:span></text:p>
            </table:table-cell>
            <table:table-cell table:style-name="tb_5f_CG25218-002.B2" office:value-type="string">
              <text:p text:style-name="P4"><text:span text:style-name="Strong_20_Emphasis">Help &gt; LibreOffice Help.</text:span></text:p>
            </table:table-cell>
          </table:table-row>
          <table:table-row table:style-name="tb_5f_CG25218-002.2">
            <table:table-cell table:style-name="tb_5f_CG25218-002.A2" office:value-type="string">
              <text:p text:style-name="P4"><text:span text:style-name="Keystroke">F2</text:span></text:p>
            </table:table-cell>
            <table:table-cell table:style-name="tb_5f_CG25218-002.B2" office:value-type="string">
              <text:p text:style-name="P4"><text:span text:style-name="Strong_20_Emphasis">Edit &gt; Cell Edit Mode.</text:span></text:p>
            </table:table-cell>
          </table:table-row>
          <table:table-row table:style-name="tb_5f_CG25218-002.2">
            <table:table-cell table:style-name="tb_5f_CG25218-002.A2" office:value-type="string">
              <text:p text:style-name="P4"><text:span text:style-name="Keystroke">Ctrl</text:span>+<text:span text:style-name="Keystroke">F2</text:span></text:p>
            </table:table-cell>
            <table:table-cell table:style-name="tb_5f_CG25218-002.B2" office:value-type="string">
              <text:p text:style-name="P4"><text:span text:style-name="Strong_20_Emphasis">Insert &gt; Function.</text:span></text:p>
            </table:table-cell>
          </table:table-row>
          <table:table-row table:style-name="tb_5f_CG25218-002.2">
            <table:table-cell table:style-name="tb_5f_CG25218-002.A2" office:value-type="string">
              <text:p text:style-name="P4"><text:span text:style-name="Keystroke">Ctrl</text:span>+<text:span text:style-name="Keystroke">F3</text:span></text:p>
            </table:table-cell>
            <table:table-cell table:style-name="tb_5f_CG25218-002.B2" office:value-type="string">
              <text:p text:style-name="P4"><text:span text:style-name="Strong_20_Emphasis">Sheet &gt; Named Ranges and Expressions &gt; Manage.</text:span></text:p>
            </table:table-cell>
          </table:table-row>
          <table:table-row table:style-name="tb_5f_CG25218-002.2">
            <table:table-cell table:style-name="tb_5f_CG25218-002.A2" office:value-type="string">
              <text:p text:style-name="P4"><text:span text:style-name="Keystroke">Shift</text:span>+<text:span text:style-name="Keystroke">F3</text:span></text:p>
            </table:table-cell>
            <table:table-cell table:style-name="tb_5f_CG25218-002.B2" office:value-type="string">
              <text:p text:style-name="P4"><text:span text:style-name="Strong_20_Emphasis">Format &gt; Text &gt; Cycle Case.</text:span></text:p>
            </table:table-cell>
          </table:table-row>
          <table:table-row table:style-name="tb_5f_CG25218-002.2">
            <table:table-cell table:style-name="tb_5f_CG25218-002.A2" office:value-type="string">
              <text:p text:style-name="P4"><text:span text:style-name="Keystroke">F4</text:span></text:p>
            </table:table-cell>
            <table:table-cell table:style-name="tb_5f_CG25218-002.B2" office:value-type="string">
              <text:p text:style-name="P4"><text:span text:style-name="Strong_20_Emphasis">Sheet &gt; Cycle Cell Reference Types.</text:span></text:p>
            </table:table-cell>
          </table:table-row>
          <table:table-row table:style-name="tb_5f_CG25218-002.2">
            <table:table-cell table:style-name="tb_5f_CG25218-002.A2" office:value-type="string">
              <text:p text:style-name="P4"><text:span text:style-name="Keystroke">Ctrl</text:span>+<text:span text:style-name="Keystroke">Shift</text:span>+<text:span text:style-name="Keystroke">F4</text:span></text:p>
            </table:table-cell>
            <table:table-cell table:style-name="tb_5f_CG25218-002.B2" office:value-type="string">
              <text:p text:style-name="P4"><text:span text:style-name="Strong_20_Emphasis">View &gt; Data Sources.</text:span></text:p>
            </table:table-cell>
          </table:table-row>
          <table:table-row table:style-name="tb_5f_CG25218-002.2">
            <table:table-cell table:style-name="tb_5f_CG25218-002.A2" office:value-type="string">
              <text:p text:style-name="P4"><text:span text:style-name="Keystroke">F5</text:span></text:p>
            </table:table-cell>
            <table:table-cell table:style-name="tb_5f_CG25218-002.B2" office:value-type="string">
              <text:p text:style-name="P4"><text:span text:style-name="Strong_20_Emphasis">View &gt; Navigator.</text:span></text:p>
            </table:table-cell>
          </table:table-row>
          <table:table-row table:style-name="tb_5f_CG25218-002.2">
            <table:table-cell table:style-name="tb_5f_CG25218-002.A2" office:value-type="string">
              <text:p text:style-name="P4"><text:span text:style-name="Keystroke">Ctrl</text:span>+<text:span text:style-name="Keystroke">F5</text:span></text:p>
            </table:table-cell>
            <table:table-cell table:style-name="tb_5f_CG25218-002.B2" office:value-type="string">
              <text:p text:style-name="P4"><text:span text:style-name="Strong_20_Emphasis">View &gt; Sidebar.</text:span></text:p>
            </table:table-cell>
          </table:table-row>
          <table:table-row table:style-name="tb_5f_CG25218-002.2">
            <table:table-cell table:style-name="tb_5f_CG25218-002.A2" office:value-type="string">
              <text:p text:style-name="P4"><text:span text:style-name="Keystroke">Shift</text:span>+<text:span text:style-name="Keystroke">F5</text:span></text:p>
            </table:table-cell>
            <table:table-cell table:style-name="tb_5f_CG25218-002.B2" office:value-type="string">
              <text:p text:style-name="P4"><text:span text:style-name="Strong_20_Emphasis">Tools &gt; Detective &gt; Trace Dependents.</text:span></text:p>
            </table:table-cell>
          </table:table-row>
          <table:table-row table:style-name="tb_5f_CG25218-002.2">
            <table:table-cell table:style-name="tb_5f_CG25218-002.A2" office:value-type="string">
              <text:p text:style-name="P4"><text:span text:style-name="Keystroke">F7</text:span></text:p>
            </table:table-cell>
            <table:table-cell table:style-name="tb_5f_CG25218-002.B2" office:value-type="string">
              <text:p text:style-name="P4"><text:span text:style-name="Strong_20_Emphasis">Tools &gt; Spelling.</text:span></text:p>
              <text:p text:style-name="P4"><text:span text:style-name="Strong_20_Emphasis">Spelling</text:span> icon on the Standard toolbar.</text:p>
            </table:table-cell>
          </table:table-row>
          <table:table-row table:style-name="tb_5f_CG25218-002.2">
            <table:table-cell table:style-name="tb_5f_CG25218-002.A2" office:value-type="string">
              <text:p text:style-name="P4"><text:span text:style-name="Keystroke">Ctrl</text:span>+<text:span text:style-name="Keystroke">F7</text:span></text:p>
            </table:table-cell>
            <table:table-cell table:style-name="tb_5f_CG25218-002.B2" office:value-type="string">
              <text:p text:style-name="P4"><text:span text:style-name="Strong_20_Emphasis">Tools &gt; Thesaurus.</text:span></text:p>
            </table:table-cell>
          </table:table-row>
          <table:table-row table:style-name="tb_5f_CG25218-002.2">
            <table:table-cell table:style-name="tb_5f_CG25218-002.A2" office:value-type="string">
              <text:p text:style-name="P4"><text:span text:style-name="Keystroke">Ctrl</text:span>+<text:span text:style-name="Keystroke">Shift</text:span>+<text:span text:style-name="Keystroke">F7</text:span></text:p>
            </table:table-cell>
            <table:table-cell table:style-name="tb_5f_CG25218-002.B2" office:value-type="string">
              <text:p text:style-name="P4"><text:span text:style-name="Strong_20_Emphasis">Tools &gt; Language &gt; Hangul/Hanja Conversion</text:span>. The availability of this menu option depends on selections on <text:span text:style-name="Strong_20_Emphasis">Tools &gt; Options &gt; Language Setting &gt; Languages.</text:span></text:p>
            </table:table-cell>
          </table:table-row>
          <table:table-row table:style-name="tb_5f_CG25218-002.2">
            <table:table-cell table:style-name="tb_5f_CG25218-002.A2" office:value-type="string">
              <text:p text:style-name="P4"><text:span text:style-name="Keystroke">Shift</text:span>+<text:span text:style-name="Keystroke">F7</text:span></text:p>
            </table:table-cell>
            <table:table-cell table:style-name="tb_5f_CG25218-002.B2" office:value-type="string">
              <text:p text:style-name="P4"><text:span text:style-name="Strong_20_Emphasis">Tools &gt; Automatic Spell Checking.</text:span></text:p>
            </table:table-cell>
          </table:table-row>
          <table:table-row table:style-name="tb_5f_CG25218-002.2">
            <table:table-cell table:style-name="tb_5f_CG25218-002.A2" office:value-type="string">
              <text:p text:style-name="P4"><text:span text:style-name="Keystroke">Ctrl</text:span>+<text:span text:style-name="Keystroke">F8</text:span></text:p>
            </table:table-cell>
            <table:table-cell table:style-name="tb_5f_CG25218-002.B2" office:value-type="string">
              <text:p text:style-name="P4"><text:span text:style-name="Strong_20_Emphasis">View &gt; Value Highlighting.</text:span></text:p>
            </table:table-cell>
          </table:table-row>
          <table:table-row table:style-name="tb_5f_CG25218-002.2">
            <table:table-cell table:style-name="tb_5f_CG25218-002.A2" office:value-type="string">
              <text:p text:style-name="P4"><text:span text:style-name="Keystroke">F9</text:span></text:p>
            </table:table-cell>
            <table:table-cell table:style-name="tb_5f_CG25218-002.B2" office:value-type="string">
              <text:p text:style-name="P4"><text:span text:style-name="Strong_20_Emphasis">Data &gt; Calculate &gt; Recalculate.</text:span></text:p>
            </table:table-cell>
          </table:table-row>
          <table:table-row table:style-name="tb_5f_CG25218-002.2">
            <table:table-cell table:style-name="tb_5f_CG25218-002.A2" office:value-type="string">
              <text:p text:style-name="P4"><text:span text:style-name="Keystroke">Shift</text:span>+<text:span text:style-name="Keystroke">F9</text:span></text:p>
            </table:table-cell>
            <table:table-cell table:style-name="tb_5f_CG25218-002.B2" office:value-type="string">
              <text:p text:style-name="P4"><text:span text:style-name="Strong_20_Emphasis">Tools &gt; Detective &gt; Trace Precedents.</text:span></text:p>
            </table:table-cell>
          </table:table-row>
          <table:table-row table:style-name="tb_5f_CG25218-002.2">
            <table:table-cell table:style-name="tb_5f_CG25218-002.A2" office:value-type="string">
              <text:p text:style-name="P4"><text:span text:style-name="Keystroke">Ctrl</text:span>+<text:span text:style-name="Keystroke">Shift</text:span>+<text:span text:style-name="Keystroke">F9</text:span></text:p>
            </table:table-cell>
            <table:table-cell table:style-name="tb_5f_CG25218-002.B2" office:value-type="string">
              <text:p text:style-name="P4"><text:span text:style-name="Strong_20_Emphasis">Data &gt; Calculate &gt; Recalculate Hard.</text:span></text:p>
            </table:table-cell>
          </table:table-row>
          <table:table-row table:style-name="tb_5f_CG25218-002.2">
            <table:table-cell table:style-name="tb_5f_CG25218-002.A2" office:value-type="string">
              <text:p text:style-name="P4"><text:span text:style-name="Keystroke">F11</text:span></text:p>
            </table:table-cell>
            <table:table-cell table:style-name="tb_5f_CG25218-002.B2" office:value-type="string">
              <text:p text:style-name="P4"><text:span text:style-name="Strong_20_Emphasis">View &gt; Styles.</text:span></text:p>
              <text:p text:style-name="P4"><text:span text:style-name="Strong_20_Emphasis">Styles &gt; Manage Styles.</text:span></text:p>
            </table:table-cell>
          </table:table-row>
          <table:table-row table:style-name="tb_5f_CG25218-002.2">
            <table:table-cell table:style-name="tb_5f_CG25218-002.A2" office:value-type="string">
              <text:p text:style-name="P4"><text:span text:style-name="Keystroke">Shift</text:span>+<text:span text:style-name="Keystroke">F11</text:span></text:p>
            </table:table-cell>
            <table:table-cell table:style-name="tb_5f_CG25218-002.B2" office:value-type="string">
              <text:p text:style-name="P4"><text:span text:style-name="Strong_20_Emphasis">File &gt; Templates &gt; Save as Template.</text:span></text:p>
              <text:p text:style-name="P4">Via drop-down menu on<text:span text:style-name="Strong_20_Emphasis"> Save</text:span> icon on the Standard toolbar.</text:p>
            </table:table-cell>
          </table:table-row>
          <table:table-row table:style-name="tb_5f_CG25218-002.2">
            <table:table-cell table:style-name="tb_5f_CG25218-002.A2" office:value-type="string">
              <text:p text:style-name="P4"><text:span text:style-name="Keystroke">F12</text:span></text:p>
            </table:table-cell>
            <table:table-cell table:style-name="tb_5f_CG25218-002.B2" office:value-type="string">
              <text:p text:style-name="P4"><text:span text:style-name="Strong_20_Emphasis">Data &gt; Group and Outline &gt; Group.</text:span></text:p>
            </table:table-cell>
          </table:table-row>
          <table:table-row table:style-name="tb_5f_CG25218-002.2">
            <table:table-cell table:style-name="tb_5f_CG25218-002.A2" office:value-type="string">
              <text:p text:style-name="P4"><text:span text:style-name="Keystroke">Ctrl</text:span>+<text:span text:style-name="Keystroke">F12</text:span></text:p>
            </table:table-cell>
            <table:table-cell table:style-name="tb_5f_CG25218-002.B2" office:value-type="string">
              <text:p text:style-name="P4"><text:span text:style-name="Strong_20_Emphasis">Data &gt; Group and Outline &gt; Ungroup.</text:span></text:p>
            </table:table-cell>
          </table:table-row>
          <table:table-row table:style-name="tb_5f_CG25218-002.2">
            <table:table-cell table:style-name="tb_5f_CG25218-002.A2" office:value-type="string">
              <text:p text:style-name="P4"><text:span text:style-name="Keystroke">Alt</text:span>+<text:span text:style-name="Keystroke">F12</text:span></text:p>
            </table:table-cell>
            <table:table-cell table:style-name="tb_5f_CG25218-002.B2" office:value-type="string">
              <text:p text:style-name="P4"><text:span text:style-name="Strong_20_Emphasis">Tools &gt; Options.</text:span></text:p>
            </table:table-cell>
          </table:table-row>
        </table:table>
        <text:p text:style-name="Table">Table <text:sequence text:ref-name="refTable1" text:name="Table" text:formula="ooow:Table+1" style:num-format="1">2</text:sequence>: Number key shortcuts for menu and toolbar options</text:p>
        <table:table table:name="tb_CG25218-003" table:style-name="tb_5f_CG25218-003" table:template-name="LO User Guides">
          <table:table-column table:style-name="tb_5f_CG25218-003.A"/>
          <table:table-column table:style-name="tb_5f_CG25218-003.B"/>
          <table:table-header-rows>
            <table:table-row table:style-name="tb_5f_CG25218-003.1">
              <table:table-cell table:style-name="tb_5f_CG25218-003.A1" office:value-type="string">
                <text:p text:style-name="P3">Windows / Linux</text:p>
              </table:table-cell>
              <table:table-cell table:style-name="tb_5f_CG25218-003.B1" office:value-type="string">
                <text:p text:style-name="P3">Equivalent Menu bar / toolbar option</text:p>
              </table:table-cell>
            </table:table-row>
          </table:table-header-rows>
          <table:table-row table:style-name="tb_5f_CG25218-003.2">
            <table:table-cell table:style-name="tb_5f_CG25218-003.A2" office:value-type="string">
              <text:p text:style-name="P4"><text:span text:style-name="Keystroke">Ctrl</text:span>+<text:span text:style-name="Keystroke">1</text:span></text:p>
            </table:table-cell>
            <table:table-cell table:style-name="tb_5f_CG25218-003.B2" office:value-type="string">
              <text:p text:style-name="P4"><text:span text:style-name="Strong_20_Emphasis">Format &gt; Cells.</text:span></text:p>
            </table:table-cell>
          </table:table-row>
          <table:table-row table:style-name="tb_5f_CG25218-003.2">
            <table:table-cell table:style-name="tb_5f_CG25218-003.A2" office:value-type="string">
              <text:p text:style-name="P4"><text:span text:style-name="Keystroke">Ctrl</text:span>+<text:span text:style-name="Keystroke">Shift</text:span>+<text:span text:style-name="Keystroke">1</text:span></text:p>
            </table:table-cell>
            <table:table-cell table:style-name="tb_5f_CG25218-003.B2" office:value-type="string">
              <text:p text:style-name="P4"><text:span text:style-name="Strong_20_Emphasis">Format &gt; Number Format &gt; Number</text:span> (use the “1” key on the main keyboard).</text:p>
              <text:p text:style-name="P4"><text:span text:style-name="Strong_20_Emphasis">Format as Number</text:span> icon on the Formatting toolbar.</text:p>
            </table:table-cell>
          </table:table-row>
          <text:soft-page-break/>
          <table:table-row table:style-name="tb_5f_CG25218-003.2">
            <table:table-cell table:style-name="tb_5f_CG25218-003.A2" office:value-type="string">
              <text:p text:style-name="P4"><text:span text:style-name="Keystroke">Ctrl</text:span>+<text:span text:style-name="Keystroke">Shift</text:span>+<text:span text:style-name="Keystroke">2</text:span></text:p>
            </table:table-cell>
            <table:table-cell table:style-name="tb_5f_CG25218-003.B2" office:value-type="string">
              <text:p text:style-name="P4"><text:span text:style-name="Strong_20_Emphasis">Format &gt; Number Format &gt; Scientific</text:span> (use the “2” key on the main keyboard).</text:p>
            </table:table-cell>
          </table:table-row>
          <table:table-row table:style-name="tb_5f_CG25218-003.2">
            <table:table-cell table:style-name="tb_5f_CG25218-003.A2" office:value-type="string">
              <text:p text:style-name="P4"><text:span text:style-name="Keystroke">Ctrl</text:span>+<text:span text:style-name="Keystroke">Shift</text:span>+<text:span text:style-name="Keystroke">3</text:span></text:p>
            </table:table-cell>
            <table:table-cell table:style-name="tb_5f_CG25218-003.B2" office:value-type="string">
              <text:p text:style-name="P4"><text:span text:style-name="Strong_20_Emphasis">Format &gt; Number Format &gt; Date</text:span> (use the “3” key on the main keyboard).</text:p>
              <text:p text:style-name="P4"><text:span text:style-name="Strong_20_Emphasis">Format as Date</text:span> icon on the Formatting toolbar.</text:p>
            </table:table-cell>
          </table:table-row>
          <table:table-row table:style-name="tb_5f_CG25218-003.2">
            <table:table-cell table:style-name="tb_5f_CG25218-003.A2" office:value-type="string">
              <text:p text:style-name="P4"><text:span text:style-name="Keystroke">Ctrl</text:span>+<text:span text:style-name="Keystroke">Shift</text:span>+<text:span text:style-name="Keystroke">4</text:span></text:p>
            </table:table-cell>
            <table:table-cell table:style-name="tb_5f_CG25218-003.B2" office:value-type="string">
              <text:p text:style-name="P4"><text:span text:style-name="Strong_20_Emphasis">Format &gt; Number Format &gt; Currency</text:span> (use the “4” key on the main keyboard).</text:p>
              <text:p text:style-name="P4"><text:span text:style-name="Strong_20_Emphasis">Format as Currency</text:span> icon on the Formatting toolbar.</text:p>
            </table:table-cell>
          </table:table-row>
          <table:table-row table:style-name="tb_5f_CG25218-003.2">
            <table:table-cell table:style-name="tb_5f_CG25218-003.A2" office:value-type="string">
              <text:p text:style-name="P4"><text:span text:style-name="Keystroke">Ctrl</text:span>+<text:span text:style-name="Keystroke">Shift</text:span>+<text:span text:style-name="Keystroke">5</text:span></text:p>
            </table:table-cell>
            <table:table-cell table:style-name="tb_5f_CG25218-003.B2" office:value-type="string">
              <text:p text:style-name="P4"><text:span text:style-name="Strong_20_Emphasis">Format &gt; Number Format &gt; Percent </text:span>(use the “5” key on the main keyboard).</text:p>
              <text:p text:style-name="P4"><text:span text:style-name="Strong_20_Emphasis">Format as Percent</text:span> icon on the Formatting toolbar.</text:p>
            </table:table-cell>
          </table:table-row>
          <table:table-row table:style-name="tb_5f_CG25218-003.2">
            <table:table-cell table:style-name="tb_5f_CG25218-003.A2" office:value-type="string">
              <text:p text:style-name="P4"><text:span text:style-name="Keystroke">Ctrl</text:span>+<text:span text:style-name="Keystroke">Shift</text:span>+<text:span text:style-name="Keystroke">6</text:span></text:p>
            </table:table-cell>
            <table:table-cell table:style-name="tb_5f_CG25218-003.B2" office:value-type="string">
              <text:p text:style-name="P4"><text:span text:style-name="Strong_20_Emphasis">Format &gt; Number Format &gt; General </text:span><text:s/>(use the “6” key on the main keyboard).</text:p>
            </table:table-cell>
          </table:table-row>
        </table:table>
        <text:p text:style-name="Table">Table <text:sequence text:ref-name="refTable2" text:name="Table" text:formula="ooow:Table+1" style:num-format="1">3</text:sequence>: Letter key shortcuts for menu and toolbar options</text:p>
        <table:table table:name="tb_CG25218-004" table:style-name="tb_5f_CG25218-004" table:template-name="LO User Guides">
          <table:table-column table:style-name="tb_5f_CG25218-004.A"/>
          <table:table-column table:style-name="tb_5f_CG25218-004.B"/>
          <table:table-header-rows>
            <table:table-row table:style-name="tb_5f_CG25218-004.1">
              <table:table-cell table:style-name="tb_5f_CG25218-004.A1" office:value-type="string">
                <text:p text:style-name="P3">Windows / Linux</text:p>
              </table:table-cell>
              <table:table-cell table:style-name="tb_5f_CG25218-004.B1" office:value-type="string">
                <text:p text:style-name="P3">Equivalent Menu bar / toolbar option</text:p>
              </table:table-cell>
            </table:table-row>
          </table:table-header-rows>
          <table:table-row table:style-name="tb_5f_CG25218-004.2">
            <table:table-cell table:style-name="tb_5f_CG25218-004.A2" office:value-type="string">
              <text:p text:style-name="P4"><text:span text:style-name="Keystroke">Ctrl</text:span>+<text:span text:style-name="Keystroke">B</text:span></text:p>
            </table:table-cell>
            <table:table-cell table:style-name="tb_5f_CG25218-004.B2" office:value-type="string">
              <text:p text:style-name="P4"><text:span text:style-name="Strong_20_Emphasis">Format &gt; Text &gt; Bold.</text:span></text:p>
              <text:p text:style-name="P4"><text:span text:style-name="Strong_20_Emphasis">Bold</text:span> icon on the Formatting toolbar.</text:p>
            </table:table-cell>
          </table:table-row>
          <table:table-row table:style-name="tb_5f_CG25218-004.2">
            <table:table-cell table:style-name="tb_5f_CG25218-004.A2" office:value-type="string">
              <text:p text:style-name="P4"><text:span text:style-name="Keystroke">Ctrl</text:span>+<text:span text:style-name="Keystroke">Shift</text:span>+<text:span text:style-name="Keystroke">B</text:span></text:p>
            </table:table-cell>
            <table:table-cell table:style-name="tb_5f_CG25218-004.B2" office:value-type="string">
              <text:p text:style-name="P4"><text:span text:style-name="Strong_20_Emphasis">Format &gt; Text &gt; Subscript.</text:span></text:p>
            </table:table-cell>
          </table:table-row>
          <table:table-row table:style-name="tb_5f_CG25218-004.2">
            <table:table-cell table:style-name="tb_5f_CG25218-004.A2" office:value-type="string">
              <text:p text:style-name="P4"><text:span text:style-name="Keystroke">Ctrl</text:span>+<text:span text:style-name="Keystroke">C</text:span></text:p>
            </table:table-cell>
            <table:table-cell table:style-name="tb_5f_CG25218-004.B2" office:value-type="string">
              <text:p text:style-name="P4"><text:span text:style-name="Strong_20_Emphasis">Edit &gt; Copy.</text:span></text:p>
              <text:p text:style-name="P4"><text:span text:style-name="Strong_20_Emphasis">Copy </text:span>icon on the Standard toolbar.</text:p>
            </table:table-cell>
          </table:table-row>
          <table:table-row table:style-name="tb_5f_CG25218-004.2">
            <table:table-cell table:style-name="tb_5f_CG25218-004.A2" office:value-type="string">
              <text:p text:style-name="P4"><text:span text:style-name="Keystroke">Ctrl</text:span>+<text:span text:style-name="Keystroke">Alt</text:span>+<text:span text:style-name="Keystroke">C</text:span></text:p>
            </table:table-cell>
            <table:table-cell table:style-name="tb_5f_CG25218-004.B2" office:value-type="string">
              <text:p text:style-name="P4"><text:span text:style-name="Strong_20_Emphasis">Insert &gt; Comment.</text:span></text:p>
              <text:p text:style-name="P4"><text:span text:style-name="Strong_20_Emphasis">Sheet &gt; Cell Comments &gt; Edit Comment.</text:span></text:p>
              <text:p text:style-name="P4"><text:span text:style-name="Strong_20_Emphasis">Insert Comment</text:span> icon on the Standard toolbar.</text:p>
            </table:table-cell>
          </table:table-row>
          <table:table-row table:style-name="tb_5f_CG25218-004.2">
            <table:table-cell table:style-name="tb_5f_CG25218-004.A2" office:value-type="string">
              <text:p text:style-name="P4"><text:span text:style-name="Keystroke">Ctrl</text:span>+<text:span text:style-name="Keystroke">D</text:span></text:p>
            </table:table-cell>
            <table:table-cell table:style-name="tb_5f_CG25218-004.B2" office:value-type="string">
              <text:p text:style-name="P4"><text:span text:style-name="Strong_20_Emphasis">Sheet &gt; Fill Cells &gt; Fill Down.</text:span></text:p>
              <text:p text:style-name="P4">Via drop-down menus on <text:span text:style-name="Strong_20_Emphasis">Row</text:span> or <text:span text:style-name="Strong_20_Emphasis">Column</text:span> icons on the Standard toolbar.</text:p>
            </table:table-cell>
          </table:table-row>
          <table:table-row table:style-name="tb_5f_CG25218-004.2">
            <table:table-cell table:style-name="tb_5f_CG25218-004.A2" office:value-type="string">
              <text:p text:style-name="P4"><text:span text:style-name="Keystroke">Ctrl</text:span>+<text:span text:style-name="Keystroke">E</text:span></text:p>
            </table:table-cell>
            <table:table-cell table:style-name="tb_5f_CG25218-004.B2" office:value-type="string">
              <text:p text:style-name="P4"><text:span text:style-name="Strong_20_Emphasis">Format &gt; Align &gt; Centered.</text:span></text:p>
              <text:p text:style-name="P4"><text:span text:style-name="Strong_20_Emphasis">Align Center</text:span> icon on the Formatting toolbar.</text:p>
            </table:table-cell>
          </table:table-row>
          <table:table-row table:style-name="tb_5f_CG25218-004.2">
            <table:table-cell table:style-name="tb_5f_CG25218-004.A2" office:value-type="string">
              <text:p text:style-name="P4"><text:span text:style-name="Keystroke">Ctrl</text:span>+<text:span text:style-name="Keystroke">Alt</text:span>+<text:span text:style-name="Keystroke">E</text:span></text:p>
            </table:table-cell>
            <table:table-cell table:style-name="tb_5f_CG25218-004.B2" office:value-type="string">
              <text:p text:style-name="P4"><text:span text:style-name="Strong_20_Emphasis">Tools &gt; Extension Manager.</text:span></text:p>
            </table:table-cell>
          </table:table-row>
          <table:table-row table:style-name="tb_5f_CG25218-004.2">
            <table:table-cell table:style-name="tb_5f_CG25218-004.A2" office:value-type="string">
              <text:p text:style-name="P4"><text:span text:style-name="Keystroke">Ctrl</text:span>+<text:span text:style-name="Keystroke">F</text:span></text:p>
            </table:table-cell>
            <table:table-cell table:style-name="tb_5f_CG25218-004.B2" office:value-type="string">
              <text:p text:style-name="P4"><text:span text:style-name="Strong_20_Emphasis">Edit &gt; Find.</text:span></text:p>
            </table:table-cell>
          </table:table-row>
          <table:table-row table:style-name="tb_5f_CG25218-004.2">
            <table:table-cell table:style-name="tb_5f_CG25218-004.A2" office:value-type="string">
              <text:p text:style-name="P4"><text:span text:style-name="Keystroke">Ctrl</text:span>+<text:span text:style-name="Keystroke">H</text:span></text:p>
            </table:table-cell>
            <table:table-cell table:style-name="tb_5f_CG25218-004.B2" office:value-type="string">
              <text:p text:style-name="P4"><text:span text:style-name="Strong_20_Emphasis">Edit &gt; Find and Replace.</text:span></text:p>
              <text:p text:style-name="P4"><text:span text:style-name="Strong_20_Emphasis">Find and Replace</text:span> icon on the Standard toolbar.</text:p>
            </table:table-cell>
          </table:table-row>
          <table:table-row table:style-name="tb_5f_CG25218-004.2">
            <table:table-cell table:style-name="tb_5f_CG25218-004.A2" office:value-type="string">
              <text:p text:style-name="P4"><text:span text:style-name="Keystroke">Ctrl</text:span>+<text:span text:style-name="Keystroke">I</text:span></text:p>
            </table:table-cell>
            <table:table-cell table:style-name="tb_5f_CG25218-004.B2" office:value-type="string">
              <text:p text:style-name="P4"><text:span text:style-name="Strong_20_Emphasis">Format &gt; Text &gt; Italic.</text:span></text:p>
              <text:p text:style-name="P4"><text:span text:style-name="Strong_20_Emphasis">Italic</text:span> icon on the Formatting toolbar.</text:p>
            </table:table-cell>
          </table:table-row>
          <table:table-row table:style-name="tb_5f_CG25218-004.2">
            <table:table-cell table:style-name="tb_5f_CG25218-004.A2" office:value-type="string">
              <text:p text:style-name="P4"><text:span text:style-name="Keystroke">Ctrl</text:span>+<text:span text:style-name="Keystroke">J</text:span></text:p>
            </table:table-cell>
            <table:table-cell table:style-name="tb_5f_CG25218-004.B2" office:value-type="string">
              <text:p text:style-name="P4"><text:span text:style-name="Strong_20_Emphasis">Format &gt; Align &gt; Justified.</text:span></text:p>
            </table:table-cell>
          </table:table-row>
          <table:table-row table:style-name="tb_5f_CG25218-004.2">
            <table:table-cell table:style-name="tb_5f_CG25218-004.A2" office:value-type="string">
              <text:p text:style-name="P4"><text:span text:style-name="Keystroke">Ctrl</text:span>+<text:span text:style-name="Keystroke">Shift</text:span>+<text:span text:style-name="Keystroke">J</text:span></text:p>
            </table:table-cell>
            <table:table-cell table:style-name="tb_5f_CG25218-004.B2" office:value-type="string">
              <text:p text:style-name="P4"><text:span text:style-name="Strong_20_Emphasis">View &gt; Full Screen.</text:span></text:p>
            </table:table-cell>
          </table:table-row>
          <table:table-row table:style-name="tb_5f_CG25218-004.2">
            <table:table-cell table:style-name="tb_5f_CG25218-004.A2" office:value-type="string">
              <text:p text:style-name="P4"><text:span text:style-name="Keystroke">Ctrl</text:span>+<text:span text:style-name="Keystroke">K</text:span></text:p>
            </table:table-cell>
            <table:table-cell table:style-name="tb_5f_CG25218-004.B2" office:value-type="string">
              <text:p text:style-name="P4"><text:span text:style-name="Strong_20_Emphasis">Insert &gt; Hyperlink.</text:span></text:p>
              <text:p text:style-name="P4"><text:span text:style-name="Strong_20_Emphasis">Insert Hyperlink</text:span> icon on the Standard toolbar.</text:p>
            </table:table-cell>
          </table:table-row>
          <table:table-row table:style-name="tb_5f_CG25218-004.2">
            <table:table-cell table:style-name="tb_5f_CG25218-004.A2" office:value-type="string">
              <text:p text:style-name="P4"><text:span text:style-name="Keystroke">Ctrl</text:span>+<text:span text:style-name="Keystroke">L</text:span></text:p>
            </table:table-cell>
            <table:table-cell table:style-name="tb_5f_CG25218-004.B2" office:value-type="string">
              <text:p text:style-name="P4"><text:span text:style-name="Strong_20_Emphasis">Format &gt; Align &gt; Left.</text:span></text:p>
              <text:p text:style-name="P4"><text:span text:style-name="Strong_20_Emphasis">Align Left</text:span> icon on the Formatting toolbar.</text:p>
            </table:table-cell>
          </table:table-row>
          <table:table-row table:style-name="tb_5f_CG25218-004.2">
            <table:table-cell table:style-name="tb_5f_CG25218-004.A2" office:value-type="string">
              <text:p text:style-name="P4"><text:span text:style-name="Keystroke">Ctrl</text:span>+<text:span text:style-name="Emphasis">Shift</text:span>+<text:span text:style-name="Keystroke">L</text:span></text:p>
            </table:table-cell>
            <table:table-cell table:style-name="tb_5f_CG25218-004.B2" office:value-type="string">
              <text:p text:style-name="P4"><text:span text:style-name="Strong_20_Emphasis">Data &gt; AutoFilter.</text:span></text:p>
              <text:p text:style-name="P4"><text:span text:style-name="Strong_20_Emphasis">AutoFilter</text:span> icon on the Standard toolbar.</text:p>
            </table:table-cell>
          </table:table-row>
          <text:soft-page-break/>
          <table:table-row table:style-name="tb_5f_CG25218-004.2">
            <table:table-cell table:style-name="tb_5f_CG25218-004.A2" office:value-type="string">
              <text:p text:style-name="P4"><text:span text:style-name="Keystroke">Ctrl</text:span>+<text:span text:style-name="Keystroke">M</text:span></text:p>
            </table:table-cell>
            <table:table-cell table:style-name="tb_5f_CG25218-004.B2" office:value-type="string">
              <text:p text:style-name="P4"><text:span text:style-name="Strong_20_Emphasis">Format &gt; Clear Direct Formatting.</text:span></text:p>
              <text:p text:style-name="P4"><text:span text:style-name="Strong_20_Emphasis">Clear Direct Formatting</text:span> icon on the Standard toolbar.</text:p>
            </table:table-cell>
          </table:table-row>
          <table:table-row table:style-name="tb_5f_CG25218-004.2">
            <table:table-cell table:style-name="tb_5f_CG25218-004.A2" office:value-type="string">
              <text:p text:style-name="P4"><text:span text:style-name="Keystroke">Ctrl</text:span>+<text:span text:style-name="Keystroke">Shift</text:span>+<text:span text:style-name="Keystroke">M</text:span></text:p>
            </table:table-cell>
            <table:table-cell table:style-name="tb_5f_CG25218-004.B2" office:value-type="string">
              <text:p text:style-name="P4"><text:span text:style-name="Strong_20_Emphasis">Edit &gt; Edit Mode.</text:span></text:p>
            </table:table-cell>
          </table:table-row>
          <table:table-row table:style-name="tb_5f_CG25218-004.2">
            <table:table-cell table:style-name="tb_5f_CG25218-004.A2" office:value-type="string">
              <text:p text:style-name="P4"><text:span text:style-name="Keystroke">Ctrl</text:span>+<text:span text:style-name="Keystroke">N</text:span></text:p>
            </table:table-cell>
            <table:table-cell table:style-name="tb_5f_CG25218-004.B2" office:value-type="string">
              <text:p text:style-name="P4"><text:span text:style-name="Strong_20_Emphasis">File &gt; New &gt; Spreadsheet.</text:span></text:p>
              <text:p text:style-name="P4"><text:span text:style-name="Strong_20_Emphasis">New</text:span> icon on the Standard toolbar.</text:p>
            </table:table-cell>
          </table:table-row>
          <table:table-row table:style-name="tb_5f_CG25218-004.2">
            <table:table-cell table:style-name="tb_5f_CG25218-004.A2" office:value-type="string">
              <text:p text:style-name="P4"><text:span text:style-name="Keystroke">Ctrl</text:span>+<text:span text:style-name="Keystroke">Shift</text:span>+<text:span text:style-name="Keystroke">N</text:span></text:p>
            </table:table-cell>
            <table:table-cell table:style-name="tb_5f_CG25218-004.B2" office:value-type="string">
              <text:p text:style-name="P4"><text:span text:style-name="Strong_20_Emphasis">File &gt; New &gt; Templates.</text:span></text:p>
              <text:p text:style-name="P4"><text:span text:style-name="Strong_20_Emphasis">File &gt; Templates &gt; Manage Templates.</text:span></text:p>
              <text:p text:style-name="P4">Via drop-down menu on <text:span text:style-name="Strong_20_Emphasis">New</text:span> icon on the Standard toolbar.</text:p>
            </table:table-cell>
          </table:table-row>
          <table:table-row table:style-name="tb_5f_CG25218-004.2">
            <table:table-cell table:style-name="tb_5f_CG25218-004.A2" office:value-type="string">
              <text:p text:style-name="P4"><text:span text:style-name="Keystroke">Ctrl</text:span>+<text:span text:style-name="Keystroke">O</text:span></text:p>
            </table:table-cell>
            <table:table-cell table:style-name="tb_5f_CG25218-004.B2" office:value-type="string">
              <text:p text:style-name="P4"><text:span text:style-name="Strong_20_Emphasis">File &gt; Open.</text:span></text:p>
              <text:p text:style-name="P4"><text:span text:style-name="Strong_20_Emphasis">Open</text:span> icon on the Standard toolbar.</text:p>
            </table:table-cell>
          </table:table-row>
          <table:table-row table:style-name="tb_5f_CG25218-004.2">
            <table:table-cell table:style-name="tb_5f_CG25218-004.A2" office:value-type="string">
              <text:p text:style-name="P4"><text:span text:style-name="Keystroke">Ctrl</text:span>+<text:span text:style-name="Keystroke">Shift</text:span>+<text:span text:style-name="Keystroke">O</text:span></text:p>
            </table:table-cell>
            <table:table-cell table:style-name="tb_5f_CG25218-004.B2" office:value-type="string">
              <text:p text:style-name="P4"><text:span text:style-name="Strong_20_Emphasis">File &gt; Print Preview.</text:span></text:p>
              <text:p text:style-name="P4"><text:span text:style-name="Strong_20_Emphasis">Toggle Print Preview</text:span> icon on the Standard toolbar.</text:p>
            </table:table-cell>
          </table:table-row>
          <table:table-row table:style-name="tb_5f_CG25218-004.2">
            <table:table-cell table:style-name="tb_5f_CG25218-004.A2" office:value-type="string">
              <text:p text:style-name="P4"><text:span text:style-name="Keystroke">Ctrl</text:span>+<text:span text:style-name="Keystroke">P</text:span></text:p>
            </table:table-cell>
            <table:table-cell table:style-name="tb_5f_CG25218-004.B2" office:value-type="string">
              <text:p text:style-name="P4"><text:span text:style-name="Strong_20_Emphasis">File &gt; Print.</text:span></text:p>
              <text:p text:style-name="P4"><text:span text:style-name="Strong_20_Emphasis">Print</text:span> icon on the Standard toolbar.</text:p>
            </table:table-cell>
          </table:table-row>
          <table:table-row table:style-name="tb_5f_CG25218-004.2">
            <table:table-cell table:style-name="tb_5f_CG25218-004.A2" office:value-type="string">
              <text:p text:style-name="P4"><text:span text:style-name="Keystroke">Ctrl</text:span>+<text:span text:style-name="Keystroke">Shift</text:span>+<text:span text:style-name="Keystroke">P</text:span></text:p>
            </table:table-cell>
            <table:table-cell table:style-name="tb_5f_CG25218-004.B2" office:value-type="string">
              <text:p text:style-name="P4"><text:span text:style-name="Strong_20_Emphasis">Format &gt; Text &gt; Superscript.</text:span></text:p>
            </table:table-cell>
          </table:table-row>
          <table:table-row table:style-name="tb_5f_CG25218-004.2">
            <table:table-cell table:style-name="tb_5f_CG25218-004.A2" office:value-type="string">
              <text:p text:style-name="P4"><text:span text:style-name="Keystroke">Ctrl</text:span>+<text:span text:style-name="Keystroke">Q</text:span></text:p>
            </table:table-cell>
            <table:table-cell table:style-name="tb_5f_CG25218-004.B2" office:value-type="string">
              <text:p text:style-name="P4"><text:span text:style-name="Strong_20_Emphasis">File &gt; Exit LibreOffice.</text:span></text:p>
            </table:table-cell>
          </table:table-row>
          <table:table-row table:style-name="tb_5f_CG25218-004.2">
            <table:table-cell table:style-name="tb_5f_CG25218-004.A2" office:value-type="string">
              <text:p text:style-name="P4"><text:span text:style-name="Keystroke">Ctrl</text:span>+<text:span text:style-name="Keystroke">R</text:span></text:p>
            </table:table-cell>
            <table:table-cell table:style-name="tb_5f_CG25218-004.B2" office:value-type="string">
              <text:p text:style-name="P4"><text:span text:style-name="Strong_20_Emphasis">Format &gt; Align &gt; Right.</text:span></text:p>
              <text:p text:style-name="P4"><text:span text:style-name="Strong_20_Emphasis">Align Right </text:span>icon on the Formatting toolbar.</text:p>
            </table:table-cell>
          </table:table-row>
          <table:table-row table:style-name="tb_5f_CG25218-004.2">
            <table:table-cell table:style-name="tb_5f_CG25218-004.A2" office:value-type="string">
              <text:p text:style-name="P4"><text:span text:style-name="Keystroke">Ctrl</text:span>+<text:span text:style-name="Keystroke">S</text:span></text:p>
            </table:table-cell>
            <table:table-cell table:style-name="tb_5f_CG25218-004.B2" office:value-type="string">
              <text:p text:style-name="P4"><text:span text:style-name="Strong_20_Emphasis">File &gt; Save.</text:span></text:p>
              <text:p text:style-name="P4"><text:span text:style-name="Strong_20_Emphasis">Save</text:span> icon on the Standard toolbar.</text:p>
            </table:table-cell>
          </table:table-row>
          <table:table-row table:style-name="tb_5f_CG25218-004.2">
            <table:table-cell table:style-name="tb_5f_CG25218-004.A2" office:value-type="string">
              <text:p text:style-name="P4"><text:span text:style-name="Keystroke">Ctrl</text:span>+<text:span text:style-name="Keystroke">Shift</text:span>+<text:span text:style-name="Keystroke">S</text:span></text:p>
            </table:table-cell>
            <table:table-cell table:style-name="tb_5f_CG25218-004.B2" office:value-type="string">
              <text:p text:style-name="P4"><text:span text:style-name="Strong_20_Emphasis">File &gt; Save As.</text:span></text:p>
              <text:p text:style-name="P4">Via drop-down menu on <text:span text:style-name="Strong_20_Emphasis">Save</text:span> icon on the Standard toolbar.</text:p>
            </table:table-cell>
          </table:table-row>
          <table:table-row table:style-name="tb_5f_CG25218-004.2">
            <table:table-cell table:style-name="tb_5f_CG25218-004.A2" office:value-type="string">
              <text:p text:style-name="P4"><text:span text:style-name="Keystroke">Ctrl</text:span>+<text:span text:style-name="Keystroke">U</text:span></text:p>
            </table:table-cell>
            <table:table-cell table:style-name="tb_5f_CG25218-004.B2" office:value-type="string">
              <text:p text:style-name="P4"><text:span text:style-name="Strong_20_Emphasis">Underline</text:span> icon on the Formatting toolbar.</text:p>
            </table:table-cell>
          </table:table-row>
          <table:table-row table:style-name="tb_5f_CG25218-004.2">
            <table:table-cell table:style-name="tb_5f_CG25218-004.A2" office:value-type="string">
              <text:p text:style-name="P4"><text:span text:style-name="Keystroke">Ctrl</text:span>+<text:span text:style-name="Keystroke">V</text:span></text:p>
            </table:table-cell>
            <table:table-cell table:style-name="tb_5f_CG25218-004.B2" office:value-type="string">
              <text:p text:style-name="P4"><text:span text:style-name="Strong_20_Emphasis">Edit &gt; Paste.</text:span></text:p>
              <text:p text:style-name="P4"><text:span text:style-name="Strong_20_Emphasis">Paste</text:span> icon on the Standard toolbar.</text:p>
            </table:table-cell>
          </table:table-row>
          <table:table-row table:style-name="tb_5f_CG25218-004.2">
            <table:table-cell table:style-name="tb_5f_CG25218-004.A2" office:value-type="string">
              <text:p text:style-name="P4"><text:span text:style-name="Keystroke">Ctrl</text:span>+<text:span text:style-name="Keystroke">Shift</text:span>+<text:span text:style-name="Keystroke">V</text:span></text:p>
            </table:table-cell>
            <table:table-cell table:style-name="tb_5f_CG25218-004.B2" office:value-type="string">
              <text:p text:style-name="P4"><text:span text:style-name="Strong_20_Emphasis">Edit &gt; Paste Special &gt; Paste Special.</text:span></text:p>
            </table:table-cell>
          </table:table-row>
          <table:table-row table:style-name="tb_5f_CG25218-004.2">
            <table:table-cell table:style-name="tb_5f_CG25218-004.A2" office:value-type="string">
              <text:p text:style-name="P4"><text:span text:style-name="Keystroke">Ctrl</text:span>+<text:span text:style-name="Keystroke">Alt</text:span>+<text:span text:style-name="Keystroke">Shift</text:span>+<text:span text:style-name="Keystroke">V</text:span></text:p>
            </table:table-cell>
            <table:table-cell table:style-name="tb_5f_CG25218-004.B2" office:value-type="string">
              <text:p text:style-name="P4"><text:span text:style-name="Strong_20_Emphasis">Edit &gt; Paste Special &gt; Paste Unformatted Text.</text:span></text:p>
            </table:table-cell>
          </table:table-row>
          <table:table-row table:style-name="tb_5f_CG25218-004.2">
            <table:table-cell table:style-name="tb_5f_CG25218-004.A2" office:value-type="string">
              <text:p text:style-name="P4"><text:span text:style-name="Keystroke">Ctrl</text:span>+<text:span text:style-name="Keystroke">W</text:span></text:p>
            </table:table-cell>
            <table:table-cell table:style-name="tb_5f_CG25218-004.B2" office:value-type="string">
              <text:p text:style-name="P4"><text:span text:style-name="Strong_20_Emphasis">Window &gt; Close Window.</text:span></text:p>
            </table:table-cell>
          </table:table-row>
          <table:table-row table:style-name="tb_5f_CG25218-004.1">
            <table:table-cell table:style-name="tb_5f_CG25218-004.A2" office:value-type="string">
              <text:p text:style-name="P4"><text:span text:style-name="Keystroke">Ctrl</text:span>+<text:span text:style-name="Keystroke">X</text:span></text:p>
            </table:table-cell>
            <table:table-cell table:style-name="tb_5f_CG25218-004.B2" office:value-type="string">
              <text:p text:style-name="P4"><text:span text:style-name="Strong_20_Emphasis">Edit &gt; Cut.</text:span></text:p>
              <text:p text:style-name="P4"><text:span text:style-name="Strong_20_Emphasis">Cut</text:span> icon on the Standard toolbar.</text:p>
            </table:table-cell>
          </table:table-row>
          <table:table-row table:style-name="tb_5f_CG25218-004.1">
            <table:table-cell table:style-name="tb_5f_CG25218-004.A2" office:value-type="string">
              <text:p text:style-name="P4"><text:span text:style-name="Keystroke">Ctrl</text:span>+<text:span text:style-name="Keystroke">Y</text:span></text:p>
            </table:table-cell>
            <table:table-cell table:style-name="tb_5f_CG25218-004.B2" office:value-type="string">
              <text:p text:style-name="P4"><text:span text:style-name="Strong_20_Emphasis">Edit &gt; Redo.</text:span></text:p>
              <text:p text:style-name="P4"><text:span text:style-name="Strong_20_Emphasis">Redo</text:span> icon on the Standard toolbar.</text:p>
            </table:table-cell>
          </table:table-row>
          <table:table-row table:style-name="tb_5f_CG25218-004.2">
            <table:table-cell table:style-name="tb_5f_CG25218-004.A2" office:value-type="string">
              <text:p text:style-name="P4"><text:span text:style-name="Keystroke">Ctrl</text:span>+<text:span text:style-name="Keystroke">Shift</text:span>+<text:span text:style-name="Keystroke">Y</text:span></text:p>
            </table:table-cell>
            <table:table-cell table:style-name="tb_5f_CG25218-004.B2" office:value-type="string">
              <text:p text:style-name="P4"><text:span text:style-name="Strong_20_Emphasis">Edit &gt; Repeat.</text:span></text:p>
            </table:table-cell>
          </table:table-row>
          <table:table-row table:style-name="tb_5f_CG25218-004.2">
            <table:table-cell table:style-name="tb_5f_CG25218-004.A2" office:value-type="string">
              <text:p text:style-name="P4"><text:span text:style-name="Keystroke">Ctrl</text:span>+<text:span text:style-name="Keystroke">Z</text:span></text:p>
            </table:table-cell>
            <table:table-cell table:style-name="tb_5f_CG25218-004.B2" office:value-type="string">
              <text:p text:style-name="P4"><text:span text:style-name="Strong_20_Emphasis">Edit &gt; Undo.</text:span></text:p>
              <text:p text:style-name="P4"><text:span text:style-name="Strong_20_Emphasis">Undo</text:span> icon on the Standard toolbar.</text:p>
            </table:table-cell>
          </table:table-row>
        </table:table>
        <text:p text:style-name="Table">Table <text:sequence text:ref-name="refTable3" text:name="Table" text:formula="ooow:Table+1" style:num-format="1">4</text:sequence>: Other shortcuts for menu and toolbar options</text:p>
        <table:table table:name="tb_CG25218-005" table:style-name="tb_5f_CG25218-005" table:template-name="LO User Guides">
          <table:table-column table:style-name="tb_5f_CG25218-005.A"/>
          <table:table-column table:style-name="tb_5f_CG25218-005.B"/>
          <table:table-header-rows>
            <table:table-row table:style-name="tb_5f_CG25218-005.1">
              <table:table-cell table:style-name="tb_5f_CG25218-005.A1" office:value-type="string">
                <text:p text:style-name="P3">Windows / Linux</text:p>
              </table:table-cell>
              <table:table-cell table:style-name="tb_5f_CG25218-005.B1" office:value-type="string">
                <text:p text:style-name="P3">Equivalent Menu bar / toolbar option</text:p>
              </table:table-cell>
            </table:table-row>
          </table:table-header-rows>
          <table:table-row table:style-name="tb_5f_CG25218-005.2">
            <table:table-cell table:style-name="tb_5f_CG25218-005.A2" office:value-type="string">
              <text:p text:style-name="P4"><text:span text:style-name="Keystroke">Ctrl</text:span>+<text:span text:style-name="Keystroke">Shift</text:span>+<text:span text:style-name="Keystroke">Pg</text:span> <text:span text:style-name="Keystroke">up</text:span></text:p>
            </table:table-cell>
            <table:table-cell table:style-name="tb_5f_CG25218-005.B2" office:value-type="string">
              <text:p text:style-name="P4"><text:span text:style-name="Strong_20_Emphasis">Edit &gt; Select &gt; Select to Previous Sheet.</text:span> </text:p>
            </table:table-cell>
          </table:table-row>
          <table:table-row table:style-name="tb_5f_CG25218-005.2">
            <table:table-cell table:style-name="tb_5f_CG25218-005.A2" office:value-type="string">
              <text:p text:style-name="P4"><text:span text:style-name="Keystroke">Ctrl</text:span>+<text:span text:style-name="Keystroke">Shift</text:span>+<text:span text:style-name="Keystroke">Pg</text:span> <text:span text:style-name="Keystroke">down</text:span></text:p>
            </table:table-cell>
            <table:table-cell table:style-name="tb_5f_CG25218-005.B2" office:value-type="string">
              <text:p text:style-name="P4"><text:span text:style-name="Strong_20_Emphasis">Edit &gt; Select &gt; Select to Next Sheet.</text:span></text:p>
            </table:table-cell>
          </table:table-row>
          <table:table-row table:style-name="tb_5f_CG25218-005.2">
            <table:table-cell table:style-name="tb_5f_CG25218-005.A2" office:value-type="string">
              <text:p text:style-name="P4"><text:span text:style-name="Keystroke">Backspace</text:span></text:p>
            </table:table-cell>
            <table:table-cell table:style-name="tb_5f_CG25218-005.B2" office:value-type="string">
              <text:p text:style-name="P4"><text:span text:style-name="Strong_20_Emphasis">Sheet &gt; Clear Cells.</text:span></text:p>
            </table:table-cell>
          </table:table-row>
          <text:soft-page-break/>
          <table:table-row table:style-name="tb_5f_CG25218-005.5">
            <table:table-cell table:style-name="tb_5f_CG25218-005.A2" office:value-type="string">
              <text:p text:style-name="P4"><text:span text:style-name="Keystroke">Ctrl</text:span>+<text:span text:style-name="Keystroke">Tab</text:span></text:p>
            </table:table-cell>
            <table:table-cell table:style-name="tb_5f_CG25218-005.B2" office:value-type="string">
              <text:p text:style-name="P4"><text:span text:style-name="Strong_20_Emphasis">Sheet &gt; Navigate &gt; To Next Sheet.</text:span></text:p>
            </table:table-cell>
          </table:table-row>
          <table:table-row table:style-name="tb_5f_CG25218-005.5">
            <table:table-cell table:style-name="tb_5f_CG25218-005.A2" office:value-type="string">
              <text:p text:style-name="P4"><text:span text:style-name="Keystroke">Ctrl</text:span>+<text:span text:style-name="Keystroke">Shift</text:span>+<text:span text:style-name="Keystroke">Tab</text:span></text:p>
            </table:table-cell>
            <table:table-cell table:style-name="tb_5f_CG25218-005.B2" office:value-type="string">
              <text:p text:style-name="P4"><text:span text:style-name="Strong_20_Emphasis">Sheet &gt; Navigate &gt; To Previous Sheet.</text:span></text:p>
            </table:table-cell>
          </table:table-row>
          <table:table-row table:style-name="tb_5f_CG25218-005.2">
            <table:table-cell table:style-name="tb_5f_CG25218-005.A2" office:value-type="string">
              <text:p text:style-name="P4"><text:span text:style-name="Keystroke">Ctrl</text:span>+<text:span text:style-name="Keystroke">Space</text:span></text:p>
            </table:table-cell>
            <table:table-cell table:style-name="tb_5f_CG25218-005.B2" office:value-type="string">
              <text:p text:style-name="P4"><text:span text:style-name="Strong_20_Emphasis">Edit &gt; Select &gt; Select Column.</text:span></text:p>
            </table:table-cell>
          </table:table-row>
          <table:table-row table:style-name="tb_5f_CG25218-005.2">
            <table:table-cell table:style-name="tb_5f_CG25218-005.A2" office:value-type="string">
              <text:p text:style-name="P4"><text:span text:style-name="Keystroke">Shift</text:span>+<text:span text:style-name="Keystroke">Space</text:span></text:p>
            </table:table-cell>
            <table:table-cell table:style-name="tb_5f_CG25218-005.B2" office:value-type="string">
              <text:p text:style-name="P4"><text:span text:style-name="Strong_20_Emphasis">Edit &gt; Select &gt; Select Row.</text:span></text:p>
            </table:table-cell>
          </table:table-row>
          <table:table-row table:style-name="tb_5f_CG25218-005.2">
            <table:table-cell table:style-name="tb_5f_CG25218-005.A2" office:value-type="string">
              <text:p text:style-name="P4"><text:span text:style-name="Keystroke">Ctrl</text:span>+<text:span text:style-name="Keystroke">Shift</text:span>+<text:span text:style-name="Keystroke">Space</text:span></text:p>
            </table:table-cell>
            <table:table-cell table:style-name="tb_5f_CG25218-005.B2" office:value-type="string">
              <text:p text:style-name="P4"><text:span text:style-name="Strong_20_Emphasis">Edit &gt; Select All.</text:span></text:p>
            </table:table-cell>
          </table:table-row>
          <table:table-row table:style-name="tb_5f_CG25218-005.2">
            <table:table-cell table:style-name="tb_5f_CG25218-005.A2" office:value-type="string">
              <text:p text:style-name="P4"><text:span text:style-name="Keystroke">Ctrl</text:span>+<text:span text:style-name="Keystroke">+</text:span></text:p>
            </table:table-cell>
            <table:table-cell table:style-name="tb_5f_CG25218-005.B2" office:value-type="string">
              <text:p text:style-name="P4"><text:span text:style-name="Strong_20_Emphasis">Sheet &gt; Insert Cells</text:span> (use the + key on the numeric keypad).</text:p>
            </table:table-cell>
          </table:table-row>
          <table:table-row table:style-name="tb_5f_CG25218-005.2">
            <table:table-cell table:style-name="tb_5f_CG25218-005.A2" office:value-type="string">
              <text:p text:style-name="P4"><text:span text:style-name="Keystroke">Ctrl</text:span>+<text:span text:style-name="Keystroke">-</text:span></text:p>
            </table:table-cell>
            <table:table-cell table:style-name="tb_5f_CG25218-005.B2" office:value-type="string">
              <text:p text:style-name="P4"><text:span text:style-name="Strong_20_Emphasis">Sh­eet &gt; Delete Cells.</text:span></text:p>
            </table:table-cell>
          </table:table-row>
          <table:table-row table:style-name="tb_5f_CG25218-005.2">
            <table:table-cell table:style-name="tb_5f_CG25218-005.A2" office:value-type="string">
              <text:p text:style-name="P4"><text:span text:style-name="Keystroke">Ctrl</text:span>+<text:span text:style-name="Keystroke">*</text:span></text:p>
            </table:table-cell>
            <table:table-cell table:style-name="tb_5f_CG25218-005.B2" office:value-type="string">
              <text:p text:style-name="P4"><text:span text:style-name="Strong_20_Emphasis">Edit &gt; Select &gt; Select Data Area</text:span> (use the * key on the numeric keypad). The cursor must be inside the area.</text:p>
            </table:table-cell>
          </table:table-row>
          <table:table-row table:style-name="tb_5f_CG25218-005.2">
            <table:table-cell table:style-name="tb_5f_CG25218-005.A2" office:value-type="string">
              <text:p text:style-name="P4"><text:span text:style-name="Keystroke">Ctrl</text:span>+<text:span text:style-name="Keystroke">;</text:span></text:p>
            </table:table-cell>
            <table:table-cell table:style-name="tb_5f_CG25218-005.B2" office:value-type="string">
              <text:p text:style-name="P4"><text:span text:style-name="Strong_20_Emphasis">Insert &gt; Date.</text:span></text:p>
            </table:table-cell>
          </table:table-row>
          <table:table-row table:style-name="tb_5f_CG25218-005.5">
            <table:table-cell table:style-name="tb_5f_CG25218-005.A2" office:value-type="string">
              <text:p text:style-name="P4"><text:span text:style-name="Keystroke">Ctrl</text:span>+<text:span text:style-name="Keystroke">Shift</text:span>+<text:span text:style-name="Keystroke">;</text:span></text:p>
            </table:table-cell>
            <table:table-cell table:style-name="tb_5f_CG25218-005.B2" office:value-type="string">
              <text:p text:style-name="P4"><text:span text:style-name="Strong_20_Emphasis">Insert &gt; Time.</text:span></text:p>
            </table:table-cell>
          </table:table-row>
          <table:table-row table:style-name="tb_5f_CG25218-005.5">
            <table:table-cell table:style-name="tb_5f_CG25218-005.A2" office:value-type="string">
              <text:p text:style-name="P4"><text:span text:style-name="Keystroke">Alt+ Shift + E</text:span></text:p>
            </table:table-cell>
            <table:table-cell table:style-name="tb_5f_CG25218-005.B2" office:value-type="string">
              <text:p text:style-name="P4"><text:span text:style-name="Strong_20_Emphasis">Insert &gt; OLE Object &gt; Formula Object.</text:span></text:p>
            </table:table-cell>
          </table:table-row>
          <table:table-row table:style-name="tb_5f_CG25218-005.5">
            <table:table-cell table:style-name="tb_5f_CG25218-005.A2" office:value-type="string">
              <text:p text:style-name="P4"><text:span text:style-name="Keystroke">Ctrl</text:span>+<text:span text:style-name="Keystroke">`</text:span></text:p>
            </table:table-cell>
            <table:table-cell table:style-name="tb_5f_CG25218-005.B2" office:value-type="string">
              <text:p text:style-name="P4"><text:span text:style-name="Strong_20_Emphasis">View &gt; Show Formula.</text:span> The grave (`) character can be found to the left of the “1” key on many English keyboards.</text:p>
            </table:table-cell>
          </table:table-row>
          <table:table-row table:style-name="tb_5f_CG25218-005.5">
            <table:table-cell table:style-name="tb_5f_CG25218-005.A2" office:value-type="string">
              <text:p text:style-name="P4"><text:span text:style-name="Emphasis">Shift</text:span>+<text:span text:style-name="Emphasis">Esc</text:span></text:p>
            </table:table-cell>
            <table:table-cell table:style-name="tb_5f_CG25218-005.B2" office:value-type="string">
              <text:p text:style-name="P4"><text:span text:style-name="Strong_20_Emphasis">Help &gt; Search Commands.</text:span></text:p>
            </table:table-cell>
          </table:table-row>
        </table:table>
        <text:h text:style-name="Heading_20_2" text:outline-level="2"><text:bookmark-start text:name="__RefHeading___Toc3133_3463906016"/>Other Calc keyboard shortcuts<text:bookmark-end text:name="__RefHeading___Toc3133_3463906016"/></text:h>
        <text:p text:style-name="Text_20_body">Tables <text:sequence-ref text:reference-format="value" text:ref-name="refTable4">5</text:sequence-ref><text:s/>to <text:sequence-ref text:reference-format="value" text:ref-name="refTable9">10</text:sequence-ref><text:s/>provide lists of additional Calc keyboard shortcuts that may be less obvious to users because they are not indicated on Menu bar items or in tooltips associated with icons on the Standard and Formatting toolbars.</text:p>
        <text:p text:style-name="Table">Table <text:sequence text:ref-name="refTable4" text:name="Table" text:formula="ooow:Table+1" style:num-format="1">5</text:sequence>: Other function key shortcuts</text:p>
        <table:table table:name="tb_CG25218-006" table:style-name="tb_5f_CG25218-006" table:template-name="LO User Guides">
          <table:table-column table:style-name="tb_5f_CG25218-006.A"/>
          <table:table-column table:style-name="tb_5f_CG25218-006.B"/>
          <table:table-header-rows>
            <table:table-row table:style-name="tb_5f_CG25218-006.1">
              <table:table-cell table:style-name="tb_5f_CG25218-006.A1" office:value-type="string">
                <text:p text:style-name="P3">Windows / Linux</text:p>
              </table:table-cell>
              <table:table-cell table:style-name="tb_5f_CG25218-006.B1" office:value-type="string">
                <text:p text:style-name="P3">Description</text:p>
              </table:table-cell>
            </table:table-row>
          </table:table-header-rows>
          <table:table-row table:style-name="tb_5f_CG25218-006.2">
            <table:table-cell table:style-name="tb_5f_CG25218-006.A2" office:value-type="string">
              <text:p text:style-name="P4"><text:span text:style-name="Keystroke">Shift</text:span>+<text:span text:style-name="Keystroke">F1</text:span></text:p>
            </table:table-cell>
            <table:table-cell table:style-name="tb_5f_CG25218-006.B2" office:value-type="string">
              <text:p text:style-name="P4">Display context sensitive help.</text:p>
            </table:table-cell>
          </table:table-row>
          <table:table-row table:style-name="tb_5f_CG25218-006.2">
            <table:table-cell table:style-name="tb_5f_CG25218-006.A2" office:value-type="string">
              <text:p text:style-name="P4"><text:span text:style-name="Keystroke">Ctrl</text:span>+<text:span text:style-name="Keystroke">F1</text:span></text:p>
            </table:table-cell>
            <table:table-cell table:style-name="tb_5f_CG25218-006.B2" office:value-type="string">
              <text:p text:style-name="P4">Display the comment attached to the current cell.</text:p>
            </table:table-cell>
          </table:table-row>
          <table:table-row table:style-name="tb_5f_CG25218-006.1">
            <table:table-cell table:style-name="tb_5f_CG25218-006.A2" office:value-type="string">
              <text:p text:style-name="P4"><text:span text:style-name="Keystroke">Ctrl</text:span>+<text:span text:style-name="Keystroke">Shift</text:span>+<text:span text:style-name="Keystroke">F2</text:span></text:p>
            </table:table-cell>
            <table:table-cell table:style-name="tb_5f_CG25218-006.B2" office:value-type="string">
              <text:p text:style-name="P4">Moves the cursor to the Input line where you can enter a formula for the current cell.</text:p>
            </table:table-cell>
          </table:table-row>
          <table:table-row table:style-name="tb_5f_CG25218-006.2">
            <table:table-cell table:style-name="tb_5f_CG25218-006.A2" office:value-type="string">
              <text:p text:style-name="P4"><text:span text:style-name="Keystroke">Ctrl</text:span>+<text:span text:style-name="Keystroke">Shift</text:span>+<text:span text:style-name="Keystroke">F5</text:span></text:p>
              <text:p text:style-name="P4"><text:span text:style-name="Keystroke">Ctrl</text:span>+<text:span text:style-name="Keystroke">Shift</text:span>+<text:span text:style-name="Keystroke">T</text:span></text:p>
            </table:table-cell>
            <table:table-cell table:style-name="tb_5f_CG25218-006.B2" office:value-type="string">
              <text:p text:style-name="P4">Moves the cursor to the Name Box field on the Formula bar.</text:p>
            </table:table-cell>
          </table:table-row>
        </table:table>
        <text:p text:style-name="Table">Table <text:sequence text:ref-name="refTable5" text:name="Table" text:formula="ooow:Table+1" style:num-format="1">6</text:sequence>: Other letter key shortcuts</text:p>
        <table:table table:name="tb_CG25218-007" table:style-name="tb_5f_CG25218-007" table:template-name="LO User Guides">
          <table:table-column table:style-name="tb_5f_CG25218-007.A"/>
          <table:table-column table:style-name="tb_5f_CG25218-007.B"/>
          <table:table-header-rows>
            <table:table-row table:style-name="tb_5f_CG25218-007.1">
              <table:table-cell table:style-name="tb_5f_CG25218-007.A1" office:value-type="string">
                <text:p text:style-name="P3">Windows / Linux</text:p>
              </table:table-cell>
              <table:table-cell table:style-name="tb_5f_CG25218-007.B1" office:value-type="string">
                <text:p text:style-name="P3">Description</text:p>
              </table:table-cell>
            </table:table-row>
          </table:table-header-rows>
          <table:table-row table:style-name="tb_5f_CG25218-007.2">
            <table:table-cell table:style-name="tb_5f_CG25218-007.A2" office:value-type="string">
              <text:p text:style-name="P4"><text:span text:style-name="Keystroke">Ctrl</text:span>+<text:span text:style-name="Keystroke">A</text:span></text:p>
            </table:table-cell>
            <table:table-cell table:style-name="tb_5f_CG25218-007.B2" office:value-type="string">
              <text:p text:style-name="P4">Selects all cells in the current sheet.</text:p>
            </table:table-cell>
          </table:table-row>
          <table:table-row table:style-name="tb_5f_CG25218-007.2">
            <table:table-cell table:style-name="tb_5f_CG25218-007.A2" office:value-type="string">
              <text:p text:style-name="P4"><text:span text:style-name="Keystroke">Ctrl</text:span>+<text:span text:style-name="Keystroke">Shift</text:span>+<text:span text:style-name="Keystroke">R</text:span></text:p>
            </table:table-cell>
            <table:table-cell table:style-name="tb_5f_CG25218-007.B2" office:value-type="string">
              <text:p text:style-name="P4">Redraws the document view.</text:p>
            </table:table-cell>
          </table:table-row>
          <table:table-row table:style-name="tb_5f_CG25218-007.1">
            <table:table-cell table:style-name="tb_5f_CG25218-007.A2" office:value-type="string">
              <text:p text:style-name="P4"><text:span text:style-name="Keystroke">‍Ctrl+Shift+X</text:span></text:p>
            </table:table-cell>
            <table:table-cell table:style-name="tb_5f_CG25218-007.B2" office:value-type="string">
              <text:p text:style-name="P4">Cuts the contents of the cell while retaining the formatting of that cell.</text:p>
            </table:table-cell>
          </table:table-row>
          <table:table-row table:style-name="tb_5f_CG25218-007.1">
            <table:table-cell table:style-name="tb_5f_CG25218-007.A2" office:value-type="string">
              <text:p text:style-name="P4"><text:span text:style-name="Keystroke">Ctrl</text:span>+<text:span text:style-name="Keystroke">Shift</text:span>+<text:span text:style-name="Keystroke">Z</text:span></text:p>
            </table:table-cell>
            <table:table-cell table:style-name="tb_5f_CG25218-007.B2" office:value-type="string">
              <text:p text:style-name="P4">Reverses the action of the last undo command.</text:p>
            </table:table-cell>
          </table:table-row>
        </table:table>
        <text:p text:style-name="Table">Table <text:sequence text:ref-name="refTable6" text:name="Table" text:formula="ooow:Table+1" style:num-format="1">7</text:sequence>: Arrow key shortcuts</text:p>
        <table:table table:name="tb_CG25218-008" table:style-name="tb_5f_CG25218-008" table:template-name="LO User Guides">
          <table:table-column table:style-name="tb_5f_CG25218-008.A"/>
          <table:table-column table:style-name="tb_5f_CG25218-008.B"/>
          <table:table-header-rows>
            <table:table-row table:style-name="tb_5f_CG25218-008.1">
              <table:table-cell table:style-name="tb_5f_CG25218-008.A1" office:value-type="string">
                <text:p text:style-name="P3">Windows / Linux</text:p>
              </table:table-cell>
              <table:table-cell table:style-name="tb_5f_CG25218-008.B1" office:value-type="string">
                <text:p text:style-name="P3">Description</text:p>
              </table:table-cell>
            </table:table-row>
          </table:table-header-rows>
          <table:table-row table:style-name="tb_5f_CG25218-008.2">
            <table:table-cell table:style-name="tb_5f_CG25218-008.A2" office:value-type="string">
              <text:p text:style-name="P4"><text:span text:style-name="Keystroke">↑</text:span></text:p>
            </table:table-cell>
            <table:table-cell table:style-name="tb_5f_CG25218-008.B2" office:value-type="string">
              <text:p text:style-name="P4">Moves the cell focus up.</text:p>
            </table:table-cell>
          </table:table-row>
          <text:soft-page-break/>
          <table:table-row table:style-name="tb_5f_CG25218-008.2">
            <table:table-cell table:style-name="tb_5f_CG25218-008.A2" office:value-type="string">
              <text:p text:style-name="P4"><text:span text:style-name="Keystroke">Ctrl</text:span>+↑</text:p>
            </table:table-cell>
            <table:table-cell table:style-name="tb_5f_CG25218-008.B2" office:value-type="string">
              <text:p text:style-name="P4">Moves the cursor in the up direction to the edge of the current data range (if the cell adjacent to the cursor is empty, the cursor moves to the next cell that contains data).</text:p>
            </table:table-cell>
          </table:table-row>
          <table:table-row table:style-name="tb_5f_CG25218-008.2">
            <table:table-cell table:style-name="tb_5f_CG25218-008.A2" office:value-type="string">
              <text:p text:style-name="P4"><text:span text:style-name="Keystroke">Shift</text:span>+↑</text:p>
            </table:table-cell>
            <table:table-cell table:style-name="tb_5f_CG25218-008.B2" office:value-type="string">
              <text:p text:style-name="P4">Selects the adjacent cell or cells located in the up direction.</text:p>
            </table:table-cell>
          </table:table-row>
          <table:table-row table:style-name="tb_5f_CG25218-008.2">
            <table:table-cell table:style-name="tb_5f_CG25218-008.A2" office:value-type="string">
              <text:p text:style-name="P4"><text:span text:style-name="Keystroke">Ctrl</text:span>+<text:span text:style-name="Keystroke">Shift</text:span>+↑</text:p>
            </table:table-cell>
            <table:table-cell table:style-name="tb_5f_CG25218-008.B2" office:value-type="string">
              <text:p text:style-name="P4">Selects in the up direction to the edge of the current data range (if the cell adjacent to the cursor is empty, the cursor moves to the next cell that contains data).</text:p>
            </table:table-cell>
          </table:table-row>
          <table:table-row table:style-name="tb_5f_CG25218-008.2">
            <table:table-cell table:style-name="tb_5f_CG25218-008.A2" office:value-type="string">
              <text:p text:style-name="P4"><text:span text:style-name="Keystroke">Alt+Shift</text:span>+↑</text:p>
            </table:table-cell>
            <table:table-cell table:style-name="tb_5f_CG25218-008.B2" office:value-type="string">
              <text:p text:style-name="P4">Optimizes the row height based on the current cell.</text:p>
            </table:table-cell>
          </table:table-row>
          <table:table-row table:style-name="tb_5f_CG25218-008.2">
            <table:table-cell table:style-name="tb_5f_CG25218-008.A2" office:value-type="string">
              <text:p text:style-name="P4"><text:span text:style-name="Keystroke">→</text:span></text:p>
            </table:table-cell>
            <table:table-cell table:style-name="tb_5f_CG25218-008.B2" office:value-type="string">
              <text:p text:style-name="P4">Moves the cell focus right.</text:p>
            </table:table-cell>
          </table:table-row>
          <table:table-row table:style-name="tb_5f_CG25218-008.2">
            <table:table-cell table:style-name="tb_5f_CG25218-008.A2" office:value-type="string">
              <text:p text:style-name="P4"><text:span text:style-name="Keystroke">Ctrl</text:span>+→</text:p>
            </table:table-cell>
            <table:table-cell table:style-name="tb_5f_CG25218-008.B2" office:value-type="string">
              <text:p text:style-name="P4">Moves the cursor in the right direction to the edge of the current data range (if the cell adjacent to the cursor is empty, the cursor moves to the next cell that contains data).</text:p>
            </table:table-cell>
          </table:table-row>
          <table:table-row table:style-name="tb_5f_CG25218-008.2">
            <table:table-cell table:style-name="tb_5f_CG25218-008.A2" office:value-type="string">
              <text:p text:style-name="P4"><text:span text:style-name="Keystroke">Shift</text:span>+→</text:p>
            </table:table-cell>
            <table:table-cell table:style-name="tb_5f_CG25218-008.B2" office:value-type="string">
              <text:p text:style-name="P4">Selects the adjacent cell or cells located in the right direction.</text:p>
            </table:table-cell>
          </table:table-row>
          <table:table-row table:style-name="tb_5f_CG25218-008.2">
            <table:table-cell table:style-name="tb_5f_CG25218-008.A2" office:value-type="string">
              <text:p text:style-name="P4"><text:span text:style-name="Keystroke">Ctrl</text:span>+<text:span text:style-name="Keystroke">Shift</text:span>+→</text:p>
            </table:table-cell>
            <table:table-cell table:style-name="tb_5f_CG25218-008.B2" office:value-type="string">
              <text:p text:style-name="P4">Selects in the right direction to the edge of the current data range (if the cell adjacent to the cursor is empty, the cursor moves to the next cell that contains data).</text:p>
            </table:table-cell>
          </table:table-row>
          <table:table-row table:style-name="tb_5f_CG25218-008.2">
            <table:table-cell table:style-name="tb_5f_CG25218-008.A2" office:value-type="string">
              <text:p text:style-name="P4"><text:span text:style-name="Keystroke">Alt</text:span>+→</text:p>
            </table:table-cell>
            <table:table-cell table:style-name="tb_5f_CG25218-008.B2" office:value-type="string">
              <text:p text:style-name="P4">Increases the width of the current column.</text:p>
            </table:table-cell>
          </table:table-row>
          <table:table-row table:style-name="tb_5f_CG25218-008.2">
            <table:table-cell table:style-name="tb_5f_CG25218-008.A2" office:value-type="string">
              <text:p text:style-name="P4"><text:span text:style-name="Keystroke">Alt</text:span>+<text:span text:style-name="Keystroke">Shift</text:span>+→</text:p>
            </table:table-cell>
            <table:table-cell table:style-name="tb_5f_CG25218-008.B2" office:value-type="string">
              <text:p text:style-name="P4">Optimizes the column width based on the current cell.</text:p>
            </table:table-cell>
          </table:table-row>
          <table:table-row table:style-name="tb_5f_CG25218-008.2">
            <table:table-cell table:style-name="tb_5f_CG25218-008.A2" office:value-type="string">
              <text:p text:style-name="P4"><text:span text:style-name="Keystroke">↓</text:span></text:p>
            </table:table-cell>
            <table:table-cell table:style-name="tb_5f_CG25218-008.B2" office:value-type="string">
              <text:p text:style-name="P4">Moves the cell focus down.</text:p>
            </table:table-cell>
          </table:table-row>
          <table:table-row table:style-name="tb_5f_CG25218-008.2">
            <table:table-cell table:style-name="tb_5f_CG25218-008.A2" office:value-type="string">
              <text:p text:style-name="P4"><text:span text:style-name="Keystroke">Ctrl</text:span>+↓</text:p>
            </table:table-cell>
            <table:table-cell table:style-name="tb_5f_CG25218-008.B2" office:value-type="string">
              <text:p text:style-name="P4">Moves the cursor in the down direction to the edge of the current data range (if the cell adjacent to the cursor is empty, the cursor moves to the next cell that contains data).</text:p>
            </table:table-cell>
          </table:table-row>
          <table:table-row table:style-name="tb_5f_CG25218-008.2">
            <table:table-cell table:style-name="tb_5f_CG25218-008.A2" office:value-type="string">
              <text:p text:style-name="P4"><text:span text:style-name="Keystroke">Alt</text:span>+↓</text:p>
            </table:table-cell>
            <table:table-cell table:style-name="tb_5f_CG25218-008.B2" office:value-type="string">
              <text:p text:style-name="P4">Opens a drop-down selection list of text items that have been previously typed into other cells in the same column.</text:p>
            </table:table-cell>
          </table:table-row>
          <table:table-row table:style-name="tb_5f_CG25218-008.2">
            <table:table-cell table:style-name="tb_5f_CG25218-008.A2" office:value-type="string">
              <text:p text:style-name="P4"><text:span text:style-name="Keystroke">Shift</text:span>+↓</text:p>
            </table:table-cell>
            <table:table-cell table:style-name="tb_5f_CG25218-008.B2" office:value-type="string">
              <text:p text:style-name="P4">Selects the adjacent cell or cells located in the down direction.</text:p>
            </table:table-cell>
          </table:table-row>
          <table:table-row table:style-name="tb_5f_CG25218-008.2">
            <table:table-cell table:style-name="tb_5f_CG25218-008.A2" office:value-type="string">
              <text:p text:style-name="P4"><text:span text:style-name="Keystroke">Ctrl</text:span>+<text:span text:style-name="Keystroke">Shift</text:span>+↓</text:p>
            </table:table-cell>
            <table:table-cell table:style-name="tb_5f_CG25218-008.B2" office:value-type="string">
              <text:p text:style-name="P4">Selects in the down direction to the edge of the current data range (if the cell adjacent to the cursor is empty, the cursor moves to the next cell that contains data).</text:p>
            </table:table-cell>
          </table:table-row>
          <table:table-row table:style-name="tb_5f_CG25218-008.2">
            <table:table-cell table:style-name="tb_5f_CG25218-008.A2" office:value-type="string">
              <text:p text:style-name="P4"><text:span text:style-name="Keystroke">Alt</text:span>+<text:span text:style-name="Keystroke">Shift</text:span>+↓</text:p>
            </table:table-cell>
            <table:table-cell table:style-name="tb_5f_CG25218-008.B2" office:value-type="string">
              <text:p text:style-name="P4">Optimizes the row height based on the current cell.</text:p>
            </table:table-cell>
          </table:table-row>
          <table:table-row table:style-name="tb_5f_CG25218-008.2">
            <table:table-cell table:style-name="tb_5f_CG25218-008.A2" office:value-type="string">
              <text:p text:style-name="P4"><text:span text:style-name="Keystroke">←</text:span></text:p>
            </table:table-cell>
            <table:table-cell table:style-name="tb_5f_CG25218-008.B2" office:value-type="string">
              <text:p text:style-name="P4">Moves the cell focus left.</text:p>
            </table:table-cell>
          </table:table-row>
          <table:table-row table:style-name="tb_5f_CG25218-008.2">
            <table:table-cell table:style-name="tb_5f_CG25218-008.A2" office:value-type="string">
              <text:p text:style-name="P4"><text:span text:style-name="Keystroke">Ctrl</text:span>+←</text:p>
            </table:table-cell>
            <table:table-cell table:style-name="tb_5f_CG25218-008.B2" office:value-type="string">
              <text:p text:style-name="P4">Moves the cursor in the left direction to the edge of the current data range (if the cell adjacent to the cursor is empty, the cursor moves to the next cell that contains data).</text:p>
            </table:table-cell>
          </table:table-row>
          <table:table-row table:style-name="tb_5f_CG25218-008.2">
            <table:table-cell table:style-name="tb_5f_CG25218-008.A2" office:value-type="string">
              <text:p text:style-name="P4"><text:span text:style-name="Keystroke">Shift</text:span>+←</text:p>
            </table:table-cell>
            <table:table-cell table:style-name="tb_5f_CG25218-008.B2" office:value-type="string">
              <text:p text:style-name="P4">Selects the adjacent cell or cells located in the left direction.</text:p>
            </table:table-cell>
          </table:table-row>
          <table:table-row table:style-name="tb_5f_CG25218-008.2">
            <table:table-cell table:style-name="tb_5f_CG25218-008.A2" office:value-type="string">
              <text:p text:style-name="P4"><text:span text:style-name="Keystroke">Ctrl</text:span>+<text:span text:style-name="Keystroke">Shift</text:span>+←</text:p>
            </table:table-cell>
            <table:table-cell table:style-name="tb_5f_CG25218-008.B2" office:value-type="string">
              <text:p text:style-name="P4">Selects in the left direction to the edge of the current data range (if the cell adjacent to the cursor is empty, the cursor moves to the next cell that contains data).</text:p>
            </table:table-cell>
          </table:table-row>
          <table:table-row table:style-name="tb_5f_CG25218-008.2">
            <table:table-cell table:style-name="tb_5f_CG25218-008.A2" office:value-type="string">
              <text:p text:style-name="P4"><text:span text:style-name="Keystroke">Alt</text:span>+←</text:p>
            </table:table-cell>
            <table:table-cell table:style-name="tb_5f_CG25218-008.B2" office:value-type="string">
              <text:p text:style-name="P4">Decreases the width of the current column.</text:p>
            </table:table-cell>
          </table:table-row>
          <table:table-row table:style-name="tb_5f_CG25218-008.2">
            <table:table-cell table:style-name="tb_5f_CG25218-008.A2" office:value-type="string">
              <text:p text:style-name="P4"><text:span text:style-name="Keystroke">Alt</text:span>+<text:span text:style-name="Keystroke">Shift</text:span>+←</text:p>
            </table:table-cell>
            <table:table-cell table:style-name="tb_5f_CG25218-008.B2" office:value-type="string">
              <text:p text:style-name="P4">Optimizes the column width based on the current cell.</text:p>
            </table:table-cell>
          </table:table-row>
        </table:table>
        <text:p text:style-name="Table">Table <text:sequence text:ref-name="refTable7" text:name="Table" text:formula="ooow:Table+1" style:num-format="1">8</text:sequence>: Home and End key shortcuts</text:p>
        <table:table table:name="tb_CG25218-009" table:style-name="tb_5f_CG25218-009" table:template-name="LO User Guides">
          <table:table-column table:style-name="tb_5f_CG25218-009.A"/>
          <table:table-column table:style-name="tb_5f_CG25218-009.B"/>
          <table:table-header-rows>
            <table:table-row table:style-name="tb_5f_CG25218-009.1">
              <table:table-cell table:style-name="tb_5f_CG25218-009.A1" office:value-type="string">
                <text:p text:style-name="P3">Windows / Linux</text:p>
              </table:table-cell>
              <table:table-cell table:style-name="tb_5f_CG25218-009.B1" office:value-type="string">
                <text:p text:style-name="P3">Description</text:p>
              </table:table-cell>
            </table:table-row>
          </table:table-header-rows>
          <table:table-row table:style-name="tb_5f_CG25218-009.2">
            <table:table-cell table:style-name="tb_5f_CG25218-009.A2" office:value-type="string">
              <text:p text:style-name="P4"><text:span text:style-name="Keystroke">Home</text:span></text:p>
            </table:table-cell>
            <table:table-cell table:style-name="tb_5f_CG25218-009.B2" office:value-type="string">
              <text:p text:style-name="P4">Moves the cursor to the first cell of the current row.</text:p>
            </table:table-cell>
          </table:table-row>
          <table:table-row table:style-name="tb_5f_CG25218-009.2">
            <table:table-cell table:style-name="tb_5f_CG25218-009.A2" office:value-type="string">
              <text:p text:style-name="P4"><text:span text:style-name="Keystroke">Ctrl</text:span>+<text:span text:style-name="Keystroke">Home</text:span></text:p>
            </table:table-cell>
            <table:table-cell table:style-name="tb_5f_CG25218-009.B2" office:value-type="string">
              <text:p text:style-name="P4">Moves the cursor to the first cell (A1) in the current sheet.</text:p>
            </table:table-cell>
          </table:table-row>
          <text:soft-page-break/>
          <table:table-row table:style-name="tb_5f_CG25218-009.2">
            <table:table-cell table:style-name="tb_5f_CG25218-009.A2" office:value-type="string">
              <text:p text:style-name="P4"><text:span text:style-name="Keystroke">Shift</text:span>+<text:span text:style-name="Keystroke">Home</text:span></text:p>
            </table:table-cell>
            <table:table-cell table:style-name="tb_5f_CG25218-009.B2" office:value-type="string">
              <text:p text:style-name="P4">Selects cells from the cursor to the first cell of the current row.</text:p>
            </table:table-cell>
          </table:table-row>
          <table:table-row table:style-name="tb_5f_CG25218-009.2">
            <table:table-cell table:style-name="tb_5f_CG25218-009.A2" office:value-type="string">
              <text:p text:style-name="P4"><text:span text:style-name="Keystroke">Ctrl</text:span>+<text:span text:style-name="Keystroke">Shift</text:span>+<text:span text:style-name="Keystroke">Home</text:span></text:p>
            </table:table-cell>
            <table:table-cell table:style-name="tb_5f_CG25218-009.B2" office:value-type="string">
              <text:p text:style-name="P4">Selects all cells from the cursor to the first cell (A1) in the current sheet.</text:p>
            </table:table-cell>
          </table:table-row>
          <table:table-row table:style-name="tb_5f_CG25218-009.2">
            <table:table-cell table:style-name="tb_5f_CG25218-009.A2" office:value-type="string">
              <text:p text:style-name="P4"><text:span text:style-name="Keystroke">End</text:span></text:p>
            </table:table-cell>
            <table:table-cell table:style-name="tb_5f_CG25218-009.B2" office:value-type="string">
              <text:p text:style-name="P4">Moves the cursor along the current row to the cell in the last column containing data in the sheet.</text:p>
            </table:table-cell>
          </table:table-row>
          <table:table-row table:style-name="tb_5f_CG25218-009.2">
            <table:table-cell table:style-name="tb_5f_CG25218-009.A2" office:value-type="string">
              <text:p text:style-name="P4"><text:span text:style-name="Keystroke">Ctrl</text:span>+<text:span text:style-name="Keystroke">End</text:span></text:p>
            </table:table-cell>
            <table:table-cell table:style-name="tb_5f_CG25218-009.B2" office:value-type="string">
              <text:p text:style-name="P4">Moves the cursor to the cell in the last column and row that contain data in the current sheet.</text:p>
            </table:table-cell>
          </table:table-row>
          <table:table-row table:style-name="tb_5f_CG25218-009.2">
            <table:table-cell table:style-name="tb_5f_CG25218-009.A2" office:value-type="string">
              <text:p text:style-name="P4"><text:span text:style-name="Keystroke">Shift</text:span>+<text:span text:style-name="Keystroke">End</text:span></text:p>
            </table:table-cell>
            <table:table-cell table:style-name="tb_5f_CG25218-009.B2" office:value-type="string">
              <text:p text:style-name="P4">Selects cells along the current row from the cursor to the cell in the last column containing data in the sheet.</text:p>
            </table:table-cell>
          </table:table-row>
          <table:table-row table:style-name="tb_5f_CG25218-009.2">
            <table:table-cell table:style-name="tb_5f_CG25218-009.A2" office:value-type="string">
              <text:p text:style-name="P4"><text:span text:style-name="Keystroke">Ctrl</text:span>+<text:span text:style-name="Keystroke">Shift</text:span>+<text:span text:style-name="Keystroke">End</text:span></text:p>
            </table:table-cell>
            <table:table-cell table:style-name="tb_5f_CG25218-009.B2" office:value-type="string">
              <text:p text:style-name="P4">Selects all cells from the cursor to the cell in the last column and row that contain data in the current sheet.</text:p>
            </table:table-cell>
          </table:table-row>
        </table:table>
        <text:p text:style-name="Table">Table <text:sequence text:ref-name="refTable8" text:name="Table" text:formula="ooow:Table+1" style:num-format="1">9</text:sequence>: Other Page Up and Down key shortcuts</text:p>
        <table:table table:name="tb_CG25218-010" table:style-name="tb_5f_CG25218-010" table:template-name="LO User Guides">
          <table:table-column table:style-name="tb_5f_CG25218-010.A"/>
          <table:table-column table:style-name="tb_5f_CG25218-010.B"/>
          <table:table-header-rows>
            <table:table-row table:style-name="tb_5f_CG25218-010.1">
              <table:table-cell table:style-name="tb_5f_CG25218-010.A1" office:value-type="string">
                <text:p text:style-name="P3">Windows / Linux</text:p>
              </table:table-cell>
              <table:table-cell table:style-name="tb_5f_CG25218-010.B1" office:value-type="string">
                <text:p text:style-name="P3">Description</text:p>
              </table:table-cell>
            </table:table-row>
          </table:table-header-rows>
          <table:table-row table:style-name="tb_5f_CG25218-010.2">
            <table:table-cell table:style-name="tb_5f_CG25218-010.A2" office:value-type="string">
              <text:p text:style-name="P4"><text:span text:style-name="Keystroke">Pg</text:span> <text:span text:style-name="Keystroke">up</text:span> </text:p>
            </table:table-cell>
            <table:table-cell table:style-name="tb_5f_CG25218-010.B2" office:value-type="string">
              <text:p text:style-name="P4">Moves up one screen page.</text:p>
            </table:table-cell>
          </table:table-row>
          <table:table-row table:style-name="tb_5f_CG25218-010.2">
            <table:table-cell table:style-name="tb_5f_CG25218-010.A2" office:value-type="string">
              <text:p text:style-name="P4"><text:span text:style-name="Keystroke">Ctrl</text:span>+<text:span text:style-name="Keystroke">Pg</text:span> <text:span text:style-name="Keystroke">up</text:span></text:p>
            </table:table-cell>
            <table:table-cell table:style-name="tb_5f_CG25218-010.B2" office:value-type="string">
              <text:p text:style-name="P4">Moves to the previous sheet. The expert option <text:span text:style-name="Code">WrapNextPrevSheetTab</text:span> allows <text:span text:style-name="Keystroke">Ctrl + PgUp</text:span> to cycle from first to last tab.</text:p>
            </table:table-cell>
          </table:table-row>
          <table:table-row table:style-name="tb_5f_CG25218-010.2">
            <table:table-cell table:style-name="tb_5f_CG25218-010.A2" office:value-type="string">
              <text:p text:style-name="P4"><text:span text:style-name="Keystroke">Shift</text:span>+<text:span text:style-name="Keystroke">Pg up</text:span></text:p>
            </table:table-cell>
            <table:table-cell table:style-name="tb_5f_CG25218-010.B2" office:value-type="string">
              <text:p text:style-name="P4">Selects cells from the cursor to the row one page up.</text:p>
            </table:table-cell>
          </table:table-row>
          <table:table-row table:style-name="tb_5f_CG25218-010.2">
            <table:table-cell table:style-name="tb_5f_CG25218-010.A2" office:value-type="string">
              <text:p text:style-name="P4"><text:span text:style-name="Keystroke">Alt</text:span>+<text:span text:style-name="Keystroke">Pg up</text:span></text:p>
            </table:table-cell>
            <table:table-cell table:style-name="tb_5f_CG25218-010.B2" office:value-type="string">
              <text:p text:style-name="P4">Moves one screen page to the left.</text:p>
            </table:table-cell>
          </table:table-row>
          <table:table-row table:style-name="tb_5f_CG25218-010.2">
            <table:table-cell table:style-name="tb_5f_CG25218-010.A2" office:value-type="string">
              <text:p text:style-name="P4"><text:span text:style-name="Keystroke">Alt</text:span>+<text:span text:style-name="Keystroke">Shift</text:span>+<text:span text:style-name="Keystroke">Pg up</text:span></text:p>
            </table:table-cell>
            <table:table-cell table:style-name="tb_5f_CG25218-010.B2" office:value-type="string">
              <text:p text:style-name="P4">Selects cells from the cursor to the column one page to the left.</text:p>
            </table:table-cell>
          </table:table-row>
          <table:table-row table:style-name="tb_5f_CG25218-010.2">
            <table:table-cell table:style-name="tb_5f_CG25218-010.A2" office:value-type="string">
              <text:p text:style-name="P4"><text:span text:style-name="Keystroke">Pg</text:span> <text:span text:style-name="Keystroke">down</text:span></text:p>
            </table:table-cell>
            <table:table-cell table:style-name="tb_5f_CG25218-010.B2" office:value-type="string">
              <text:p text:style-name="P4">Moves down one screen page.</text:p>
            </table:table-cell>
          </table:table-row>
          <table:table-row table:style-name="tb_5f_CG25218-010.2">
            <table:table-cell table:style-name="tb_5f_CG25218-010.A2" office:value-type="string">
              <text:p text:style-name="P4"><text:span text:style-name="Keystroke">Ctrl</text:span>+<text:span text:style-name="Keystroke">Pg</text:span> <text:span text:style-name="Keystroke">down</text:span></text:p>
            </table:table-cell>
            <table:table-cell table:style-name="tb_5f_CG25218-010.B2" office:value-type="string">
              <text:p text:style-name="P4">Moves to the next sheet. The expert option <text:span text:style-name="Code">WrapNextPrevSheetTab</text:span> allows <text:span text:style-name="Keystroke">Ctrl + PgDn</text:span> to cycle from last to first tab.</text:p>
            </table:table-cell>
          </table:table-row>
          <table:table-row table:style-name="tb_5f_CG25218-010.2">
            <table:table-cell table:style-name="tb_5f_CG25218-010.A2" office:value-type="string">
              <text:p text:style-name="P4"><text:span text:style-name="Keystroke">Shift</text:span>+<text:span text:style-name="Keystroke">Pg</text:span> <text:span text:style-name="Keystroke">down</text:span></text:p>
            </table:table-cell>
            <table:table-cell table:style-name="tb_5f_CG25218-010.B2" office:value-type="string">
              <text:p text:style-name="P4">Selects cells from the cursor to the row one page down.</text:p>
            </table:table-cell>
          </table:table-row>
          <table:table-row table:style-name="tb_5f_CG25218-010.2">
            <table:table-cell table:style-name="tb_5f_CG25218-010.A2" office:value-type="string">
              <text:p text:style-name="P4"><text:span text:style-name="Keystroke">Alt</text:span>+<text:span text:style-name="Keystroke">Pg</text:span> <text:span text:style-name="Keystroke">down</text:span></text:p>
            </table:table-cell>
            <table:table-cell table:style-name="tb_5f_CG25218-010.B2" office:value-type="string">
              <text:p text:style-name="P4">Moves one screen page to the right.</text:p>
            </table:table-cell>
          </table:table-row>
          <table:table-row table:style-name="tb_5f_CG25218-010.2">
            <table:table-cell table:style-name="tb_5f_CG25218-010.A2" office:value-type="string">
              <text:p text:style-name="P4"><text:span text:style-name="Keystroke">Alt</text:span>+<text:span text:style-name="Keystroke">Shift</text:span>+<text:span text:style-name="Keystroke">Pg</text:span> <text:span text:style-name="Keystroke">down</text:span></text:p>
            </table:table-cell>
            <table:table-cell table:style-name="tb_5f_CG25218-010.B2" office:value-type="string">
              <text:p text:style-name="P4">Selects cells from the cursor to the column one page to the right.</text:p>
            </table:table-cell>
          </table:table-row>
        </table:table>
        <text:p text:style-name="Table">Table <text:sequence text:ref-name="refTable9" text:name="Table" text:formula="ooow:Table+1" style:num-format="1">10</text:sequence>: Other miscellaneous key shortcuts</text:p>
        <table:table table:name="tb_CG25218-011" table:style-name="tb_5f_CG25218-011" table:template-name="LO User Guides">
          <table:table-column table:style-name="tb_5f_CG25218-011.A"/>
          <table:table-column table:style-name="tb_5f_CG25218-011.B"/>
          <table:table-header-rows>
            <table:table-row table:style-name="tb_5f_CG25218-011.1">
              <table:table-cell table:style-name="tb_5f_CG25218-011.A1" office:value-type="string">
                <text:p text:style-name="P3">Windows / Linux</text:p>
              </table:table-cell>
              <table:table-cell table:style-name="tb_5f_CG25218-011.B1" office:value-type="string">
                <text:p text:style-name="P3">Description</text:p>
              </table:table-cell>
            </table:table-row>
          </table:table-header-rows>
          <table:table-row table:style-name="tb_5f_CG25218-011.2">
            <table:table-cell table:style-name="tb_5f_CG25218-011.A2" office:value-type="string">
              <text:p text:style-name="P4"><text:span text:style-name="Keystroke">Escape</text:span></text:p>
            </table:table-cell>
            <table:table-cell table:style-name="tb_5f_CG25218-011.B2" office:value-type="string">
              <text:p text:style-name="P4">Cancels the current cell edit.</text:p>
            </table:table-cell>
          </table:table-row>
          <table:table-row table:style-name="tb_5f_CG25218-011.2">
            <table:table-cell table:style-name="tb_5f_CG25218-011.A2" office:value-type="string">
              <text:p text:style-name="P4">Insert</text:p>
            </table:table-cell>
            <table:table-cell table:style-name="tb_5f_CG25218-011.B2" office:value-type="string">
              <text:p text:style-name="P4">After making a selection, opens the Paste Special dialog.</text:p>
            </table:table-cell>
          </table:table-row>
          <table:table-row table:style-name="tb_5f_CG25218-011.2">
            <table:table-cell table:style-name="tb_5f_CG25218-011.A2" office:value-type="string">
              <text:p text:style-name="P4"><text:span text:style-name="Keystroke">Ctrl</text:span>+<text:span text:style-name="Keystroke">Insert</text:span></text:p>
            </table:table-cell>
            <table:table-cell table:style-name="tb_5f_CG25218-011.B2" office:value-type="string">
              <text:p text:style-name="P4">Copies the selected cell or cell range to the clipboard in preparation for a later paste operation.</text:p>
            </table:table-cell>
          </table:table-row>
          <table:table-row table:style-name="tb_5f_CG25218-011.2">
            <table:table-cell table:style-name="tb_5f_CG25218-011.A2" office:value-type="string">
              <text:p text:style-name="P4"><text:span text:style-name="Keystroke">Shift</text:span>+<text:span text:style-name="Keystroke">Insert</text:span></text:p>
            </table:table-cell>
            <table:table-cell table:style-name="tb_5f_CG25218-011.B2" office:value-type="string">
              <text:p text:style-name="P4">Pastes the contents of the clipboard into the selected cells.</text:p>
            </table:table-cell>
          </table:table-row>
          <table:table-row table:style-name="tb_5f_CG25218-011.2">
            <table:table-cell table:style-name="tb_5f_CG25218-011.A2" office:value-type="string">
              <text:p text:style-name="P4"><text:span text:style-name="Keystroke">Delete</text:span></text:p>
            </table:table-cell>
            <table:table-cell table:style-name="tb_5f_CG25218-011.B2" office:value-type="string">
              <text:p text:style-name="P4">Deletes cell contents without a dialog (does not remove formatting).</text:p>
            </table:table-cell>
          </table:table-row>
          <table:table-row table:style-name="tb_5f_CG25218-011.2">
            <table:table-cell table:style-name="tb_5f_CG25218-011.A2" office:value-type="string">
              <text:p text:style-name="P4"><text:span text:style-name="Keystroke">Shift</text:span>+<text:span text:style-name="Keystroke">Delete</text:span></text:p>
            </table:table-cell>
            <table:table-cell table:style-name="tb_5f_CG25218-011.B2" office:value-type="string">
              <text:p text:style-name="P4">Removes and copies the selection to the clipboard.</text:p>
            </table:table-cell>
          </table:table-row>
          <table:table-row table:style-name="tb_5f_CG25218-011.2">
            <table:table-cell table:style-name="tb_5f_CG25218-011.A2" office:value-type="string">
              <text:p text:style-name="P4"><text:span text:style-name="Keystroke">Ctrl</text:span>+<text:span text:style-name="Keystroke">Backspace</text:span></text:p>
            </table:table-cell>
            <table:table-cell table:style-name="tb_5f_CG25218-011.B2" office:value-type="string">
              <text:p text:style-name="P4">Refocuses the view back on the cursor if it is not currently in view.</text:p>
            </table:table-cell>
          </table:table-row>
          <table:table-row table:style-name="tb_5f_CG25218-011.2">
            <table:table-cell table:style-name="tb_5f_CG25218-011.A2" office:value-type="string">
              <text:p text:style-name="P4"><text:span text:style-name="Keystroke">Shift</text:span>+<text:span text:style-name="Keystroke">Backspace</text:span></text:p>
            </table:table-cell>
            <table:table-cell table:style-name="tb_5f_CG25218-011.B2" office:value-type="string">
              <text:p text:style-name="P4">Deselects the current cell selection without deleting contents.</text:p>
            </table:table-cell>
          </table:table-row>
          <table:table-row table:style-name="tb_5f_CG25218-011.2">
            <table:table-cell table:style-name="tb_5f_CG25218-011.A2" office:value-type="string">
              <text:p text:style-name="P4"><text:span text:style-name="Keystroke">Alt</text:span>+<text:span text:style-name="Keystroke">Backspace</text:span></text:p>
            </table:table-cell>
            <table:table-cell table:style-name="tb_5f_CG25218-011.B2" office:value-type="string">
              <text:p text:style-name="P4">Reverses the last command or the last entry you typed.</text:p>
            </table:table-cell>
          </table:table-row>
          <table:table-row table:style-name="tb_5f_CG25218-011.2">
            <table:table-cell table:style-name="tb_5f_CG25218-011.A2" office:value-type="string">
              <text:p text:style-name="P4"><text:span text:style-name="Keystroke">Ctrl</text:span>+<text:span text:style-name="Keystroke">[</text:span></text:p>
            </table:table-cell>
            <table:table-cell table:style-name="tb_5f_CG25218-011.B2" office:value-type="string">
              <text:p text:style-name="P4">Selects the cells on which the current cell is dependent.</text:p>
            </table:table-cell>
          </table:table-row>
          <table:table-row table:style-name="tb_5f_CG25218-011.2">
            <table:table-cell table:style-name="tb_5f_CG25218-011.A2" office:value-type="string">
              <text:p text:style-name="P4"><text:span text:style-name="Keystroke">Ctrl</text:span>+<text:span text:style-name="Keystroke">]</text:span></text:p>
            </table:table-cell>
            <table:table-cell table:style-name="tb_5f_CG25218-011.B2" office:value-type="string">
              <text:p text:style-name="P4">Selects the cells that are dependent on the current cell.</text:p>
            </table:table-cell>
          </table:table-row>
          <text:soft-page-break/>
          <table:table-row table:style-name="tb_5f_CG25218-011.2">
            <table:table-cell table:style-name="tb_5f_CG25218-011.A2" office:value-type="string">
              <text:p text:style-name="P4"><text:span text:style-name="Keystroke">Ctrl</text:span>+<text:span text:style-name="Keystroke">/</text:span></text:p>
            </table:table-cell>
            <table:table-cell table:style-name="tb_5f_CG25218-011.B2" office:value-type="string">
              <text:p text:style-name="P4">Selects the cells in the matrix formula range that contains the cursor.</text:p>
            </table:table-cell>
          </table:table-row>
          <table:table-row table:style-name="tb_5f_CG25218-011.2">
            <table:table-cell table:style-name="tb_5f_CG25218-011.A2" office:value-type="string">
              <text:p text:style-name="P4"><text:span text:style-name="Keystroke">Ctrl</text:span>+<text:span text:style-name="Keystroke">’</text:span></text:p>
            </table:table-cell>
            <table:table-cell table:style-name="tb_5f_CG25218-011.B2" office:value-type="string">
              <text:p text:style-name="P4">Copies the contents of the cell above the cursor into the current cell, but remains in cell edit mode so that you can make further changes.</text:p>
              <text:p text:style-name="P4">Use the single apostrophe key.</text:p>
            </table:table-cell>
          </table:table-row>
          <table:table-row table:style-name="tb_5f_CG25218-011.2">
            <table:table-cell table:style-name="tb_5f_CG25218-011.A2" office:value-type="string">
              <text:p text:style-name="P4"><text:span text:style-name="Keystroke">Enter</text:span></text:p>
            </table:table-cell>
            <table:table-cell table:style-name="tb_5f_CG25218-011.B2" office:value-type="string">
              <text:p text:style-name="P4">Moves the cursor to the next cell in the selected range, from top to bottom, then left to right. To specify in which direction the cursor moves, go to <text:span text:style-name="Strong_20_Emphasis">Tools &gt; Options &gt; LibreOffice Calc &gt; General</text:span> on the Menu bar.</text:p>
            </table:table-cell>
          </table:table-row>
          <table:table-row table:style-name="tb_5f_CG25218-011.2">
            <table:table-cell table:style-name="tb_5f_CG25218-011.A2" office:value-type="string">
              <text:p text:style-name="P4"><text:span text:style-name="Keystroke">Ctrl</text:span>+<text:span text:style-name="Keystroke">Enter</text:span></text:p>
            </table:table-cell>
            <table:table-cell table:style-name="tb_5f_CG25218-011.B2" office:value-type="string">
              <text:p text:style-name="P4">Inserts a manual line break in the current cell while editing a cell.</text:p>
            </table:table-cell>
          </table:table-row>
          <table:table-row table:style-name="tb_5f_CG25218-011.2">
            <table:table-cell table:style-name="tb_5f_CG25218-011.A2" office:value-type="string">
              <text:p text:style-name="P4"><text:span text:style-name="Keystroke">Ctrl</text:span>+<text:span text:style-name="Keystroke">Shift</text:span>+<text:span text:style-name="Keystroke">Enter</text:span></text:p>
            </table:table-cell>
            <table:table-cell table:style-name="tb_5f_CG25218-011.B2" office:value-type="string">
              <text:p text:style-name="P4">Creates a matrix in the current range using the information entered on the input line.</text:p>
            </table:table-cell>
          </table:table-row>
          <table:table-row table:style-name="tb_5f_CG25218-011.2">
            <table:table-cell table:style-name="tb_5f_CG25218-011.A2" office:value-type="string">
              <text:p text:style-name="P4"><text:span text:style-name="Keystroke">Alt</text:span>+<text:span text:style-name="Keystroke">Enter</text:span></text:p>
            </table:table-cell>
            <table:table-cell table:style-name="tb_5f_CG25218-011.B2" office:value-type="string">
              <text:p text:style-name="P4">Fills the selected cell range with the formula that you entered on the input line.</text:p>
            </table:table-cell>
          </table:table-row>
          <table:table-row table:style-name="tb_5f_CG25218-011.2">
            <table:table-cell table:style-name="tb_5f_CG25218-011.A2" office:value-type="string">
              <text:p text:style-name="P4"><text:span text:style-name="Keystroke">Alt</text:span>+<text:span text:style-name="Keystroke">=</text:span></text:p>
            </table:table-cell>
            <table:table-cell table:style-name="tb_5f_CG25218-011.B2" office:value-type="string">
              <text:p text:style-name="P4">Equivalent to selecting <text:span text:style-name="Strong_20_Emphasis">Select Function &gt; Sum</text:span> on the Formula bar.</text:p>
            </table:table-cell>
          </table:table-row>
        </table:table>
        <text:h text:style-name="Heading_20_2" text:outline-level="2"><text:bookmark-start text:name="__RefHeading___Toc3135_3463906016"/>Chart keyboard shortcuts<text:bookmark-end text:name="__RefHeading___Toc3135_3463906016"/></text:h>
        <text:p text:style-name="Text_20_body">Table <text:sequence-ref text:reference-format="value" text:ref-name="refTable10">11</text:sequence-ref><text:s/>lists some shortcuts that are available within a Calc chart.</text:p>
        <text:list xml:id="list1272141369" text:style-name="Heading_20_Tip">
          <text:list-item>
            <text:p text:style-name="Heading_20_Tip">Tip</text:p>
          </text:list-item>
        </text:list>
        <text:p text:style-name="Body_20_Text_2c__20_Note">You can use the <text:span text:style-name="Keystroke">Alt</text:span> key with the arrow keys and plus (<text:span text:style-name="Keystroke">+</text:span>) and minus (<text:span text:style-name="Keystroke">-</text:span>) keys to move elements with a finer degree of movement for more accuracy.</text:p>
        <text:p text:style-name="Table">Table <text:sequence text:ref-name="refTable10" text:name="Table" text:formula="ooow:Table+1" style:num-format="1">11</text:sequence>: Chart shortcuts</text:p>
        <table:table table:name="tb_CG25218-012" table:style-name="tb_5f_CG25218-012" table:template-name="LO User Guides">
          <table:table-column table:style-name="tb_5f_CG25218-012.A"/>
          <table:table-column table:style-name="tb_5f_CG25218-012.B"/>
          <table:table-header-rows>
            <table:table-row table:style-name="tb_5f_CG25218-012.1">
              <table:table-cell table:style-name="tb_5f_CG25218-012.A1" office:value-type="string">
                <text:p text:style-name="P3">Windows / Linux</text:p>
              </table:table-cell>
              <table:table-cell table:style-name="tb_5f_CG25218-012.B1" office:value-type="string">
                <text:p text:style-name="P3">Effect</text:p>
              </table:table-cell>
            </table:table-row>
          </table:table-header-rows>
          <table:table-row table:style-name="tb_5f_CG25218-012.2">
            <table:table-cell table:style-name="tb_5f_CG25218-012.A2" office:value-type="string">
              <text:p text:style-name="P4"><text:span text:style-name="Keystroke">Tab</text:span></text:p>
            </table:table-cell>
            <table:table-cell table:style-name="tb_5f_CG25218-012.B2" office:value-type="string">
              <text:p text:style-name="P4">Selects the next chart element.</text:p>
            </table:table-cell>
          </table:table-row>
          <table:table-row table:style-name="tb_5f_CG25218-012.2">
            <table:table-cell table:style-name="tb_5f_CG25218-012.A2" office:value-type="string">
              <text:p text:style-name="P4"><text:span text:style-name="Keystroke">Shift</text:span>+<text:span text:style-name="Keystroke">Tab</text:span></text:p>
            </table:table-cell>
            <table:table-cell table:style-name="tb_5f_CG25218-012.B2" office:value-type="string">
              <text:p text:style-name="P4">Selects the previous chart element.</text:p>
            </table:table-cell>
          </table:table-row>
          <table:table-row table:style-name="tb_5f_CG25218-012.2">
            <table:table-cell table:style-name="tb_5f_CG25218-012.A2" office:value-type="string">
              <text:p text:style-name="P4"><text:span text:style-name="Keystroke">Home</text:span></text:p>
            </table:table-cell>
            <table:table-cell table:style-name="tb_5f_CG25218-012.B2" office:value-type="string">
              <text:p text:style-name="P4">Selects the first chart element.</text:p>
            </table:table-cell>
          </table:table-row>
          <table:table-row table:style-name="tb_5f_CG25218-012.2">
            <table:table-cell table:style-name="tb_5f_CG25218-012.A2" office:value-type="string">
              <text:p text:style-name="P4"><text:span text:style-name="Keystroke">End</text:span></text:p>
            </table:table-cell>
            <table:table-cell table:style-name="tb_5f_CG25218-012.B2" office:value-type="string">
              <text:p text:style-name="P4">Selects the last chart element.</text:p>
            </table:table-cell>
          </table:table-row>
          <table:table-row table:style-name="tb_5f_CG25218-012.2">
            <table:table-cell table:style-name="tb_5f_CG25218-012.A2" office:value-type="string">
              <text:p text:style-name="P4"><text:span text:style-name="Keystroke">Esc</text:span></text:p>
            </table:table-cell>
            <table:table-cell table:style-name="tb_5f_CG25218-012.B2" office:value-type="string">
              <text:p text:style-name="P4">Cancels selection.</text:p>
            </table:table-cell>
          </table:table-row>
          <table:table-row table:style-name="tb_5f_CG25218-012.2">
            <table:table-cell table:style-name="tb_5f_CG25218-012.A2" office:value-type="string">
              <text:p text:style-name="P4"><text:span text:style-name="Keystroke">Arrow</text:span> <text:span text:style-name="Keystroke">keys</text:span></text:p>
            </table:table-cell>
            <table:table-cell table:style-name="tb_5f_CG25218-012.B2" office:value-type="string">
              <text:p text:style-name="P4">Moves the element in the direction of the arrow.</text:p>
            </table:table-cell>
          </table:table-row>
          <table:table-row table:style-name="tb_5f_CG25218-012.2">
            <table:table-cell table:style-name="tb_5f_CG25218-012.A2" office:value-type="string">
              <text:p text:style-name="P4"><text:span text:style-name="Keystroke">Arrow</text:span> <text:span text:style-name="Keystroke">keys</text:span> in pie charts</text:p>
            </table:table-cell>
            <table:table-cell table:style-name="tb_5f_CG25218-012.B2" office:value-type="string">
              <text:p text:style-name="P4">Moves the selected pie segment in the direction of the arrow.</text:p>
            </table:table-cell>
          </table:table-row>
          <table:table-row table:style-name="tb_5f_CG25218-012.2">
            <table:table-cell table:style-name="tb_5f_CG25218-012.A2" office:value-type="string">
              <text:p text:style-name="P4"><text:span text:style-name="Keystroke">F2</text:span> in titles</text:p>
            </table:table-cell>
            <table:table-cell table:style-name="tb_5f_CG25218-012.B2" office:value-type="string">
              <text:p text:style-name="P4">Enters text input mode.</text:p>
            </table:table-cell>
          </table:table-row>
          <table:table-row table:style-name="tb_5f_CG25218-012.2">
            <table:table-cell table:style-name="tb_5f_CG25218-012.A2" office:value-type="string">
              <text:p text:style-name="P4"><text:span text:style-name="Keystroke">F3</text:span> in legends and data series</text:p>
            </table:table-cell>
            <table:table-cell table:style-name="tb_5f_CG25218-012.B2" office:value-type="string">
              <text:p text:style-name="P4">Opens groups so that you can edit the individual components.</text:p>
            </table:table-cell>
          </table:table-row>
          <table:table-row table:style-name="tb_5f_CG25218-012.2">
            <table:table-cell table:style-name="tb_5f_CG25218-012.A2" office:value-type="string">
              <text:p text:style-name="P4"><text:span text:style-name="Keystroke">Ctrl</text:span>+<text:span text:style-name="Keystroke">F3</text:span> in legends and data series</text:p>
            </table:table-cell>
            <table:table-cell table:style-name="tb_5f_CG25218-012.B2" office:value-type="string">
              <text:p text:style-name="P4">Exits groups.</text:p>
            </table:table-cell>
          </table:table-row>
          <table:table-row table:style-name="tb_5f_CG25218-012.2">
            <table:table-cell table:style-name="tb_5f_CG25218-012.A2" office:value-type="string">
              <text:p text:style-name="P4"><text:span text:style-name="Keystroke">+</text:span>/<text:span text:style-name="Keystroke">-</text:span></text:p>
            </table:table-cell>
            <table:table-cell table:style-name="tb_5f_CG25218-012.B2" office:value-type="string">
              <text:p text:style-name="P4">Enlarges or shrinks the chart (use the <text:span text:style-name="Keystroke">+</text:span> / <text:span text:style-name="Keystroke">- </text:span>keys in the numeric keypad).</text:p>
            </table:table-cell>
          </table:table-row>
          <table:table-row table:style-name="tb_5f_CG25218-012.2">
            <table:table-cell table:style-name="tb_5f_CG25218-012.A2" office:value-type="string">
              <text:p text:style-name="P4"><text:span text:style-name="Keystroke">+</text:span>/<text:span text:style-name="Keystroke">-</text:span> in pie charts</text:p>
            </table:table-cell>
            <table:table-cell table:style-name="tb_5f_CG25218-012.B2" office:value-type="string">
              <text:p text:style-name="P4">Moves the selected pie segment off or into the pie chart (use the <text:span text:style-name="Keystroke">+</text:span> / <text:span text:style-name="Keystroke">- </text:span>keys in the numeric keypad).</text:p>
            </table:table-cell>
          </table:table-row>
        </table:table>
        <text:h text:style-name="Heading_20_2" text:outline-level="2"><text:bookmark-start text:name="__RefHeading___Toc3137_3463906016"/><text:soft-page-break/>Outline keyboard shortcuts<text:bookmark-end text:name="__RefHeading___Toc3137_3463906016"/></text:h>
        <text:p text:style-name="Text_20_body">Table <text:sequence-ref text:reference-format="value" text:ref-name="refTable11">12</text:sequence-ref><text:s/>lists shortcuts that are available in an outline window. To use these shortcuts, press <text:span text:style-name="Keystroke">F6</text:span> or <text:span text:style-name="Keystroke">Shift</text:span>+<text:span text:style-name="Keystroke">F6</text:span> until the vertical or horizontal outline window has the focus.</text:p>
        <text:p text:style-name="Table">Table <text:sequence text:ref-name="refTable11" text:name="Table" text:formula="ooow:Table+1" style:num-format="1">12</text:sequence>: Outline shortcuts</text:p>
        <table:table table:name="tb_CG25218-013" table:style-name="tb_5f_CG25218-013" table:template-name="LO User Guides">
          <table:table-column table:style-name="tb_5f_CG25218-013.A"/>
          <table:table-column table:style-name="tb_5f_CG25218-013.B"/>
          <table:table-header-rows>
            <table:table-row table:style-name="tb_5f_CG25218-013.1">
              <table:table-cell table:style-name="tb_5f_CG25218-013.A1" office:value-type="string">
                <text:p text:style-name="P3">Windows / Linux</text:p>
              </table:table-cell>
              <table:table-cell table:style-name="tb_5f_CG25218-013.B1" office:value-type="string">
                <text:p text:style-name="P3">Effect</text:p>
              </table:table-cell>
            </table:table-row>
          </table:table-header-rows>
          <table:table-row table:style-name="tb_5f_CG25218-013.2">
            <table:table-cell table:style-name="tb_5f_CG25218-013.A2" office:value-type="string">
              <text:p text:style-name="P4"><text:span text:style-name="Keystroke">Tab</text:span></text:p>
            </table:table-cell>
            <table:table-cell table:style-name="tb_5f_CG25218-013.B2" office:value-type="string">
              <text:p text:style-name="P4">Cycles through each outline indicator from top to bottom or left to right.</text:p>
            </table:table-cell>
          </table:table-row>
          <table:table-row table:style-name="tb_5f_CG25218-013.2">
            <table:table-cell table:style-name="tb_5f_CG25218-013.A2" office:value-type="string">
              <text:p text:style-name="P4"><text:span text:style-name="Keystroke">Shift</text:span>+<text:span text:style-name="Keystroke">Tab</text:span></text:p>
            </table:table-cell>
            <table:table-cell table:style-name="tb_5f_CG25218-013.B2" office:value-type="string">
              <text:p text:style-name="P4">Cycles through each outline indicator in the opposite direction.</text:p>
            </table:table-cell>
          </table:table-row>
          <table:table-row table:style-name="tb_5f_CG25218-013.2">
            <table:table-cell table:style-name="tb_5f_CG25218-013.A2" office:value-type="string">
              <text:p text:style-name="P4"><text:span text:style-name="Keystroke">Ctrl</text:span>+<text:span text:style-name="Keystroke">1</text:span> to <text:span text:style-name="Keystroke">Ctrl</text:span>+<text:span text:style-name="Keystroke">8</text:span></text:p>
            </table:table-cell>
            <table:table-cell table:style-name="tb_5f_CG25218-013.B2" office:value-type="string">
              <text:p text:style-name="P4">Show all levels up to the specified number while hiding all higher-numbered levels in the outline.</text:p>
            </table:table-cell>
          </table:table-row>
          <table:table-row table:style-name="tb_5f_CG25218-013.2">
            <table:table-cell table:style-name="tb_5f_CG25218-013.A2" office:value-type="string">
              <text:p text:style-name="P4"><text:span text:style-name="Keystroke">+/-</text:span></text:p>
            </table:table-cell>
            <table:table-cell table:style-name="tb_5f_CG25218-013.B2" office:value-type="string">
              <text:p text:style-name="P4">Shows (<text:span text:style-name="Keystroke">+</text:span>) or hides (<text:span text:style-name="Keystroke">-</text:span>) the focused outline group (use the <text:span text:style-name="Keystroke">+ </text:span>/ <text:span text:style-name="Keystroke">- </text:span>keys in the numeric keypad).</text:p>
            </table:table-cell>
          </table:table-row>
          <table:table-row table:style-name="tb_5f_CG25218-013.2">
            <table:table-cell table:style-name="tb_5f_CG25218-013.A2" office:value-type="string">
              <text:p text:style-name="P4"><text:span text:style-name="Keystroke">Enter</text:span></text:p>
            </table:table-cell>
            <table:table-cell table:style-name="tb_5f_CG25218-013.B2" office:value-type="string">
              <text:p text:style-name="P4">Activates the focused indicator button.</text:p>
            </table:table-cell>
          </table:table-row>
          <table:table-row table:style-name="tb_5f_CG25218-013.2">
            <table:table-cell table:style-name="tb_5f_CG25218-013.A2" office:value-type="string">
              <text:p text:style-name="P4"><text:span text:style-name="Keystroke">Arrow</text:span> <text:span text:style-name="Keystroke">keys</text:span></text:p>
            </table:table-cell>
            <table:table-cell table:style-name="tb_5f_CG25218-013.B2" office:value-type="string">
              <text:p text:style-name="P4">Cycles through indicator buttons in the direction of the arrow.</text:p>
            </table:table-cell>
          </table:table-row>
        </table:table>
        <text:h text:style-name="Heading_20_2" text:outline-level="2"><text:bookmark-start text:name="__RefHeading___Toc3139_3463906016"/><text:alphabetical-index-mark text:string-value="that cannot be modified (Windows / Linux)" text:key1="keyboard shortcuts"/>Keyboard shortcuts that cannot be modified<text:bookmark-end text:name="__RefHeading___Toc3139_3463906016"/></text:h>
        <text:p text:style-name="Text_20_body">Table <text:sequence-ref text:reference-format="value" text:ref-name="refTable12">13</text:sequence-ref><text:s/>identifies the key combinations that are grayed out (not available for modification) in the <text:span text:style-name="Emphasis">Shortcut Keys</text:span> list on the Keyboard tab of the <text:span text:style-name="Strong_20_Emphasis">Tools &gt; Customize</text:span> dialog with <text:span text:style-name="Strong_20_Emphasis">Calc</text:span> selected.</text:p>
        <text:p text:style-name="Table">Table <text:sequence text:ref-name="refTable12" text:name="Table" text:formula="ooow:Table+1" style:num-format="1">13</text:sequence>: Grayed key combinations in Tools &gt; Customize &gt; Keyboard</text:p>
        <table:table table:name="tb_CG25218-014" table:style-name="tb_5f_CG25218-014" table:template-name="LO User Guides">
          <table:table-column table:style-name="tb_5f_CG25218-014.A"/>
          <table:table-column table:style-name="tb_5f_CG25218-014.B"/>
          <table:table-header-rows>
            <table:table-row table:style-name="tb_5f_CG25218-014.1">
              <table:table-cell table:style-name="tb_5f_CG25218-014.A1" office:value-type="string">
                <text:p text:style-name="P3">Operating system</text:p>
              </table:table-cell>
              <table:table-cell table:style-name="tb_5f_CG25218-014.B1" office:value-type="string">
                <text:p text:style-name="P3">Key combinations grayed in Customize dialog</text:p>
              </table:table-cell>
            </table:table-row>
          </table:table-header-rows>
          <table:table-row table:style-name="tb_5f_CG25218-014.2">
            <table:table-cell table:style-name="tb_5f_CG25218-014.A2" office:value-type="string">
              <text:p text:style-name="P4">Windows 10</text:p>
            </table:table-cell>
            <table:table-cell table:style-name="tb_5f_CG25218-014.B2" office:value-type="string">
              <text:p text:style-name="P4"><text:span text:style-name="Keystroke">F1</text:span>, <text:span text:style-name="Keystroke">Ctrl</text:span>+<text:span text:style-name="Keystroke">F1</text:span>, <text:span text:style-name="Keystroke">Shift</text:span>+<text:span text:style-name="Keystroke">F1</text:span></text:p>
              <text:p text:style-name="P4"><text:span text:style-name="Keystroke">Shift</text:span>+<text:span text:style-name="Keystroke">F2</text:span></text:p>
              <text:p text:style-name="P4"><text:span text:style-name="Keystroke">Ctrl</text:span>+<text:span text:style-name="Keystroke">F4</text:span>, <text:span text:style-name="Keystroke">Alt</text:span>+<text:span text:style-name="Keystroke">F4</text:span>, <text:span text:style-name="Keystroke">Ctrl</text:span>+<text:span text:style-name="Keystroke">Alt</text:span>+<text:span text:style-name="Keystroke">F4</text:span></text:p>
              <text:p text:style-name="P4"><text:span text:style-name="Keystroke">F6</text:span>, <text:span text:style-name="Keystroke">Ctrl</text:span>+<text:span text:style-name="Keystroke">F6</text:span>, <text:span text:style-name="Keystroke">Shift</text:span>+<text:span text:style-name="Keystroke">F6</text:span>, <text:span text:style-name="Keystroke">Ctrl</text:span>+<text:span text:style-name="Keystroke">Shift</text:span>+<text:span text:style-name="Keystroke">F6</text:span></text:p>
              <text:p text:style-name="P4"><text:span text:style-name="Keystroke">F10</text:span></text:p>
            </table:table-cell>
          </table:table-row>
          <table:table-row table:style-name="tb_5f_CG25218-014.2">
            <table:table-cell table:style-name="tb_5f_CG25218-014.A2" office:value-type="string">
              <text:p text:style-name="P4">Linux</text:p>
            </table:table-cell>
            <table:table-cell table:style-name="tb_5f_CG25218-014.B2" office:value-type="string">
              <text:p text:style-name="P4"><text:span text:style-name="Keystroke">F1</text:span>, <text:span text:style-name="Keystroke">Ctrl</text:span>+<text:span text:style-name="Keystroke">F1</text:span>, <text:span text:style-name="Keystroke">Shift</text:span>+<text:span text:style-name="Keystroke">F1</text:span></text:p>
              <text:p text:style-name="P4"><text:span text:style-name="Keystroke">Shift</text:span>+<text:span text:style-name="Keystroke">F2</text:span></text:p>
              <text:p text:style-name="P4"><text:span text:style-name="Keystroke">Ctrl</text:span>+<text:span text:style-name="Keystroke">F4</text:span>, <text:span text:style-name="Keystroke">Alt</text:span>+<text:span text:style-name="Keystroke">F4</text:span>, <text:span text:style-name="Keystroke">Ctrl</text:span>+<text:span text:style-name="Keystroke">Alt</text:span>+<text:span text:style-name="Keystroke">F4</text:span></text:p>
              <text:p text:style-name="P4"><text:span text:style-name="Keystroke">F6</text:span>, <text:span text:style-name="Keystroke">Ctrl</text:span>+<text:span text:style-name="Keystroke">F6</text:span>, <text:span text:style-name="Keystroke">Shift</text:span>+<text:span text:style-name="Keystroke">F6</text:span>, <text:span text:style-name="Keystroke">Ctrl</text:span>+<text:span text:style-name="Keystroke">Shift</text:span>+<text:span text:style-name="Keystroke">F6</text:span></text:p>
              <text:p text:style-name="P4"><text:span text:style-name="Keystroke">F10</text:span></text:p>
              <text:p text:style-name="P4"><text:span text:style-name="Keystroke">Ctrl</text:span>+<text:span text:style-name="Keystroke">Shift</text:span>+<text:span text:style-name="Keystroke">0</text:span>, <text:span text:style-name="Keystroke">Ctrl</text:span>+<text:span text:style-name="Keystroke">Shift</text:span>+<text:span text:style-name="Keystroke">1</text:span>, <text:span text:style-name="Keystroke">Ctrl</text:span>+<text:span text:style-name="Keystroke">Shift</text:span>+<text:span text:style-name="Keystroke">2</text:span>, <text:span text:style-name="Keystroke">Ctrl</text:span>+<text:span text:style-name="Keystroke">Shift</text:span>+<text:span text:style-name="Keystroke">3</text:span>, <text:span text:style-name="Keystroke">Ctrl</text:span>+<text:span text:style-name="Keystroke">Shift</text:span>+<text:span text:style-name="Keystroke">4</text:span>, <text:span text:style-name="Keystroke">Ctrl</text:span>+<text:span text:style-name="Keystroke">Shift</text:span>+<text:span text:style-name="Keystroke">5</text:span>, <text:span text:style-name="Keystroke">Ctrl</text:span>+<text:span text:style-name="Keystroke">Shift</text:span>+<text:span text:style-name="Keystroke">6</text:span>, <text:span text:style-name="Keystroke">Ctrl</text:span>+<text:span text:style-name="Keystroke">Shift</text:span>+<text:span text:style-name="Keystroke">7</text:span>, <text:span text:style-name="Keystroke">Ctrl</text:span>+<text:span text:style-name="Keystroke">Shift</text:span>+<text:span text:style-name="Keystroke">8</text:span>, <text:span text:style-name="Keystroke">Ctrl</text:span>+<text:span text:style-name="Keystroke">Shift</text:span>+<text:span text:style-name="Keystroke">9</text:span></text:p>
            </table:table-cell>
          </table:table-row>
        </table:table>
        <text:h text:style-name="Heading_20_1" text:outline-level="1"><text:bookmark-start text:name="__RefHeading___Toc2969_4423042"/><text:alphabetical-index-mark text:string-value="keyboard shortcuts" text:key1="macOS"/><text:alphabetical-index-mark text:string-value="macOS" text:key1="keyboard shortcuts"/>macOS keyboard shortcuts<text:bookmark-end text:name="__RefHeading___Toc2969_4423042"/></text:h>
        <text:h text:style-name="Heading_20_2" text:outline-level="2"><text:bookmark-start text:name="__RefHeading___Toc6282_3277479468"/>macOS keyboard symbols<text:bookmark-end text:name="__RefHeading___Toc6282_3277479468"/></text:h>
        <text:p text:style-name="Text_20_body">Keys on many macOS keyboards use symbols rather than text labels. Table <text:sequence-ref text:reference-format="value" text:ref-name="refTable13">14</text:sequence-ref><text:s/>identifies some common macOS keyboard symbols with their meanings. In the tables that follow, the key names are used rather than symbols, since the latter may not appear on all macOS keyboards.</text:p>
        <text:p text:style-name="Table"><text:soft-page-break/>Table <text:sequence text:ref-name="refTable13" text:name="Table" text:formula="ooow:Table+1" style:num-format="1">14</text:sequence>: Common macOS keyboard symbols</text:p>
        <table:table table:name="tb_CG25218-015" table:style-name="tb_5f_CG25218-015" table:template-name="LO User Guides">
          <table:table-column table:style-name="tb_5f_CG25218-015.A"/>
          <table:table-column table:style-name="tb_5f_CG25218-015.B"/>
          <table:table-header-rows>
            <table:table-row table:style-name="tb_5f_CG25218-015.1">
              <table:table-cell table:style-name="tb_5f_CG25218-015.A1" office:value-type="string">
                <text:p text:style-name="P3">Key name</text:p>
              </table:table-cell>
              <table:table-cell table:style-name="tb_5f_CG25218-015.B1" office:value-type="string">
                <text:p text:style-name="P3">Symbol</text:p>
              </table:table-cell>
            </table:table-row>
          </table:table-header-rows>
          <table:table-row table:style-name="tb_5f_CG25218-015.1">
            <table:table-cell table:style-name="tb_5f_CG25218-015.A2" office:value-type="string">
              <text:p text:style-name="P4"><text:span text:style-name="Keystroke">Command</text:span> (shortened to “Cmd” in the tables that follow)</text:p>
            </table:table-cell>
            <table:table-cell table:style-name="tb_5f_CG25218-015.B2" office:value-type="string">
              <text:p text:style-name="P4">⌘</text:p>
            </table:table-cell>
          </table:table-row>
          <table:table-row table:style-name="tb_5f_CG25218-015.3">
            <table:table-cell table:style-name="tb_5f_CG25218-015.A2" office:value-type="string">
              <text:p text:style-name="P4"><text:span text:style-name="Keystroke">Control</text:span> (shorted to “Ctrl” in the tables that follow)</text:p>
            </table:table-cell>
            <table:table-cell table:style-name="tb_5f_CG25218-015.B2" office:value-type="string">
              <text:p text:style-name="P4">^</text:p>
            </table:table-cell>
          </table:table-row>
          <table:table-row table:style-name="tb_5f_CG25218-015.3">
            <table:table-cell table:style-name="tb_5f_CG25218-015.A2" office:value-type="string">
              <text:p text:style-name="P4"><text:span text:style-name="Keystroke">Option</text:span></text:p>
            </table:table-cell>
            <table:table-cell table:style-name="tb_5f_CG25218-015.B2" office:value-type="string">
              <text:p text:style-name="P4">⌥</text:p>
            </table:table-cell>
          </table:table-row>
          <table:table-row table:style-name="tb_5f_CG25218-015.3">
            <table:table-cell table:style-name="tb_5f_CG25218-015.A2" office:value-type="string">
              <text:p text:style-name="P4"><text:span text:style-name="Keystroke">Shift</text:span></text:p>
            </table:table-cell>
            <table:table-cell table:style-name="tb_5f_CG25218-015.B2" office:value-type="string">
              <text:p text:style-name="P4">⇑</text:p>
            </table:table-cell>
          </table:table-row>
          <table:table-row table:style-name="tb_5f_CG25218-015.3">
            <table:table-cell table:style-name="tb_5f_CG25218-015.A2" office:value-type="string">
              <text:p text:style-name="P4"><text:span text:style-name="Keystroke">Page</text:span> <text:span text:style-name="Keystroke">Up</text:span> (shortened to “Pg Up” in the tables that follow)</text:p>
            </table:table-cell>
            <table:table-cell table:style-name="tb_5f_CG25218-015.B2" office:value-type="string">
              <text:p text:style-name="P4">⇞</text:p>
            </table:table-cell>
          </table:table-row>
          <table:table-row table:style-name="tb_5f_CG25218-015.3">
            <table:table-cell table:style-name="tb_5f_CG25218-015.A2" office:value-type="string">
              <text:p text:style-name="P4"><text:span text:style-name="Keystroke">Page</text:span> <text:span text:style-name="Keystroke">Down</text:span> (shortened to “Pg Dn” in the tables that follow)</text:p>
            </table:table-cell>
            <table:table-cell table:style-name="tb_5f_CG25218-015.B2" office:value-type="string">
              <text:p text:style-name="P4">⇟</text:p>
            </table:table-cell>
          </table:table-row>
          <table:table-row table:style-name="tb_5f_CG25218-015.3">
            <table:table-cell table:style-name="tb_5f_CG25218-015.A2" office:value-type="string">
              <text:p text:style-name="P4"><text:span text:style-name="Keystroke">Home</text:span></text:p>
            </table:table-cell>
            <table:table-cell table:style-name="tb_5f_CG25218-015.B2" office:value-type="string">
              <text:p text:style-name="P4">↖</text:p>
            </table:table-cell>
          </table:table-row>
          <table:table-row table:style-name="tb_5f_CG25218-015.3">
            <table:table-cell table:style-name="tb_5f_CG25218-015.A2" office:value-type="string">
              <text:p text:style-name="P4"><text:span text:style-name="Keystroke">End</text:span></text:p>
            </table:table-cell>
            <table:table-cell table:style-name="tb_5f_CG25218-015.B2" office:value-type="string">
              <text:p text:style-name="P4">↘</text:p>
            </table:table-cell>
          </table:table-row>
          <table:table-row table:style-name="tb_5f_CG25218-015.3">
            <table:table-cell table:style-name="tb_5f_CG25218-015.A2" office:value-type="string">
              <text:p text:style-name="P4"><text:span text:style-name="Keystroke">Delete</text:span></text:p>
            </table:table-cell>
            <table:table-cell table:style-name="tb_5f_CG25218-015.B2" office:value-type="string">
              <text:p text:style-name="P4">⌫</text:p>
            </table:table-cell>
          </table:table-row>
          <table:table-row table:style-name="tb_5f_CG25218-015.3">
            <table:table-cell table:style-name="tb_5f_CG25218-015.A2" office:value-type="string">
              <text:p text:style-name="P4"><text:span text:style-name="Keystroke">Forward</text:span> <text:span text:style-name="Keystroke">Delete</text:span> (shortened to “Fwd Del” in the tables that follow)</text:p>
            </table:table-cell>
            <table:table-cell table:style-name="tb_5f_CG25218-015.B2" office:value-type="string">
              <text:p text:style-name="P4">⌦</text:p>
            </table:table-cell>
          </table:table-row>
        </table:table>
        <text:h text:style-name="Heading_20_2" text:outline-level="2"><text:bookmark-start text:name="__RefHeading___Toc2774_4423042"/>Keyboard shortcuts for Menu bar options and toolbars<text:bookmark-end text:name="__RefHeading___Toc2774_4423042"/></text:h>
        <text:p text:style-name="Text_20_body">Tables <text:sequence-ref text:reference-format="value" text:ref-name="refTable14">15</text:sequence-ref><text:s/>to <text:sequence-ref text:reference-format="value" text:ref-name="refTable17">18</text:sequence-ref><text:s/>list Calc keyboard shortcuts that can be used instead of the options on the Menu bar, the Standard toolbar, or the Formatting toolbar. The toolbars are assumed to contain the initial default set of icons, without any user customizations.</text:p>
        <text:p text:style-name="Table">Table <text:sequence text:ref-name="refTable14" text:name="Table" text:formula="ooow:Table+1" style:num-format="1">15</text:sequence>: Function key shortcuts for menu and toolbar options</text:p>
        <table:table table:name="tb_CG25218-016" table:style-name="tb_5f_CG25218-016" table:template-name="LO User Guides">
          <table:table-column table:style-name="tb_5f_CG25218-016.A"/>
          <table:table-column table:style-name="tb_5f_CG25218-016.B"/>
          <table:table-header-rows>
            <table:table-row table:style-name="tb_5f_CG25218-016.1">
              <table:table-cell table:style-name="tb_5f_CG25218-016.A1" office:value-type="string">
                <text:p text:style-name="P3">macOS</text:p>
              </table:table-cell>
              <table:table-cell table:style-name="tb_5f_CG25218-016.B1" office:value-type="string">
                <text:p text:style-name="P3">Equivalent Menu bar / toolbar option</text:p>
              </table:table-cell>
            </table:table-row>
          </table:table-header-rows>
          <table:table-row table:style-name="tb_5f_CG25218-016.2">
            <table:table-cell table:style-name="tb_5f_CG25218-016.A2" office:value-type="string">
              <text:p text:style-name="P4"><text:span text:style-name="Keystroke">F1</text:span></text:p>
            </table:table-cell>
            <table:table-cell table:style-name="tb_5f_CG25218-016.B2" office:value-type="string">
              <text:p text:style-name="P4"><text:span text:style-name="Strong_20_Emphasis">Help &gt; LibreOffice Help.</text:span></text:p>
            </table:table-cell>
          </table:table-row>
          <table:table-row table:style-name="tb_5f_CG25218-016.2">
            <table:table-cell table:style-name="tb_5f_CG25218-016.A2" office:value-type="string">
              <text:p text:style-name="P4"><text:span text:style-name="Keystroke">F2</text:span></text:p>
            </table:table-cell>
            <table:table-cell table:style-name="tb_5f_CG25218-016.B2" office:value-type="string">
              <text:p text:style-name="P4"><text:span text:style-name="Strong_20_Emphasis">Edit &gt; Cell Edit Mode.</text:span></text:p>
            </table:table-cell>
          </table:table-row>
          <table:table-row table:style-name="tb_5f_CG25218-016.2">
            <table:table-cell table:style-name="tb_5f_CG25218-016.A2" office:value-type="string">
              <text:p text:style-name="P4"><text:span text:style-name="Keystroke">Cmd</text:span>+<text:span text:style-name="Keystroke">F2</text:span></text:p>
            </table:table-cell>
            <table:table-cell table:style-name="tb_5f_CG25218-016.B2" office:value-type="string">
              <text:p text:style-name="P4"><text:span text:style-name="Strong_20_Emphasis">Insert &gt; Function.</text:span></text:p>
            </table:table-cell>
          </table:table-row>
          <table:table-row table:style-name="tb_5f_CG25218-016.2">
            <table:table-cell table:style-name="tb_5f_CG25218-016.A2" office:value-type="string">
              <text:p text:style-name="P4"><text:span text:style-name="Keystroke">Cmd</text:span>+<text:span text:style-name="Keystroke">F3</text:span></text:p>
            </table:table-cell>
            <table:table-cell table:style-name="tb_5f_CG25218-016.B2" office:value-type="string">
              <text:p text:style-name="P4"><text:span text:style-name="Strong_20_Emphasis">Sheet &gt; Named Ranges and Expressions &gt; Manage.</text:span></text:p>
            </table:table-cell>
          </table:table-row>
          <table:table-row table:style-name="tb_5f_CG25218-016.2">
            <table:table-cell table:style-name="tb_5f_CG25218-016.A2" office:value-type="string">
              <text:p text:style-name="P4"><text:span text:style-name="Keystroke">Shift</text:span>+<text:span text:style-name="Keystroke">F3</text:span></text:p>
            </table:table-cell>
            <table:table-cell table:style-name="tb_5f_CG25218-016.B2" office:value-type="string">
              <text:p text:style-name="P4"><text:span text:style-name="Strong_20_Emphasis">Format &gt; Text &gt; Cycle Case.</text:span></text:p>
            </table:table-cell>
          </table:table-row>
          <table:table-row table:style-name="tb_5f_CG25218-016.2">
            <table:table-cell table:style-name="tb_5f_CG25218-016.A2" office:value-type="string">
              <text:p text:style-name="P4"><text:span text:style-name="Keystroke">F4</text:span></text:p>
            </table:table-cell>
            <table:table-cell table:style-name="tb_5f_CG25218-016.B2" office:value-type="string">
              <text:p text:style-name="P4"><text:span text:style-name="Strong_20_Emphasis">Sheet &gt; Cycle Cell Reference Types.</text:span></text:p>
            </table:table-cell>
          </table:table-row>
          <table:table-row table:style-name="tb_5f_CG25218-016.2">
            <table:table-cell table:style-name="tb_5f_CG25218-016.A2" office:value-type="string">
              <text:p text:style-name="P4"><text:span text:style-name="Keystroke">Shift</text:span>+<text:span text:style-name="Keystroke">Cmd</text:span>+<text:span text:style-name="Keystroke">F4</text:span></text:p>
            </table:table-cell>
            <table:table-cell table:style-name="tb_5f_CG25218-016.B2" office:value-type="string">
              <text:p text:style-name="P4"><text:span text:style-name="Strong_20_Emphasis">View &gt; Data Sources.</text:span></text:p>
            </table:table-cell>
          </table:table-row>
          <table:table-row table:style-name="tb_5f_CG25218-016.2">
            <table:table-cell table:style-name="tb_5f_CG25218-016.A2" office:value-type="string">
              <text:p text:style-name="P4"><text:span text:style-name="Keystroke">F5</text:span></text:p>
            </table:table-cell>
            <table:table-cell table:style-name="tb_5f_CG25218-016.B2" office:value-type="string">
              <text:p text:style-name="P4"><text:span text:style-name="Strong_20_Emphasis">View &gt; Navigator.</text:span></text:p>
            </table:table-cell>
          </table:table-row>
          <table:table-row table:style-name="tb_5f_CG25218-016.2">
            <table:table-cell table:style-name="tb_5f_CG25218-016.A2" office:value-type="string">
              <text:p text:style-name="P4"><text:span text:style-name="Keystroke">Cmd</text:span>+<text:span text:style-name="Keystroke">F5</text:span></text:p>
            </table:table-cell>
            <table:table-cell table:style-name="tb_5f_CG25218-016.B2" office:value-type="string">
              <text:p text:style-name="P4"><text:span text:style-name="Strong_20_Emphasis">View &gt; Sidebar.</text:span></text:p>
            </table:table-cell>
          </table:table-row>
          <table:table-row table:style-name="tb_5f_CG25218-016.2">
            <table:table-cell table:style-name="tb_5f_CG25218-016.A2" office:value-type="string">
              <text:p text:style-name="P4"><text:span text:style-name="Keystroke">Shift</text:span>+<text:span text:style-name="Keystroke">F5</text:span></text:p>
            </table:table-cell>
            <table:table-cell table:style-name="tb_5f_CG25218-016.B2" office:value-type="string">
              <text:p text:style-name="P4"><text:span text:style-name="Strong_20_Emphasis">Tools &gt; Detective &gt; Trace Dependents.</text:span></text:p>
            </table:table-cell>
          </table:table-row>
          <table:table-row table:style-name="tb_5f_CG25218-016.2">
            <table:table-cell table:style-name="tb_5f_CG25218-016.A2" office:value-type="string">
              <text:p text:style-name="P4"><text:span text:style-name="Keystroke">Cmd</text:span>+<text:span text:style-name="Keystroke">F7</text:span></text:p>
            </table:table-cell>
            <table:table-cell table:style-name="tb_5f_CG25218-016.B2" office:value-type="string">
              <text:p text:style-name="P4"><text:span text:style-name="Strong_20_Emphasis">Tools &gt; Thesaurus.</text:span></text:p>
            </table:table-cell>
          </table:table-row>
          <table:table-row table:style-name="tb_5f_CG25218-016.2">
            <table:table-cell table:style-name="tb_5f_CG25218-016.A2" office:value-type="string">
              <text:p text:style-name="P4"><text:span text:style-name="Keystroke">Shift</text:span>+<text:span text:style-name="Keystroke">Cmd</text:span>+<text:span text:style-name="Keystroke">F7</text:span></text:p>
            </table:table-cell>
            <table:table-cell table:style-name="tb_5f_CG25218-016.B2" office:value-type="string">
              <text:p text:style-name="P4"><text:span text:style-name="Strong_20_Emphasis">Tools &gt; Language &gt; Hangul/Hanja Conversion</text:span>. The availability of this menu option depends on selections in <text:span text:style-name="Strong_20_Emphasis">LibreOffice &gt; Preferences &gt; Language Setting &gt; Languages.</text:span></text:p>
            </table:table-cell>
          </table:table-row>
          <table:table-row table:style-name="tb_5f_CG25218-016.2">
            <table:table-cell table:style-name="tb_5f_CG25218-016.A2" office:value-type="string">
              <text:p text:style-name="P4"><text:span text:style-name="Keystroke">Shift</text:span>+<text:span text:style-name="Keystroke">F7</text:span></text:p>
            </table:table-cell>
            <table:table-cell table:style-name="tb_5f_CG25218-016.B2" office:value-type="string">
              <text:p text:style-name="P4"><text:span text:style-name="Strong_20_Emphasis">Tools &gt; Automatic Spell Checking.</text:span></text:p>
            </table:table-cell>
          </table:table-row>
          <table:table-row table:style-name="tb_5f_CG25218-016.2">
            <table:table-cell table:style-name="tb_5f_CG25218-016.A2" office:value-type="string">
              <text:p text:style-name="P4"><text:span text:style-name="Keystroke">Cmd</text:span>+<text:span text:style-name="Keystroke">F8</text:span></text:p>
            </table:table-cell>
            <table:table-cell table:style-name="tb_5f_CG25218-016.B2" office:value-type="string">
              <text:p text:style-name="P4"><text:span text:style-name="Strong_20_Emphasis">View &gt; Value Highlighting.</text:span></text:p>
            </table:table-cell>
          </table:table-row>
          <table:table-row table:style-name="tb_5f_CG25218-016.2">
            <table:table-cell table:style-name="tb_5f_CG25218-016.A2" office:value-type="string">
              <text:p text:style-name="P4"><text:span text:style-name="Keystroke">F9</text:span></text:p>
            </table:table-cell>
            <table:table-cell table:style-name="tb_5f_CG25218-016.B2" office:value-type="string">
              <text:p text:style-name="P4"><text:span text:style-name="Strong_20_Emphasis">Data &gt; Calculate &gt; Recalculate.</text:span></text:p>
            </table:table-cell>
          </table:table-row>
          <table:table-row table:style-name="tb_5f_CG25218-016.2">
            <table:table-cell table:style-name="tb_5f_CG25218-016.A2" office:value-type="string">
              <text:p text:style-name="P4"><text:span text:style-name="Keystroke">Shift</text:span>+<text:span text:style-name="Keystroke">F9</text:span></text:p>
            </table:table-cell>
            <table:table-cell table:style-name="tb_5f_CG25218-016.B2" office:value-type="string">
              <text:p text:style-name="P4"><text:span text:style-name="Strong_20_Emphasis">Tools &gt; Detective &gt; Trace Precedents.</text:span></text:p>
            </table:table-cell>
          </table:table-row>
          <table:table-row table:style-name="tb_5f_CG25218-016.2">
            <table:table-cell table:style-name="tb_5f_CG25218-016.A2" office:value-type="string">
              <text:p text:style-name="P4"><text:span text:style-name="Keystroke">Shift</text:span>+<text:span text:style-name="Keystroke">Cmd</text:span>+<text:span text:style-name="Keystroke">F9</text:span></text:p>
            </table:table-cell>
            <table:table-cell table:style-name="tb_5f_CG25218-016.B2" office:value-type="string">
              <text:p text:style-name="P4"><text:span text:style-name="Strong_20_Emphasis">Data &gt; Calculate &gt; Recalculate Hard.</text:span></text:p>
            </table:table-cell>
          </table:table-row>
          <table:table-row table:style-name="tb_5f_CG25218-016.2">
            <table:table-cell table:style-name="tb_5f_CG25218-016.A2" office:value-type="string">
              <text:p text:style-name="P4"><text:span text:style-name="Keystroke">Shift</text:span>+<text:span text:style-name="Keystroke">F11</text:span></text:p>
            </table:table-cell>
            <table:table-cell table:style-name="tb_5f_CG25218-016.B2" office:value-type="string">
              <text:p text:style-name="P4"><text:span text:style-name="Strong_20_Emphasis">File &gt; Templates &gt; Save as Template.</text:span></text:p>
              <text:p text:style-name="P4">Via drop-down menu on <text:span text:style-name="Strong_20_Emphasis">Save</text:span> icon on Standard toolbar.</text:p>
            </table:table-cell>
          </table:table-row>
          <text:soft-page-break/>
          <table:table-row table:style-name="tb_5f_CG25218-016.2">
            <table:table-cell table:style-name="tb_5f_CG25218-016.A2" office:value-type="string">
              <text:p text:style-name="P4"><text:span text:style-name="Keystroke">F12</text:span></text:p>
            </table:table-cell>
            <table:table-cell table:style-name="tb_5f_CG25218-016.B2" office:value-type="string">
              <text:p text:style-name="P4"><text:span text:style-name="Strong_20_Emphasis">Data &gt; Group and Outline &gt; Group.</text:span></text:p>
            </table:table-cell>
          </table:table-row>
          <table:table-row table:style-name="tb_5f_CG25218-016.2">
            <table:table-cell table:style-name="tb_5f_CG25218-016.A2" office:value-type="string">
              <text:p text:style-name="P4"><text:span text:style-name="Keystroke">Cmd</text:span>+<text:span text:style-name="Keystroke">F12</text:span></text:p>
            </table:table-cell>
            <table:table-cell table:style-name="tb_5f_CG25218-016.B2" office:value-type="string">
              <text:p text:style-name="P4"><text:span text:style-name="Strong_20_Emphasis">Data &gt; Group and Outline &gt; Ungroup.</text:span></text:p>
            </table:table-cell>
          </table:table-row>
        </table:table>
        <text:p text:style-name="Table">Table <text:sequence text:ref-name="refTable15" text:name="Table" text:formula="ooow:Table+1" style:num-format="1">16</text:sequence>: Number key shortcuts for menu and toolbar options</text:p>
        <table:table table:name="tb_CG25218-017" table:style-name="tb_5f_CG25218-017" table:template-name="LO User Guides">
          <table:table-column table:style-name="tb_5f_CG25218-017.A"/>
          <table:table-column table:style-name="tb_5f_CG25218-017.B"/>
          <table:table-header-rows>
            <table:table-row table:style-name="tb_5f_CG25218-017.1">
              <table:table-cell table:style-name="tb_5f_CG25218-017.A1" office:value-type="string">
                <text:p text:style-name="P3">macOS</text:p>
              </table:table-cell>
              <table:table-cell table:style-name="tb_5f_CG25218-017.B1" office:value-type="string">
                <text:p text:style-name="P3">Equivalent Menu bar / toolbar option</text:p>
              </table:table-cell>
            </table:table-row>
          </table:table-header-rows>
          <table:table-row table:style-name="tb_5f_CG25218-017.2">
            <table:table-cell table:style-name="tb_5f_CG25218-017.A2" office:value-type="string">
              <text:p text:style-name="P4"><text:span text:style-name="Keystroke">Cmd</text:span>+<text:span text:style-name="Keystroke">1</text:span></text:p>
            </table:table-cell>
            <table:table-cell table:style-name="tb_5f_CG25218-017.B2" office:value-type="string">
              <text:p text:style-name="P4"><text:span text:style-name="Strong_20_Emphasis">Format &gt; Cells.</text:span></text:p>
            </table:table-cell>
          </table:table-row>
          <table:table-row table:style-name="tb_5f_CG25218-017.2">
            <table:table-cell table:style-name="tb_5f_CG25218-017.A2" office:value-type="string">
              <text:p text:style-name="P4"><text:span text:style-name="Keystroke">Ctrl</text:span>+<text:span text:style-name="Keystroke">Shift</text:span>+<text:span text:style-name="Keystroke">1</text:span></text:p>
            </table:table-cell>
            <table:table-cell table:style-name="tb_5f_CG25218-017.B2" office:value-type="string">
              <text:p text:style-name="P4"><text:span text:style-name="Strong_20_Emphasis">Format &gt; Number Format &gt; Number</text:span> (use the “1” key on the main keyboard).</text:p>
              <text:p text:style-name="P4"><text:span text:style-name="Strong_20_Emphasis">Format as Number</text:span> icon on Formatting toolbar.</text:p>
            </table:table-cell>
          </table:table-row>
          <table:table-row table:style-name="tb_5f_CG25218-017.2">
            <table:table-cell table:style-name="tb_5f_CG25218-017.A2" office:value-type="string">
              <text:p text:style-name="P4"><text:span text:style-name="Keystroke">Ctrl</text:span>+<text:span text:style-name="Keystroke">Shift</text:span>+<text:span text:style-name="Keystroke">2</text:span></text:p>
            </table:table-cell>
            <table:table-cell table:style-name="tb_5f_CG25218-017.B2" office:value-type="string">
              <text:p text:style-name="P4"><text:span text:style-name="Strong_20_Emphasis">Format &gt; Number Format &gt; Scientific</text:span> (use the “2” key on the main keyboard).</text:p>
            </table:table-cell>
          </table:table-row>
          <table:table-row table:style-name="tb_5f_CG25218-017.2">
            <table:table-cell table:style-name="tb_5f_CG25218-017.A2" office:value-type="string">
              <text:p text:style-name="P4"><text:span text:style-name="Keystroke">Ctrl</text:span>+<text:span text:style-name="Keystroke">Shift</text:span>+<text:span text:style-name="Keystroke">3</text:span></text:p>
            </table:table-cell>
            <table:table-cell table:style-name="tb_5f_CG25218-017.B2" office:value-type="string">
              <text:p text:style-name="P4"><text:span text:style-name="Strong_20_Emphasis">Format &gt; Number Format &gt; Date</text:span> (use the “3” key on the main keyboard).</text:p>
              <text:p text:style-name="P4"><text:span text:style-name="Strong_20_Emphasis">Format as Date</text:span> icon on Formatting toolbar.</text:p>
            </table:table-cell>
          </table:table-row>
          <table:table-row table:style-name="tb_5f_CG25218-017.2">
            <table:table-cell table:style-name="tb_5f_CG25218-017.A2" office:value-type="string">
              <text:p text:style-name="P4"><text:span text:style-name="Keystroke">Ctrl</text:span>+<text:span text:style-name="Keystroke">Shift</text:span>+<text:span text:style-name="Keystroke">4</text:span></text:p>
            </table:table-cell>
            <table:table-cell table:style-name="tb_5f_CG25218-017.B2" office:value-type="string">
              <text:p text:style-name="P4"><text:span text:style-name="Strong_20_Emphasis">Format &gt; Number Format &gt; Currency</text:span> (use the “4” key on the main keyboard).</text:p>
              <text:p text:style-name="P4"><text:span text:style-name="Strong_20_Emphasis">Format as Currency</text:span> icon on Formatting toolbar.</text:p>
            </table:table-cell>
          </table:table-row>
          <table:table-row table:style-name="tb_5f_CG25218-017.2">
            <table:table-cell table:style-name="tb_5f_CG25218-017.A2" office:value-type="string">
              <text:p text:style-name="P4"><text:span text:style-name="Keystroke">Ctrl</text:span>+<text:span text:style-name="Keystroke">Shift</text:span>+<text:span text:style-name="Keystroke">5</text:span></text:p>
            </table:table-cell>
            <table:table-cell table:style-name="tb_5f_CG25218-017.B2" office:value-type="string">
              <text:p text:style-name="P4"><text:span text:style-name="Strong_20_Emphasis">Format &gt; Number Format &gt; Percent </text:span>(use the “5” key on the main keyboard).</text:p>
              <text:p text:style-name="P4"><text:span text:style-name="Strong_20_Emphasis">Format as Percent</text:span> icon on Formatting toolbar.</text:p>
            </table:table-cell>
          </table:table-row>
          <table:table-row table:style-name="tb_5f_CG25218-017.2">
            <table:table-cell table:style-name="tb_5f_CG25218-017.A2" office:value-type="string">
              <text:p text:style-name="P4"><text:span text:style-name="Keystroke">Ctrl</text:span>+<text:span text:style-name="Keystroke">Shift</text:span>+<text:span text:style-name="Keystroke">6</text:span></text:p>
            </table:table-cell>
            <table:table-cell table:style-name="tb_5f_CG25218-017.B2" office:value-type="string">
              <text:p text:style-name="P4"><text:span text:style-name="Strong_20_Emphasis">Format &gt; Number Format &gt; General </text:span><text:s/>(use the “6” key on the main keyboard).</text:p>
            </table:table-cell>
          </table:table-row>
        </table:table>
        <text:p text:style-name="Table">Table <text:sequence text:ref-name="refTable16" text:name="Table" text:formula="ooow:Table+1" style:num-format="1">17</text:sequence>: Letter key shortcuts for menu and toolbar options</text:p>
        <table:table table:name="tb_CG25218-018" table:style-name="tb_5f_CG25218-018" table:template-name="LO User Guides">
          <table:table-column table:style-name="tb_5f_CG25218-018.A"/>
          <table:table-column table:style-name="tb_5f_CG25218-018.B"/>
          <table:table-header-rows>
            <table:table-row table:style-name="tb_5f_CG25218-018.1">
              <table:table-cell table:style-name="tb_5f_CG25218-018.A1" office:value-type="string">
                <text:p text:style-name="P3">macOS</text:p>
              </table:table-cell>
              <table:table-cell table:style-name="tb_5f_CG25218-018.B1" office:value-type="string">
                <text:p text:style-name="P3">Equivalent Menu bar / toolbar option</text:p>
              </table:table-cell>
            </table:table-row>
          </table:table-header-rows>
          <table:table-row table:style-name="tb_5f_CG25218-018.2">
            <table:table-cell table:style-name="tb_5f_CG25218-018.A2" office:value-type="string">
              <text:p text:style-name="P4"><text:span text:style-name="Keystroke">Cmd</text:span>+<text:span text:style-name="Keystroke">B</text:span></text:p>
            </table:table-cell>
            <table:table-cell table:style-name="tb_5f_CG25218-018.B2" office:value-type="string">
              <text:p text:style-name="P4"><text:span text:style-name="Strong_20_Emphasis">Format &gt; Text &gt; Bold.</text:span></text:p>
              <text:p text:style-name="P4"><text:span text:style-name="Strong_20_Emphasis">Bold</text:span> icon on the Formatting toolbar.</text:p>
            </table:table-cell>
          </table:table-row>
          <table:table-row table:style-name="tb_5f_CG25218-018.2">
            <table:table-cell table:style-name="tb_5f_CG25218-018.A2" office:value-type="string">
              <text:p text:style-name="P4"><text:span text:style-name="Keystroke">Shift</text:span>+<text:span text:style-name="Keystroke">Cmd</text:span>+<text:span text:style-name="Keystroke">B</text:span></text:p>
            </table:table-cell>
            <table:table-cell table:style-name="tb_5f_CG25218-018.B2" office:value-type="string">
              <text:p text:style-name="P4"><text:span text:style-name="Strong_20_Emphasis">Format &gt; Text &gt; Subscript.</text:span></text:p>
            </table:table-cell>
          </table:table-row>
          <table:table-row table:style-name="tb_5f_CG25218-018.2">
            <table:table-cell table:style-name="tb_5f_CG25218-018.A2" office:value-type="string">
              <text:p text:style-name="P4"><text:span text:style-name="Keystroke">Cmd</text:span>+<text:span text:style-name="Keystroke">C</text:span></text:p>
            </table:table-cell>
            <table:table-cell table:style-name="tb_5f_CG25218-018.B2" office:value-type="string">
              <text:p text:style-name="P4"><text:span text:style-name="Strong_20_Emphasis">Edit &gt; Copy.</text:span></text:p>
              <text:p text:style-name="P4"><text:span text:style-name="Strong_20_Emphasis">Copy </text:span>icon on the Standard toolbar.</text:p>
            </table:table-cell>
          </table:table-row>
          <table:table-row table:style-name="tb_5f_CG25218-018.2">
            <table:table-cell table:style-name="tb_5f_CG25218-018.A2" office:value-type="string">
              <text:p text:style-name="P4"><text:span text:style-name="Keystroke">Option</text:span>+<text:span text:style-name="Keystroke">Cmd</text:span>+<text:span text:style-name="Keystroke">C</text:span></text:p>
            </table:table-cell>
            <table:table-cell table:style-name="tb_5f_CG25218-018.B2" office:value-type="string">
              <text:p text:style-name="P4"><text:span text:style-name="Strong_20_Emphasis">Insert &gt; Comment.</text:span></text:p>
              <text:p text:style-name="P4"><text:span text:style-name="Strong_20_Emphasis">Sheets &gt; Cell Comments &gt; Edit Comment.</text:span></text:p>
              <text:p text:style-name="P4"><text:span text:style-name="Strong_20_Emphasis">Insert Comment</text:span> icon on the Standard toolbar.</text:p>
            </table:table-cell>
          </table:table-row>
          <table:table-row table:style-name="tb_5f_CG25218-018.2">
            <table:table-cell table:style-name="tb_5f_CG25218-018.A2" office:value-type="string">
              <text:p text:style-name="P4"><text:span text:style-name="Keystroke">Cmd</text:span>+<text:span text:style-name="Keystroke">D</text:span></text:p>
            </table:table-cell>
            <table:table-cell table:style-name="tb_5f_CG25218-018.B2" office:value-type="string">
              <text:p text:style-name="P4"><text:span text:style-name="Strong_20_Emphasis">Sheet &gt; Fill Cells &gt; Fill Down.</text:span></text:p>
            </table:table-cell>
          </table:table-row>
          <table:table-row table:style-name="tb_5f_CG25218-018.2">
            <table:table-cell table:style-name="tb_5f_CG25218-018.A2" office:value-type="string">
              <text:p text:style-name="P4"><text:span text:style-name="Keystroke">Cmd</text:span>+<text:span text:style-name="Keystroke">E</text:span></text:p>
            </table:table-cell>
            <table:table-cell table:style-name="tb_5f_CG25218-018.B2" office:value-type="string">
              <text:p text:style-name="P4"><text:span text:style-name="Strong_20_Emphasis">Format &gt; Align &gt; Centered.</text:span></text:p>
              <text:p text:style-name="P4"><text:span text:style-name="Strong_20_Emphasis">Align Center</text:span> icon on the Formatting toolbar.</text:p>
            </table:table-cell>
          </table:table-row>
          <table:table-row table:style-name="tb_5f_CG25218-018.2">
            <table:table-cell table:style-name="tb_5f_CG25218-018.A2" office:value-type="string">
              <text:p text:style-name="P4"><text:span text:style-name="Keystroke">Option</text:span>+<text:span text:style-name="Keystroke">Cmd</text:span>+<text:span text:style-name="Keystroke">E</text:span></text:p>
            </table:table-cell>
            <table:table-cell table:style-name="tb_5f_CG25218-018.B2" office:value-type="string">
              <text:p text:style-name="P4"><text:span text:style-name="Strong_20_Emphasis">Tools &gt; Extension Manager.</text:span></text:p>
            </table:table-cell>
          </table:table-row>
          <table:table-row table:style-name="tb_5f_CG25218-018.2">
            <table:table-cell table:style-name="tb_5f_CG25218-018.A2" office:value-type="string">
              <text:p text:style-name="P4"><text:span text:style-name="Keystroke">Cmd</text:span>+<text:span text:style-name="Keystroke">F</text:span></text:p>
            </table:table-cell>
            <table:table-cell table:style-name="tb_5f_CG25218-018.B2" office:value-type="string">
              <text:p text:style-name="P4"><text:span text:style-name="Strong_20_Emphasis">Edit &gt; Find.</text:span></text:p>
            </table:table-cell>
          </table:table-row>
          <table:table-row table:style-name="tb_5f_CG25218-018.2">
            <table:table-cell table:style-name="tb_5f_CG25218-018.A2" office:value-type="string">
              <text:p text:style-name="P4"><text:span text:style-name="Keystroke">Option</text:span>+<text:span text:style-name="Keystroke">Cmd</text:span>+<text:span text:style-name="Keystroke">F</text:span></text:p>
            </table:table-cell>
            <table:table-cell table:style-name="tb_5f_CG25218-018.B2" office:value-type="string">
              <text:p text:style-name="P4"><text:span text:style-name="Strong_20_Emphasis">Edit &gt; Find and Replace.</text:span></text:p>
              <text:p text:style-name="P4"><text:span text:style-name="Strong_20_Emphasis">Find and Replace</text:span> icon on the Standard toolbar.</text:p>
            </table:table-cell>
          </table:table-row>
          <table:table-row table:style-name="tb_5f_CG25218-018.11">
            <table:table-cell table:style-name="tb_5f_CG25218-018.A2" office:value-type="string">
              <text:p text:style-name="P4"><text:span text:style-name="Keystroke">Ctrl</text:span>+<text:span text:style-name="Keystroke">Cmd</text:span>+<text:span text:style-name="Keystroke">F</text:span></text:p>
            </table:table-cell>
            <table:table-cell table:style-name="tb_5f_CG25218-018.B2" office:value-type="string">
              <text:p text:style-name="P4"><text:span text:style-name="Strong_20_Emphasis">View &gt; Full Screen.</text:span></text:p>
            </table:table-cell>
          </table:table-row>
          <table:table-row table:style-name="tb_5f_CG25218-018.11">
            <table:table-cell table:style-name="tb_5f_CG25218-018.A2" office:value-type="string">
              <text:p text:style-name="P4"><text:span text:style-name="Keystroke">Cmd</text:span>+<text:span text:style-name="Keystroke">H</text:span></text:p>
            </table:table-cell>
            <table:table-cell table:style-name="tb_5f_CG25218-018.B2" office:value-type="string">
              <text:p text:style-name="P4"><text:span text:style-name="Strong_20_Emphasis">LibreOffice &gt; Hide LibreOffice.</text:span></text:p>
            </table:table-cell>
          </table:table-row>
          <text:soft-page-break/>
          <table:table-row table:style-name="tb_5f_CG25218-018.2">
            <table:table-cell table:style-name="tb_5f_CG25218-018.A2" office:value-type="string">
              <text:p text:style-name="P4"><text:span text:style-name="Keystroke">Cmd</text:span>+<text:span text:style-name="Keystroke">I</text:span></text:p>
            </table:table-cell>
            <table:table-cell table:style-name="tb_5f_CG25218-018.B2" office:value-type="string">
              <text:p text:style-name="P4"><text:span text:style-name="Strong_20_Emphasis">Format &gt; Text &gt; Italic.</text:span></text:p>
              <text:p text:style-name="P4"><text:span text:style-name="Strong_20_Emphasis">Italic</text:span> icon on the Formatting toolbar.</text:p>
            </table:table-cell>
          </table:table-row>
          <table:table-row table:style-name="tb_5f_CG25218-018.2">
            <table:table-cell table:style-name="tb_5f_CG25218-018.A2" office:value-type="string">
              <text:p text:style-name="P4"><text:span text:style-name="Keystroke">Cmd</text:span>+<text:span text:style-name="Keystroke">J</text:span></text:p>
            </table:table-cell>
            <table:table-cell table:style-name="tb_5f_CG25218-018.B2" office:value-type="string">
              <text:p text:style-name="P4"><text:span text:style-name="Strong_20_Emphasis">Format &gt; Align &gt; Justified.</text:span></text:p>
            </table:table-cell>
          </table:table-row>
          <table:table-row table:style-name="tb_5f_CG25218-018.2">
            <table:table-cell table:style-name="tb_5f_CG25218-018.A2" office:value-type="string">
              <text:p text:style-name="P4"><text:span text:style-name="Keystroke">Cmd</text:span>+<text:span text:style-name="Keystroke">K</text:span></text:p>
            </table:table-cell>
            <table:table-cell table:style-name="tb_5f_CG25218-018.B2" office:value-type="string">
              <text:p text:style-name="P4"><text:span text:style-name="Strong_20_Emphasis">Insert &gt; Hyperlink.</text:span></text:p>
              <text:p text:style-name="P4"><text:span text:style-name="Strong_20_Emphasis">Insert Hyperlink</text:span> icon on the Standard toolbar.</text:p>
            </table:table-cell>
          </table:table-row>
          <table:table-row table:style-name="tb_5f_CG25218-018.2">
            <table:table-cell table:style-name="tb_5f_CG25218-018.A2" office:value-type="string">
              <text:p text:style-name="P4"><text:span text:style-name="Keystroke">Cmd</text:span>+<text:span text:style-name="Keystroke">L</text:span></text:p>
            </table:table-cell>
            <table:table-cell table:style-name="tb_5f_CG25218-018.B2" office:value-type="string">
              <text:p text:style-name="P4"><text:span text:style-name="Strong_20_Emphasis">Format &gt; Align &gt; Left.</text:span></text:p>
              <text:p text:style-name="P4"><text:span text:style-name="Strong_20_Emphasis">Align Left</text:span> icon on the Formatting toolbar.</text:p>
            </table:table-cell>
          </table:table-row>
          <table:table-row table:style-name="tb_5f_CG25218-018.2">
            <table:table-cell table:style-name="tb_5f_CG25218-018.A2" office:value-type="string">
              <text:p text:style-name="P4"><text:span text:style-name="Emphasis">Shift</text:span>+<text:span text:style-name="Keystroke">Cmd</text:span>+<text:span text:style-name="Keystroke">L</text:span></text:p>
            </table:table-cell>
            <table:table-cell table:style-name="tb_5f_CG25218-018.B2" office:value-type="string">
              <text:p text:style-name="P4"><text:span text:style-name="Strong_20_Emphasis">Data &gt; AutoFilter.</text:span></text:p>
              <text:p text:style-name="P4"><text:span text:style-name="Strong_20_Emphasis">AutoFilter</text:span> icon on the Standard toolbar.</text:p>
            </table:table-cell>
          </table:table-row>
          <table:table-row table:style-name="tb_5f_CG25218-018.2">
            <table:table-cell table:style-name="tb_5f_CG25218-018.A2" office:value-type="string">
              <text:p text:style-name="P4"><text:span text:style-name="Keystroke">Ctrl</text:span>+<text:span text:style-name="Keystroke">M</text:span></text:p>
            </table:table-cell>
            <table:table-cell table:style-name="tb_5f_CG25218-018.B2" office:value-type="string">
              <text:p text:style-name="P4"><text:span text:style-name="Strong_20_Emphasis">Format &gt; Clear Direct Formatting.</text:span></text:p>
              <text:p text:style-name="P4"><text:span text:style-name="Strong_20_Emphasis">Clear Direct Formatting</text:span> icon on the Standard toolbar.</text:p>
            </table:table-cell>
          </table:table-row>
          <table:table-row table:style-name="tb_5f_CG25218-018.2">
            <table:table-cell table:style-name="tb_5f_CG25218-018.A2" office:value-type="string">
              <text:p text:style-name="P4"><text:span text:style-name="Emphasis">Shift</text:span>+<text:span text:style-name="Keystroke">Cmd</text:span>+<text:span text:style-name="Keystroke">M</text:span></text:p>
            </table:table-cell>
            <table:table-cell table:style-name="tb_5f_CG25218-018.B2" office:value-type="string">
              <text:p text:style-name="P4"><text:span text:style-name="Strong_20_Emphasis">Edit &gt; Edit Mode.</text:span></text:p>
            </table:table-cell>
          </table:table-row>
          <table:table-row table:style-name="tb_5f_CG25218-018.2">
            <table:table-cell table:style-name="tb_5f_CG25218-018.A2" office:value-type="string">
              <text:p text:style-name="P4"><text:span text:style-name="Keystroke">Cmd</text:span>+<text:span text:style-name="Keystroke">N</text:span></text:p>
            </table:table-cell>
            <table:table-cell table:style-name="tb_5f_CG25218-018.B2" office:value-type="string">
              <text:p text:style-name="P4"><text:span text:style-name="Strong_20_Emphasis">File &gt; New &gt; Spreadsheet.</text:span></text:p>
              <text:p text:style-name="P4"><text:span text:style-name="Strong_20_Emphasis">New</text:span> icon on the Standard toolbar.</text:p>
            </table:table-cell>
          </table:table-row>
          <table:table-row table:style-name="tb_5f_CG25218-018.2">
            <table:table-cell table:style-name="tb_5f_CG25218-018.A2" office:value-type="string">
              <text:p text:style-name="P4"><text:span text:style-name="Keystroke">Shift</text:span>+<text:span text:style-name="Keystroke">Cmd</text:span>+<text:span text:style-name="Keystroke">N</text:span></text:p>
            </table:table-cell>
            <table:table-cell table:style-name="tb_5f_CG25218-018.B2" office:value-type="string">
              <text:p text:style-name="P4"><text:span text:style-name="Strong_20_Emphasis">File &gt; New &gt; Templates.</text:span></text:p>
              <text:p text:style-name="P4"><text:span text:style-name="Strong_20_Emphasis">File &gt; Templates &gt; Manage Templates.</text:span></text:p>
              <text:p text:style-name="P4">Via drop-down menu on <text:span text:style-name="Strong_20_Emphasis">New</text:span> icon on the Standard toolbar.</text:p>
            </table:table-cell>
          </table:table-row>
          <table:table-row table:style-name="tb_5f_CG25218-018.2">
            <table:table-cell table:style-name="tb_5f_CG25218-018.A2" office:value-type="string">
              <text:p text:style-name="P4"><text:span text:style-name="Keystroke">Cmd</text:span>+<text:span text:style-name="Keystroke">O</text:span></text:p>
            </table:table-cell>
            <table:table-cell table:style-name="tb_5f_CG25218-018.B2" office:value-type="string">
              <text:p text:style-name="P4"><text:span text:style-name="Strong_20_Emphasis">File &gt; Open.</text:span></text:p>
              <text:p text:style-name="P4"><text:span text:style-name="Strong_20_Emphasis">Open</text:span> icon on the Standard toolbar.</text:p>
            </table:table-cell>
          </table:table-row>
          <table:table-row table:style-name="tb_5f_CG25218-018.2">
            <table:table-cell table:style-name="tb_5f_CG25218-018.A2" office:value-type="string">
              <text:p text:style-name="P4"><text:span text:style-name="Keystroke">Shift</text:span>+<text:span text:style-name="Keystroke">Cmd</text:span>+<text:span text:style-name="Keystroke">O</text:span></text:p>
            </table:table-cell>
            <table:table-cell table:style-name="tb_5f_CG25218-018.B2" office:value-type="string">
              <text:p text:style-name="P4"><text:span text:style-name="Strong_20_Emphasis">File &gt; Print Preview.</text:span></text:p>
              <text:p text:style-name="P4"><text:span text:style-name="Strong_20_Emphasis">Toggle Print Preview</text:span> icon on the Standard toolbar.</text:p>
            </table:table-cell>
          </table:table-row>
          <table:table-row table:style-name="tb_5f_CG25218-018.2">
            <table:table-cell table:style-name="tb_5f_CG25218-018.A2" office:value-type="string">
              <text:p text:style-name="P4"><text:span text:style-name="Keystroke">Cmd</text:span>+<text:span text:style-name="Keystroke">P</text:span></text:p>
            </table:table-cell>
            <table:table-cell table:style-name="tb_5f_CG25218-018.B2" office:value-type="string">
              <text:p text:style-name="P4"><text:span text:style-name="Strong_20_Emphasis">File &gt; Print.</text:span></text:p>
              <text:p text:style-name="P4"><text:span text:style-name="Strong_20_Emphasis">Print</text:span> icon on the Standard toolbar.</text:p>
            </table:table-cell>
          </table:table-row>
          <table:table-row table:style-name="tb_5f_CG25218-018.2">
            <table:table-cell table:style-name="tb_5f_CG25218-018.A2" office:value-type="string">
              <text:p text:style-name="P4"><text:span text:style-name="Keystroke">Shift</text:span>+<text:span text:style-name="Keystroke">Cmd</text:span>+<text:span text:style-name="Keystroke">P</text:span></text:p>
            </table:table-cell>
            <table:table-cell table:style-name="tb_5f_CG25218-018.B2" office:value-type="string">
              <text:p text:style-name="P4"><text:span text:style-name="Strong_20_Emphasis">Format &gt; Text &gt; Superscript.</text:span></text:p>
            </table:table-cell>
          </table:table-row>
          <table:table-row table:style-name="tb_5f_CG25218-018.2">
            <table:table-cell table:style-name="tb_5f_CG25218-018.A2" office:value-type="string">
              <text:p text:style-name="P4"><text:span text:style-name="Keystroke">Cmd</text:span>+<text:span text:style-name="Keystroke">Q</text:span></text:p>
            </table:table-cell>
            <table:table-cell table:style-name="tb_5f_CG25218-018.B2" office:value-type="string">
              <text:p text:style-name="P4"><text:span text:style-name="Strong_20_Emphasis">LibreOffice &gt; Quit LibreOffice.</text:span></text:p>
            </table:table-cell>
          </table:table-row>
          <table:table-row table:style-name="tb_5f_CG25218-018.2">
            <table:table-cell table:style-name="tb_5f_CG25218-018.A2" office:value-type="string">
              <text:p text:style-name="P4"><text:span text:style-name="Keystroke">Cmd</text:span>+<text:span text:style-name="Keystroke">R</text:span></text:p>
            </table:table-cell>
            <table:table-cell table:style-name="tb_5f_CG25218-018.B2" office:value-type="string">
              <text:p text:style-name="P4"><text:span text:style-name="Strong_20_Emphasis">Format &gt; Align &gt; Right.</text:span></text:p>
              <text:p text:style-name="P4"><text:span text:style-name="Strong_20_Emphasis">Align Right </text:span>icon on the Formatting toolbar.</text:p>
            </table:table-cell>
          </table:table-row>
          <table:table-row table:style-name="tb_5f_CG25218-018.2">
            <table:table-cell table:style-name="tb_5f_CG25218-018.A2" office:value-type="string">
              <text:p text:style-name="P4"><text:span text:style-name="Keystroke">Cmd</text:span>+<text:span text:style-name="Keystroke">S</text:span></text:p>
            </table:table-cell>
            <table:table-cell table:style-name="tb_5f_CG25218-018.B2" office:value-type="string">
              <text:p text:style-name="P4"><text:span text:style-name="Strong_20_Emphasis">File &gt; Save.</text:span></text:p>
              <text:p text:style-name="P4"><text:span text:style-name="Strong_20_Emphasis">Save</text:span> icon on the Standard toolbar.</text:p>
            </table:table-cell>
          </table:table-row>
          <table:table-row table:style-name="tb_5f_CG25218-018.2">
            <table:table-cell table:style-name="tb_5f_CG25218-018.A2" office:value-type="string">
              <text:p text:style-name="P4"><text:span text:style-name="Keystroke">Shift</text:span>+<text:span text:style-name="Keystroke">Cmd</text:span>+<text:span text:style-name="Keystroke">S</text:span></text:p>
            </table:table-cell>
            <table:table-cell table:style-name="tb_5f_CG25218-018.B2" office:value-type="string">
              <text:p text:style-name="P4"><text:span text:style-name="Strong_20_Emphasis">File &gt; Save As.</text:span></text:p>
            </table:table-cell>
          </table:table-row>
          <table:table-row table:style-name="tb_5f_CG25218-018.2">
            <table:table-cell table:style-name="tb_5f_CG25218-018.A2" office:value-type="string">
              <text:p text:style-name="P4"><text:span text:style-name="Keystroke">Cmd</text:span>+<text:span text:style-name="Keystroke">T</text:span></text:p>
            </table:table-cell>
            <table:table-cell table:style-name="tb_5f_CG25218-018.B2" office:value-type="string">
              <text:p text:style-name="P4"><text:span text:style-name="Strong_20_Emphasis">View &gt; Styles.</text:span></text:p>
              <text:p text:style-name="P4"><text:span text:style-name="Strong_20_Emphasis">Styles &gt; Manage Styles.</text:span></text:p>
            </table:table-cell>
          </table:table-row>
          <table:table-row table:style-name="tb_5f_CG25218-018.2">
            <table:table-cell table:style-name="tb_5f_CG25218-018.A2" office:value-type="string">
              <text:p text:style-name="P4"><text:span text:style-name="Keystroke">Cmd</text:span>+<text:span text:style-name="Keystroke">U</text:span></text:p>
            </table:table-cell>
            <table:table-cell table:style-name="tb_5f_CG25218-018.B2" office:value-type="string">
              <text:p text:style-name="P4"><text:span text:style-name="Strong_20_Emphasis">Underline</text:span> icon on the Formatting toolbar.</text:p>
            </table:table-cell>
          </table:table-row>
          <table:table-row table:style-name="tb_5f_CG25218-018.2">
            <table:table-cell table:style-name="tb_5f_CG25218-018.A2" office:value-type="string">
              <text:p text:style-name="P4"><text:span text:style-name="Keystroke">Cmd</text:span>+<text:span text:style-name="Keystroke">V</text:span></text:p>
            </table:table-cell>
            <table:table-cell table:style-name="tb_5f_CG25218-018.B2" office:value-type="string">
              <text:p text:style-name="P4"><text:span text:style-name="Strong_20_Emphasis">Edit &gt; Paste.</text:span></text:p>
              <text:p text:style-name="P4"><text:span text:style-name="Strong_20_Emphasis">Paste</text:span> icon on the Standard toolbar.</text:p>
            </table:table-cell>
          </table:table-row>
          <table:table-row table:style-name="tb_5f_CG25218-018.2">
            <table:table-cell table:style-name="tb_5f_CG25218-018.A2" office:value-type="string">
              <text:p text:style-name="P4"><text:span text:style-name="Keystroke">Shift</text:span>+<text:span text:style-name="Keystroke">Cmd</text:span>+<text:span text:style-name="Keystroke">V</text:span></text:p>
            </table:table-cell>
            <table:table-cell table:style-name="tb_5f_CG25218-018.B2" office:value-type="string">
              <text:p text:style-name="P4"><text:span text:style-name="Strong_20_Emphasis">Edit &gt; Paste Special &gt; Paste Special.</text:span></text:p>
            </table:table-cell>
          </table:table-row>
          <table:table-row table:style-name="tb_5f_CG25218-018.2">
            <table:table-cell table:style-name="tb_5f_CG25218-018.A2" office:value-type="string">
              <text:p text:style-name="P4"><text:span text:style-name="Keystroke">Option</text:span>+<text:span text:style-name="Keystroke">Shift</text:span>+<text:span text:style-name="Keystroke">Cmd</text:span>+<text:span text:style-name="Keystroke">V</text:span></text:p>
            </table:table-cell>
            <table:table-cell table:style-name="tb_5f_CG25218-018.B2" office:value-type="string">
              <text:p text:style-name="P4"><text:span text:style-name="Strong_20_Emphasis">Edit &gt; Paste Special &gt; Paste Unformatted Text.</text:span></text:p>
            </table:table-cell>
          </table:table-row>
          <table:table-row table:style-name="tb_5f_CG25218-018.2">
            <table:table-cell table:style-name="tb_5f_CG25218-018.A2" office:value-type="string">
              <text:p text:style-name="P4"><text:span text:style-name="Keystroke">Cmd</text:span>+<text:span text:style-name="Keystroke">W</text:span></text:p>
            </table:table-cell>
            <table:table-cell table:style-name="tb_5f_CG25218-018.B2" office:value-type="string">
              <text:p text:style-name="P4"><text:span text:style-name="Strong_20_Emphasis">Window &gt; Close Window.</text:span></text:p>
            </table:table-cell>
          </table:table-row>
          <table:table-row table:style-name="tb_5f_CG25218-018.2">
            <table:table-cell table:style-name="tb_5f_CG25218-018.A2" office:value-type="string">
              <text:p text:style-name="P4"><text:span text:style-name="Keystroke">Cmd</text:span>+<text:span text:style-name="Keystroke">X</text:span></text:p>
            </table:table-cell>
            <table:table-cell table:style-name="tb_5f_CG25218-018.B2" office:value-type="string">
              <text:p text:style-name="P4"><text:span text:style-name="Strong_20_Emphasis">Edit &gt; Cut.</text:span></text:p>
              <text:p text:style-name="P4"><text:span text:style-name="Strong_20_Emphasis">Cut</text:span> icon on the Standard toolbar.</text:p>
            </table:table-cell>
          </table:table-row>
          <text:soft-page-break/>
          <table:table-row table:style-name="tb_5f_CG25218-018.2">
            <table:table-cell table:style-name="tb_5f_CG25218-018.A2" office:value-type="string">
              <text:p text:style-name="P4"><text:span text:style-name="Keystroke">Cmd</text:span>+<text:span text:style-name="Keystroke">Y</text:span></text:p>
            </table:table-cell>
            <table:table-cell table:style-name="tb_5f_CG25218-018.B2" office:value-type="string">
              <text:p text:style-name="P4"><text:span text:style-name="Strong_20_Emphasis">Edit &gt; Redo.</text:span></text:p>
              <text:p text:style-name="P4"><text:span text:style-name="Strong_20_Emphasis">Redo</text:span> icon on the Standard toolbar.</text:p>
            </table:table-cell>
          </table:table-row>
          <table:table-row table:style-name="tb_5f_CG25218-018.2">
            <table:table-cell table:style-name="tb_5f_CG25218-018.A2" office:value-type="string">
              <text:p text:style-name="P4"><text:span text:style-name="Keystroke">Shift</text:span>+<text:span text:style-name="Keystroke">Cmd</text:span>+<text:span text:style-name="Keystroke">Y</text:span></text:p>
            </table:table-cell>
            <table:table-cell table:style-name="tb_5f_CG25218-018.B2" office:value-type="string">
              <text:p text:style-name="P4"><text:span text:style-name="Strong_20_Emphasis">Edit &gt; Repeat.</text:span></text:p>
            </table:table-cell>
          </table:table-row>
          <table:table-row table:style-name="tb_5f_CG25218-018.2">
            <table:table-cell table:style-name="tb_5f_CG25218-018.A2" office:value-type="string">
              <text:p text:style-name="P4"><text:span text:style-name="Keystroke">Cmd</text:span>+<text:span text:style-name="Keystroke">Z</text:span></text:p>
            </table:table-cell>
            <table:table-cell table:style-name="tb_5f_CG25218-018.B2" office:value-type="string">
              <text:p text:style-name="P4"><text:span text:style-name="Strong_20_Emphasis">Edit &gt; Undo.</text:span></text:p>
              <text:p text:style-name="P4"><text:span text:style-name="Strong_20_Emphasis">Undo</text:span> icon on the Standard toolbar.</text:p>
            </table:table-cell>
          </table:table-row>
        </table:table>
        <text:p text:style-name="Table">Table <text:sequence text:ref-name="refTable17" text:name="Table" text:formula="ooow:Table+1" style:num-format="1">18</text:sequence>: Other shortcuts for menu and toolbar options</text:p>
        <table:table table:name="tb_CG25218-019" table:style-name="tb_5f_CG25218-019" table:template-name="LO User Guides">
          <table:table-column table:style-name="tb_5f_CG25218-019.A"/>
          <table:table-column table:style-name="tb_5f_CG25218-019.B"/>
          <table:table-header-rows>
            <table:table-row table:style-name="tb_5f_CG25218-019.1">
              <table:table-cell table:style-name="tb_5f_CG25218-019.A1" office:value-type="string">
                <text:p text:style-name="P3">macOS</text:p>
              </table:table-cell>
              <table:table-cell table:style-name="tb_5f_CG25218-019.B1" office:value-type="string">
                <text:p text:style-name="P3">Equivalent Menu bar / toolbar option</text:p>
              </table:table-cell>
            </table:table-row>
          </table:table-header-rows>
          <table:table-row table:style-name="tb_5f_CG25218-019.2">
            <table:table-cell table:style-name="tb_5f_CG25218-019.A2" office:value-type="string">
              <text:p text:style-name="P4"><text:span text:style-name="Keystroke">Shift</text:span>+<text:span text:style-name="Keystroke">Cmd</text:span>+<text:span text:style-name="Keystroke">Pg</text:span> <text:span text:style-name="Keystroke">Up</text:span></text:p>
            </table:table-cell>
            <table:table-cell table:style-name="tb_5f_CG25218-019.B2" office:value-type="string">
              <text:p text:style-name="P4"><text:span text:style-name="Strong_20_Emphasis">Edit &gt; Select &gt; Select to Previous Sheet.</text:span> </text:p>
            </table:table-cell>
          </table:table-row>
          <table:table-row table:style-name="tb_5f_CG25218-019.2">
            <table:table-cell table:style-name="tb_5f_CG25218-019.A2" office:value-type="string">
              <text:p text:style-name="P4"><text:span text:style-name="Keystroke">Shift</text:span>+<text:span text:style-name="Keystroke">Cmd</text:span>+<text:span text:style-name="Keystroke">Pg</text:span> <text:span text:style-name="Keystroke">Dn</text:span></text:p>
            </table:table-cell>
            <table:table-cell table:style-name="tb_5f_CG25218-019.B2" office:value-type="string">
              <text:p text:style-name="P4"><text:span text:style-name="Strong_20_Emphasis">Edit &gt; Select &gt; Select to Next Sheet.</text:span></text:p>
            </table:table-cell>
          </table:table-row>
          <table:table-row table:style-name="tb_5f_CG25218-019.2">
            <table:table-cell table:style-name="tb_5f_CG25218-019.A2" office:value-type="string">
              <text:p text:style-name="P4"><text:span text:style-name="Keystroke">Delete</text:span></text:p>
            </table:table-cell>
            <table:table-cell table:style-name="tb_5f_CG25218-019.B2" office:value-type="string">
              <text:p text:style-name="P4"><text:span text:style-name="Strong_20_Emphasis">Sheet &gt; Clear Cells.</text:span></text:p>
            </table:table-cell>
          </table:table-row>
          <table:table-row table:style-name="tb_5f_CG25218-019.2">
            <table:table-cell table:style-name="tb_5f_CG25218-019.A2" office:value-type="string">
              <text:p text:style-name="P4"><text:span text:style-name="Keystroke">Ctrl</text:span>+<text:span text:style-name="Keystroke">Space</text:span></text:p>
            </table:table-cell>
            <table:table-cell table:style-name="tb_5f_CG25218-019.B2" office:value-type="string">
              <text:p text:style-name="P4"><text:span text:style-name="Strong_20_Emphasis">Edit &gt; Select &gt; Select Column.</text:span></text:p>
            </table:table-cell>
          </table:table-row>
          <table:table-row table:style-name="tb_5f_CG25218-019.2">
            <table:table-cell table:style-name="tb_5f_CG25218-019.A2" office:value-type="string">
              <text:p text:style-name="P4"><text:span text:style-name="Keystroke">Shift</text:span>+<text:span text:style-name="Keystroke">Space</text:span></text:p>
            </table:table-cell>
            <table:table-cell table:style-name="tb_5f_CG25218-019.B2" office:value-type="string">
              <text:p text:style-name="P4"><text:span text:style-name="Strong_20_Emphasis">Edit &gt; Select &gt; Select Row.</text:span></text:p>
            </table:table-cell>
          </table:table-row>
          <table:table-row table:style-name="tb_5f_CG25218-019.2">
            <table:table-cell table:style-name="tb_5f_CG25218-019.A2" office:value-type="string">
              <text:p text:style-name="P4"><text:span text:style-name="Keystroke">Ctrl</text:span>+<text:span text:style-name="Keystroke">Shift</text:span>+<text:span text:style-name="Keystroke">Space</text:span></text:p>
              <text:p text:style-name="P4"><text:span text:style-name="Keystroke">Cmd</text:span>+<text:span text:style-name="Keystroke">A</text:span></text:p>
            </table:table-cell>
            <table:table-cell table:style-name="tb_5f_CG25218-019.B2" office:value-type="string">
              <text:p text:style-name="P4"><text:span text:style-name="Strong_20_Emphasis">Edit &gt; Select All.</text:span></text:p>
            </table:table-cell>
          </table:table-row>
          <table:table-row table:style-name="tb_5f_CG25218-019.2">
            <table:table-cell table:style-name="tb_5f_CG25218-019.A2" office:value-type="string">
              <text:p text:style-name="P4"><text:span text:style-name="Keystroke">Cmd</text:span>+<text:span text:style-name="Keystroke">+</text:span></text:p>
            </table:table-cell>
            <table:table-cell table:style-name="tb_5f_CG25218-019.B2" office:value-type="string">
              <text:p text:style-name="P4"><text:span text:style-name="Strong_20_Emphasis">Sheet &gt; Insert Cells</text:span> (use the + key on the numeric keypad).</text:p>
            </table:table-cell>
          </table:table-row>
          <table:table-row table:style-name="tb_5f_CG25218-019.2">
            <table:table-cell table:style-name="tb_5f_CG25218-019.A2" office:value-type="string">
              <text:p text:style-name="P4"><text:span text:style-name="Keystroke">Cmd</text:span>+<text:span text:style-name="Keystroke">-</text:span></text:p>
            </table:table-cell>
            <table:table-cell table:style-name="tb_5f_CG25218-019.B2" office:value-type="string">
              <text:p text:style-name="P4"><text:span text:style-name="Strong_20_Emphasis">Sheet &gt; Delete Cells.</text:span></text:p>
            </table:table-cell>
          </table:table-row>
          <table:table-row table:style-name="tb_5f_CG25218-019.2">
            <table:table-cell table:style-name="tb_5f_CG25218-019.A2" office:value-type="string">
              <text:p text:style-name="P4"><text:span text:style-name="Keystroke">Cmd</text:span>+<text:span text:style-name="Keystroke">*</text:span></text:p>
            </table:table-cell>
            <table:table-cell table:style-name="tb_5f_CG25218-019.B2" office:value-type="string">
              <text:p text:style-name="P4"><text:span text:style-name="Strong_20_Emphasis">Edit &gt; Select &gt; Select Data Area</text:span>.</text:p>
            </table:table-cell>
          </table:table-row>
          <table:table-row table:style-name="tb_5f_CG25218-019.2">
            <table:table-cell table:style-name="tb_5f_CG25218-019.A2" office:value-type="string">
              <text:p text:style-name="P4"><text:span text:style-name="Keystroke">Cmd</text:span>+<text:span text:style-name="Keystroke">;</text:span></text:p>
            </table:table-cell>
            <table:table-cell table:style-name="tb_5f_CG25218-019.B2" office:value-type="string">
              <text:p text:style-name="P4"><text:span text:style-name="Strong_20_Emphasis">Insert &gt; Date.</text:span></text:p>
            </table:table-cell>
          </table:table-row>
          <table:table-row table:style-name="tb_5f_CG25218-019.2">
            <table:table-cell table:style-name="tb_5f_CG25218-019.A2" office:value-type="string">
              <text:p text:style-name="P4"><text:span text:style-name="Keystroke">Option</text:span>+<text:span text:style-name="Keystroke">Cmd</text:span>+<text:span text:style-name="Keystroke">=</text:span></text:p>
            </table:table-cell>
            <table:table-cell table:style-name="tb_5f_CG25218-019.B2" office:value-type="string">
              <text:p text:style-name="P4"><text:span text:style-name="Strong_20_Emphasis">Insert &gt; Object &gt; Formula Object.</text:span></text:p>
            </table:table-cell>
          </table:table-row>
          <table:table-row table:style-name="tb_5f_CG25218-019.2">
            <table:table-cell table:style-name="tb_5f_CG25218-019.A2" office:value-type="string">
              <text:p text:style-name="P4"><text:span text:style-name="Keystroke">Shift</text:span>+<text:span text:style-name="Keystroke">Cmd</text:span>+<text:span text:style-name="Keystroke">;</text:span></text:p>
            </table:table-cell>
            <table:table-cell table:style-name="tb_5f_CG25218-019.B2" office:value-type="string">
              <text:p text:style-name="P4"><text:span text:style-name="Strong_20_Emphasis">Tools &gt; Spelling.</text:span></text:p>
              <text:p text:style-name="P4"><text:span text:style-name="Strong_20_Emphasis">Spelling</text:span> icon on the Standard toolbar.</text:p>
            </table:table-cell>
          </table:table-row>
          <table:table-row table:style-name="tb_5f_CG25218-019.2">
            <table:table-cell table:style-name="tb_5f_CG25218-019.A2" office:value-type="string">
              <text:p text:style-name="P4"><text:span text:style-name="Keystroke">Cmd</text:span>+<text:span text:style-name="Keystroke">,</text:span></text:p>
            </table:table-cell>
            <table:table-cell table:style-name="tb_5f_CG25218-019.B2" office:value-type="string">
              <text:p text:style-name="P4"><text:span text:style-name="Strong_20_Emphasis">LibreOffice &gt; Preferences.</text:span></text:p>
            </table:table-cell>
          </table:table-row>
        </table:table>
        <text:h text:style-name="Heading_20_2" text:outline-level="2"><text:bookmark-start text:name="__RefHeading___Toc3133_34639060161"/>Other Calc keyboard shortcuts<text:bookmark-end text:name="__RefHeading___Toc3133_34639060161"/></text:h>
        <text:p text:style-name="Text_20_body">Tables <text:sequence-ref text:reference-format="value" text:ref-name="refTable18">19</text:sequence-ref><text:s/>to <text:sequence-ref text:reference-format="value" text:ref-name="refTable23">24</text:sequence-ref><text:s/>provide lists of additional Calc keyboard shortcuts that may be less obvious to users because they are not indicated on Menu bar items or in tooltips associated with icons on the Standard and Formatting toolbars.</text:p>
        <text:p text:style-name="Table">Table <text:sequence text:ref-name="refTable18" text:name="Table" text:formula="ooow:Table+1" style:num-format="1">19</text:sequence>: Other function key shortcuts</text:p>
        <table:table table:name="tb_CG25218-020" table:style-name="tb_5f_CG25218-020" table:template-name="LO User Guides">
          <table:table-column table:style-name="tb_5f_CG25218-020.A"/>
          <table:table-column table:style-name="tb_5f_CG25218-020.B"/>
          <table:table-header-rows>
            <table:table-row table:style-name="tb_5f_CG25218-020.1">
              <table:table-cell table:style-name="tb_5f_CG25218-020.A1" office:value-type="string">
                <text:p text:style-name="P3">macOS</text:p>
              </table:table-cell>
              <table:table-cell table:style-name="tb_5f_CG25218-020.B1" office:value-type="string">
                <text:p text:style-name="P3">Description</text:p>
              </table:table-cell>
            </table:table-row>
          </table:table-header-rows>
          <table:table-row table:style-name="tb_5f_CG25218-020.2">
            <table:table-cell table:style-name="tb_5f_CG25218-020.A2" office:value-type="string">
              <text:p text:style-name="P4"><text:span text:style-name="Keystroke">Shift</text:span>+<text:span text:style-name="Keystroke">F1</text:span></text:p>
            </table:table-cell>
            <table:table-cell table:style-name="tb_5f_CG25218-020.B2" office:value-type="string">
              <text:p text:style-name="P4">Display context sensitive help.</text:p>
            </table:table-cell>
          </table:table-row>
          <table:table-row table:style-name="tb_5f_CG25218-020.2">
            <table:table-cell table:style-name="tb_5f_CG25218-020.A2" office:value-type="string">
              <text:p text:style-name="P4"><text:span text:style-name="Keystroke">Cmd</text:span>+<text:span text:style-name="Keystroke">F1</text:span></text:p>
            </table:table-cell>
            <table:table-cell table:style-name="tb_5f_CG25218-020.B2" office:value-type="string">
              <text:p text:style-name="P4">Display the comment attached to the current cell.</text:p>
            </table:table-cell>
          </table:table-row>
          <table:table-row table:style-name="tb_5f_CG25218-020.2">
            <table:table-cell table:style-name="tb_5f_CG25218-020.A2" office:value-type="string">
              <text:p text:style-name="P4"><text:span text:style-name="Keystroke">Shift</text:span>+<text:span text:style-name="Keystroke">Cmd</text:span>+<text:span text:style-name="Keystroke">F2</text:span></text:p>
            </table:table-cell>
            <table:table-cell table:style-name="tb_5f_CG25218-020.B2" office:value-type="string">
              <text:p text:style-name="P4">Moves the cursor to the Input line where you can enter a formula for the current cell.</text:p>
            </table:table-cell>
          </table:table-row>
          <table:table-row table:style-name="tb_5f_CG25218-020.2">
            <table:table-cell table:style-name="tb_5f_CG25218-020.A2" office:value-type="string">
              <text:p text:style-name="P4"><text:span text:style-name="Keystroke">Shift</text:span>+<text:span text:style-name="Keystroke">Cmd</text:span>+<text:span text:style-name="Keystroke">F5</text:span></text:p>
              <text:p text:style-name="P4"><text:span text:style-name="Keystroke">Shift</text:span>+<text:span text:style-name="Keystroke">Cmd</text:span>+<text:span text:style-name="Keystroke">T</text:span></text:p>
            </table:table-cell>
            <table:table-cell table:style-name="tb_5f_CG25218-020.B2" office:value-type="string">
              <text:p text:style-name="P4">Moves the cursor to the Name Box field on the Formula bar.</text:p>
            </table:table-cell>
          </table:table-row>
          <table:table-row table:style-name="tb_5f_CG25218-020.2">
            <table:table-cell table:style-name="tb_5f_CG25218-020.A2" office:value-type="string">
              <text:p text:style-name="P4"><text:span text:style-name="Keystroke">F8</text:span></text:p>
            </table:table-cell>
            <table:table-cell table:style-name="tb_5f_CG25218-020.B2" office:value-type="string">
              <text:p text:style-name="P4">Toggles between the standard and extending selection modes.</text:p>
            </table:table-cell>
          </table:table-row>
          <table:table-row table:style-name="tb_5f_CG25218-020.2">
            <table:table-cell table:style-name="tb_5f_CG25218-020.A2" office:value-type="string">
              <text:p text:style-name="P4"><text:span text:style-name="Keystroke">Shift</text:span>+<text:span text:style-name="Keystroke">F8</text:span></text:p>
            </table:table-cell>
            <table:table-cell table:style-name="tb_5f_CG25218-020.B2" office:value-type="string">
              <text:p text:style-name="P4">Toggles between the standard and adding selection modes.</text:p>
            </table:table-cell>
          </table:table-row>
        </table:table>
        <text:p text:style-name="Table"><text:soft-page-break/>Table <text:sequence text:ref-name="refTable19" text:name="Table" text:formula="ooow:Table+1" style:num-format="1">20</text:sequence>: Other letter key shortcuts</text:p>
        <table:table table:name="tb_CG25218-021" table:style-name="tb_5f_CG25218-021" table:template-name="LO User Guides">
          <table:table-column table:style-name="tb_5f_CG25218-021.A"/>
          <table:table-column table:style-name="tb_5f_CG25218-021.B"/>
          <table:table-header-rows>
            <table:table-row table:style-name="tb_5f_CG25218-021.1">
              <table:table-cell table:style-name="tb_5f_CG25218-021.A1" office:value-type="string">
                <text:p text:style-name="P3">macOS</text:p>
              </table:table-cell>
              <table:table-cell table:style-name="tb_5f_CG25218-021.B1" office:value-type="string">
                <text:p text:style-name="P3">Description</text:p>
              </table:table-cell>
            </table:table-row>
          </table:table-header-rows>
          <table:table-row table:style-name="tb_5f_CG25218-021.2">
            <table:table-cell table:style-name="tb_5f_CG25218-021.A2" office:value-type="string">
              <text:p text:style-name="P4"><text:span text:style-name="Keystroke">Cmd</text:span>+<text:span text:style-name="Keystroke">G</text:span></text:p>
            </table:table-cell>
            <table:table-cell table:style-name="tb_5f_CG25218-021.B2" office:value-type="string">
              <text:p text:style-name="P4">Repeat search forwards.</text:p>
            </table:table-cell>
          </table:table-row>
          <table:table-row table:style-name="tb_5f_CG25218-021.2">
            <table:table-cell table:style-name="tb_5f_CG25218-021.A2" office:value-type="string">
              <text:p text:style-name="P4"><text:span text:style-name="Keystroke">Shift</text:span>+<text:span text:style-name="Keystroke">Cmd</text:span>+<text:span text:style-name="Keystroke">R</text:span></text:p>
            </table:table-cell>
            <table:table-cell table:style-name="tb_5f_CG25218-021.B2" office:value-type="string">
              <text:p text:style-name="P4">Redraws the document view. </text:p>
            </table:table-cell>
          </table:table-row>
          <table:table-row table:style-name="tb_5f_CG25218-021.2">
            <table:table-cell table:style-name="tb_5f_CG25218-021.A2" office:value-type="string">
              <text:p text:style-name="P4"><text:span text:style-name="Keystroke">Shift</text:span>+<text:span text:style-name="Keystroke">Cmd</text:span>+<text:span text:style-name="Keystroke">Z</text:span></text:p>
            </table:table-cell>
            <table:table-cell table:style-name="tb_5f_CG25218-021.B2" office:value-type="string">
              <text:p text:style-name="P4">Reverses the action of the last undo command.</text:p>
            </table:table-cell>
          </table:table-row>
        </table:table>
        <text:p text:style-name="Table">Table <text:sequence text:ref-name="refTable20" text:name="Table" text:formula="ooow:Table+1" style:num-format="1">21</text:sequence>: Arrow key shortcuts</text:p>
        <table:table table:name="tb_CG25218-022" table:style-name="tb_5f_CG25218-022" table:template-name="LO User Guides">
          <table:table-column table:style-name="tb_5f_CG25218-022.A"/>
          <table:table-column table:style-name="tb_5f_CG25218-022.B"/>
          <table:table-header-rows>
            <table:table-row table:style-name="tb_5f_CG25218-022.1">
              <table:table-cell table:style-name="tb_5f_CG25218-022.A1" office:value-type="string">
                <text:p text:style-name="P3">macOS</text:p>
              </table:table-cell>
              <table:table-cell table:style-name="tb_5f_CG25218-022.B1" office:value-type="string">
                <text:p text:style-name="P3">Description</text:p>
              </table:table-cell>
            </table:table-row>
          </table:table-header-rows>
          <table:table-row table:style-name="tb_5f_CG25218-022.2">
            <table:table-cell table:style-name="tb_5f_CG25218-022.A2" office:value-type="string">
              <text:p text:style-name="P4"><text:span text:style-name="Keystroke">↑</text:span></text:p>
            </table:table-cell>
            <table:table-cell table:style-name="tb_5f_CG25218-022.B2" office:value-type="string">
              <text:p text:style-name="P4">Moves the cell focus up.</text:p>
            </table:table-cell>
          </table:table-row>
          <table:table-row table:style-name="tb_5f_CG25218-022.2">
            <table:table-cell table:style-name="tb_5f_CG25218-022.A2" office:value-type="string">
              <text:p text:style-name="P4"><text:span text:style-name="Keystroke">Cmd</text:span>+↑</text:p>
            </table:table-cell>
            <table:table-cell table:style-name="tb_5f_CG25218-022.B2" office:value-type="string">
              <text:p text:style-name="P4">Moves the cursor in the up direction to the edge of the current data range (if the cell adjacent to the cursor is empty, the cursor moves to the next cell that contains data).</text:p>
            </table:table-cell>
          </table:table-row>
          <table:table-row table:style-name="tb_5f_CG25218-022.2">
            <table:table-cell table:style-name="tb_5f_CG25218-022.A2" office:value-type="string">
              <text:p text:style-name="P4"><text:span text:style-name="Keystroke">Shift</text:span>+↑</text:p>
            </table:table-cell>
            <table:table-cell table:style-name="tb_5f_CG25218-022.B2" office:value-type="string">
              <text:p text:style-name="P4">Selects the adjacent cell or cells located in the up direction.</text:p>
            </table:table-cell>
          </table:table-row>
          <table:table-row table:style-name="tb_5f_CG25218-022.2">
            <table:table-cell table:style-name="tb_5f_CG25218-022.A2" office:value-type="string">
              <text:p text:style-name="P4"><text:span text:style-name="Keystroke">Shift</text:span>+<text:span text:style-name="Keystroke">Cmd</text:span>+↑</text:p>
            </table:table-cell>
            <table:table-cell table:style-name="tb_5f_CG25218-022.B2" office:value-type="string">
              <text:p text:style-name="P4">Selects in the up direction to the edge of the current data range (if the cell adjacent to the cursor is empty, the cursor moves to the next cell that contains data).</text:p>
            </table:table-cell>
          </table:table-row>
          <table:table-row table:style-name="tb_5f_CG25218-022.2">
            <table:table-cell table:style-name="tb_5f_CG25218-022.A2" office:value-type="string">
              <text:p text:style-name="P4"><text:span text:style-name="Keystroke">Option</text:span>+<text:span text:style-name="Keystroke">Shift</text:span>+↑</text:p>
            </table:table-cell>
            <table:table-cell table:style-name="tb_5f_CG25218-022.B2" office:value-type="string">
              <text:p text:style-name="P4">Optimizes the row height based on the current cell.</text:p>
            </table:table-cell>
          </table:table-row>
          <table:table-row table:style-name="tb_5f_CG25218-022.2">
            <table:table-cell table:style-name="tb_5f_CG25218-022.A2" office:value-type="string">
              <text:p text:style-name="P4"><text:span text:style-name="Keystroke">→</text:span></text:p>
            </table:table-cell>
            <table:table-cell table:style-name="tb_5f_CG25218-022.B2" office:value-type="string">
              <text:p text:style-name="P4">Moves the cell focus right.</text:p>
            </table:table-cell>
          </table:table-row>
          <table:table-row table:style-name="tb_5f_CG25218-022.2">
            <table:table-cell table:style-name="tb_5f_CG25218-022.A2" office:value-type="string">
              <text:p text:style-name="P4"><text:span text:style-name="Keystroke">Cmd</text:span>+→</text:p>
            </table:table-cell>
            <table:table-cell table:style-name="tb_5f_CG25218-022.B2" office:value-type="string">
              <text:p text:style-name="P4">Moves the cursor in the right direction to the edge of the current data range (if the cell adjacent to the cursor is empty, the cursor moves to the next cell that contains data).</text:p>
            </table:table-cell>
          </table:table-row>
          <table:table-row table:style-name="tb_5f_CG25218-022.2">
            <table:table-cell table:style-name="tb_5f_CG25218-022.A2" office:value-type="string">
              <text:p text:style-name="P4">Shift+→</text:p>
            </table:table-cell>
            <table:table-cell table:style-name="tb_5f_CG25218-022.B2" office:value-type="string">
              <text:p text:style-name="P4">Selects the adjacent cell or cells located in the right direction.</text:p>
            </table:table-cell>
          </table:table-row>
          <table:table-row table:style-name="tb_5f_CG25218-022.2">
            <table:table-cell table:style-name="tb_5f_CG25218-022.A2" office:value-type="string">
              <text:p text:style-name="P4"><text:span text:style-name="Keystroke">Shift</text:span>+<text:span text:style-name="Keystroke">Cmd</text:span>+→</text:p>
            </table:table-cell>
            <table:table-cell table:style-name="tb_5f_CG25218-022.B2" office:value-type="string">
              <text:p text:style-name="P4">Selects in the right direction to the edge of the current data range (if the cell adjacent to the cursor is empty, the cursor moves to the next cell that contains data).</text:p>
            </table:table-cell>
          </table:table-row>
          <table:table-row table:style-name="tb_5f_CG25218-022.2">
            <table:table-cell table:style-name="tb_5f_CG25218-022.A2" office:value-type="string">
              <text:p text:style-name="P4"><text:span text:style-name="Keystroke">Option</text:span>+→</text:p>
            </table:table-cell>
            <table:table-cell table:style-name="tb_5f_CG25218-022.B2" office:value-type="string">
              <text:p text:style-name="P4">Increases the width of the current column.</text:p>
            </table:table-cell>
          </table:table-row>
          <table:table-row table:style-name="tb_5f_CG25218-022.2">
            <table:table-cell table:style-name="tb_5f_CG25218-022.A2" office:value-type="string">
              <text:p text:style-name="P4"><text:span text:style-name="Keystroke">Option</text:span>+<text:span text:style-name="Keystroke">Shift</text:span>+→</text:p>
            </table:table-cell>
            <table:table-cell table:style-name="tb_5f_CG25218-022.B2" office:value-type="string">
              <text:p text:style-name="P4">Optimizes the column width based on the current cell.</text:p>
            </table:table-cell>
          </table:table-row>
          <table:table-row table:style-name="tb_5f_CG25218-022.2">
            <table:table-cell table:style-name="tb_5f_CG25218-022.A2" office:value-type="string">
              <text:p text:style-name="P4"><text:span text:style-name="Keystroke">↓</text:span></text:p>
            </table:table-cell>
            <table:table-cell table:style-name="tb_5f_CG25218-022.B2" office:value-type="string">
              <text:p text:style-name="P4">Moves the cell focus down.</text:p>
            </table:table-cell>
          </table:table-row>
          <table:table-row table:style-name="tb_5f_CG25218-022.2">
            <table:table-cell table:style-name="tb_5f_CG25218-022.A2" office:value-type="string">
              <text:p text:style-name="P4"><text:span text:style-name="Keystroke">Cmd</text:span>+↓</text:p>
            </table:table-cell>
            <table:table-cell table:style-name="tb_5f_CG25218-022.B2" office:value-type="string">
              <text:p text:style-name="P4">Moves the cursor in the down direction to the edge of the current data range (if the cell adjacent to the cursor is empty, the cursor moves to the next cell that contains data).</text:p>
            </table:table-cell>
          </table:table-row>
          <table:table-row table:style-name="tb_5f_CG25218-022.2">
            <table:table-cell table:style-name="tb_5f_CG25218-022.A2" office:value-type="string">
              <text:p text:style-name="P4"><text:span text:style-name="Keystroke">Option</text:span>+↓</text:p>
            </table:table-cell>
            <table:table-cell table:style-name="tb_5f_CG25218-022.B2" office:value-type="string">
              <text:p text:style-name="P4">Opens a drop-down selection list of text items that have been previously typed into other cells in the same column.</text:p>
            </table:table-cell>
          </table:table-row>
          <table:table-row table:style-name="tb_5f_CG25218-022.2">
            <table:table-cell table:style-name="tb_5f_CG25218-022.A2" office:value-type="string">
              <text:p text:style-name="P4"><text:span text:style-name="Keystroke">Shift</text:span>+↓</text:p>
            </table:table-cell>
            <table:table-cell table:style-name="tb_5f_CG25218-022.B2" office:value-type="string">
              <text:p text:style-name="P4">Selects the adjacent cell or cells located in the down direction.</text:p>
            </table:table-cell>
          </table:table-row>
          <table:table-row table:style-name="tb_5f_CG25218-022.2">
            <table:table-cell table:style-name="tb_5f_CG25218-022.A2" office:value-type="string">
              <text:p text:style-name="P4"><text:span text:style-name="Keystroke">Shift</text:span>+<text:span text:style-name="Keystroke">Cmd</text:span>+↓</text:p>
            </table:table-cell>
            <table:table-cell table:style-name="tb_5f_CG25218-022.B2" office:value-type="string">
              <text:p text:style-name="P4">Selects in the down direction to the edge of the current data range (if the cell adjacent to the cursor is empty, the cursor moves to the next cell that contains data).</text:p>
            </table:table-cell>
          </table:table-row>
          <table:table-row table:style-name="tb_5f_CG25218-022.2">
            <table:table-cell table:style-name="tb_5f_CG25218-022.A2" office:value-type="string">
              <text:p text:style-name="P4"><text:span text:style-name="Keystroke">Option</text:span>+<text:span text:style-name="Keystroke">Shift</text:span>+↓</text:p>
            </table:table-cell>
            <table:table-cell table:style-name="tb_5f_CG25218-022.B2" office:value-type="string">
              <text:p text:style-name="P4">Optimizes the row height based on the current cell.</text:p>
            </table:table-cell>
          </table:table-row>
          <table:table-row table:style-name="tb_5f_CG25218-022.2">
            <table:table-cell table:style-name="tb_5f_CG25218-022.A2" office:value-type="string">
              <text:p text:style-name="P4"><text:span text:style-name="Keystroke">←</text:span></text:p>
            </table:table-cell>
            <table:table-cell table:style-name="tb_5f_CG25218-022.B2" office:value-type="string">
              <text:p text:style-name="P4">Moves the cell focus left.</text:p>
            </table:table-cell>
          </table:table-row>
          <table:table-row table:style-name="tb_5f_CG25218-022.2">
            <table:table-cell table:style-name="tb_5f_CG25218-022.A2" office:value-type="string">
              <text:p text:style-name="P4"><text:span text:style-name="Keystroke">Cmd</text:span>+←</text:p>
            </table:table-cell>
            <table:table-cell table:style-name="tb_5f_CG25218-022.B2" office:value-type="string">
              <text:p text:style-name="P4">Moves the cursor in the left direction the edge of the current data range (if the cell adjacent to the cursor is empty, the cursor moves to the next cell that contains data).</text:p>
            </table:table-cell>
          </table:table-row>
          <table:table-row table:style-name="tb_5f_CG25218-022.2">
            <table:table-cell table:style-name="tb_5f_CG25218-022.A2" office:value-type="string">
              <text:p text:style-name="P4"><text:span text:style-name="Keystroke">Shift</text:span>+←</text:p>
            </table:table-cell>
            <table:table-cell table:style-name="tb_5f_CG25218-022.B2" office:value-type="string">
              <text:p text:style-name="P4">Selects the adjacent cell or cells located in the left direction.</text:p>
            </table:table-cell>
          </table:table-row>
          <text:soft-page-break/>
          <table:table-row table:style-name="tb_5f_CG25218-022.2">
            <table:table-cell table:style-name="tb_5f_CG25218-022.A2" office:value-type="string">
              <text:p text:style-name="P4"><text:span text:style-name="Keystroke">Shift</text:span>+<text:span text:style-name="Keystroke">Cmd</text:span>+←</text:p>
            </table:table-cell>
            <table:table-cell table:style-name="tb_5f_CG25218-022.B2" office:value-type="string">
              <text:p text:style-name="P4">Selects in the left direction to the edge of the current data range (if the cell adjacent to the cursor is empty, the cursor moves to the next cell that contains data).</text:p>
            </table:table-cell>
          </table:table-row>
          <table:table-row table:style-name="tb_5f_CG25218-022.2">
            <table:table-cell table:style-name="tb_5f_CG25218-022.A2" office:value-type="string">
              <text:p text:style-name="P4"><text:span text:style-name="Keystroke">Option</text:span>+←</text:p>
            </table:table-cell>
            <table:table-cell table:style-name="tb_5f_CG25218-022.B2" office:value-type="string">
              <text:p text:style-name="P4">Decreases the width of the current column.</text:p>
            </table:table-cell>
          </table:table-row>
          <table:table-row table:style-name="tb_5f_CG25218-022.2">
            <table:table-cell table:style-name="tb_5f_CG25218-022.A2" office:value-type="string">
              <text:p text:style-name="P4"><text:span text:style-name="Keystroke">Option</text:span>+<text:span text:style-name="Keystroke">Shift</text:span>+←</text:p>
            </table:table-cell>
            <table:table-cell table:style-name="tb_5f_CG25218-022.B2" office:value-type="string">
              <text:p text:style-name="P4">Optimizes the column width based on the current cell.</text:p>
            </table:table-cell>
          </table:table-row>
        </table:table>
        <text:p text:style-name="Table">Table <text:sequence text:ref-name="refTable21" text:name="Table" text:formula="ooow:Table+1" style:num-format="1">22</text:sequence>: Home and End key shortcuts</text:p>
        <table:table table:name="tb_CG25218-023" table:style-name="tb_5f_CG25218-023" table:template-name="LO User Guides">
          <table:table-column table:style-name="tb_5f_CG25218-023.A"/>
          <table:table-column table:style-name="tb_5f_CG25218-023.B"/>
          <table:table-header-rows>
            <table:table-row table:style-name="tb_5f_CG25218-023.1">
              <table:table-cell table:style-name="tb_5f_CG25218-023.A1" office:value-type="string">
                <text:p text:style-name="P3">macOS</text:p>
              </table:table-cell>
              <table:table-cell table:style-name="tb_5f_CG25218-023.B1" office:value-type="string">
                <text:p text:style-name="P3">Description</text:p>
              </table:table-cell>
            </table:table-row>
          </table:table-header-rows>
          <table:table-row table:style-name="tb_5f_CG25218-023.2">
            <table:table-cell table:style-name="tb_5f_CG25218-023.A2" office:value-type="string">
              <text:p text:style-name="P4"><text:span text:style-name="Keystroke">Home</text:span></text:p>
            </table:table-cell>
            <table:table-cell table:style-name="tb_5f_CG25218-023.B2" office:value-type="string">
              <text:p text:style-name="P4">Moves the cursor to the first cell of the current row.</text:p>
            </table:table-cell>
          </table:table-row>
          <table:table-row table:style-name="tb_5f_CG25218-023.2">
            <table:table-cell table:style-name="tb_5f_CG25218-023.A2" office:value-type="string">
              <text:p text:style-name="P4"><text:span text:style-name="Keystroke">Cmd</text:span>+<text:span text:style-name="Keystroke">Home</text:span></text:p>
            </table:table-cell>
            <table:table-cell table:style-name="tb_5f_CG25218-023.B2" office:value-type="string">
              <text:p text:style-name="P4">Moves the cursor to the first cell in the current sheet (A1).</text:p>
            </table:table-cell>
          </table:table-row>
          <table:table-row table:style-name="tb_5f_CG25218-023.2">
            <table:table-cell table:style-name="tb_5f_CG25218-023.A2" office:value-type="string">
              <text:p text:style-name="P4"><text:span text:style-name="Keystroke">Shift</text:span>+<text:span text:style-name="Keystroke">Home</text:span></text:p>
            </table:table-cell>
            <table:table-cell table:style-name="tb_5f_CG25218-023.B2" office:value-type="string">
              <text:p text:style-name="P4">Selects cells from the cursor to the first cell of the current row.</text:p>
            </table:table-cell>
          </table:table-row>
          <table:table-row table:style-name="tb_5f_CG25218-023.2">
            <table:table-cell table:style-name="tb_5f_CG25218-023.A2" office:value-type="string">
              <text:p text:style-name="P4"><text:span text:style-name="Keystroke">Shift</text:span>+<text:span text:style-name="Keystroke">Cmd</text:span>+<text:span text:style-name="Keystroke">Home</text:span></text:p>
            </table:table-cell>
            <table:table-cell table:style-name="tb_5f_CG25218-023.B2" office:value-type="string">
              <text:p text:style-name="P4">Selects all cells from the cursor to the first cell in the current sheet (A1).</text:p>
            </table:table-cell>
          </table:table-row>
          <table:table-row table:style-name="tb_5f_CG25218-023.2">
            <table:table-cell table:style-name="tb_5f_CG25218-023.A2" office:value-type="string">
              <text:p text:style-name="P4"><text:span text:style-name="Keystroke">End</text:span></text:p>
            </table:table-cell>
            <table:table-cell table:style-name="tb_5f_CG25218-023.B2" office:value-type="string">
              <text:p text:style-name="P4">Moves the cursor along the current row to the cell in the last column containing data in the sheet.</text:p>
            </table:table-cell>
          </table:table-row>
          <table:table-row table:style-name="tb_5f_CG25218-023.2">
            <table:table-cell table:style-name="tb_5f_CG25218-023.A2" office:value-type="string">
              <text:p text:style-name="P4"><text:span text:style-name="Keystroke">Cmd</text:span>+<text:span text:style-name="Keystroke">End</text:span></text:p>
            </table:table-cell>
            <table:table-cell table:style-name="tb_5f_CG25218-023.B2" office:value-type="string">
              <text:p text:style-name="P4">Moves the cursor to the cell in the last column and row that contain data in the current sheet.</text:p>
            </table:table-cell>
          </table:table-row>
          <table:table-row table:style-name="tb_5f_CG25218-023.2">
            <table:table-cell table:style-name="tb_5f_CG25218-023.A2" office:value-type="string">
              <text:p text:style-name="P4"><text:span text:style-name="Keystroke">Shift</text:span>+<text:span text:style-name="Keystroke">End</text:span></text:p>
            </table:table-cell>
            <table:table-cell table:style-name="tb_5f_CG25218-023.B2" office:value-type="string">
              <text:p text:style-name="P4">Selects cells along the current row from the cursor to the cell in the last column containing data in the sheet.</text:p>
            </table:table-cell>
          </table:table-row>
          <table:table-row table:style-name="tb_5f_CG25218-023.2">
            <table:table-cell table:style-name="tb_5f_CG25218-023.A2" office:value-type="string">
              <text:p text:style-name="P4"><text:span text:style-name="Keystroke">Shift</text:span>+<text:span text:style-name="Keystroke">Cmd</text:span>+<text:span text:style-name="Keystroke">End</text:span></text:p>
            </table:table-cell>
            <table:table-cell table:style-name="tb_5f_CG25218-023.B2" office:value-type="string">
              <text:p text:style-name="P4">Selects all cells from the cursor to the cell in the last column and row that contain data in the current sheet.</text:p>
            </table:table-cell>
          </table:table-row>
        </table:table>
        <text:p text:style-name="Table">Table <text:sequence text:ref-name="refTable22" text:name="Table" text:formula="ooow:Table+1" style:num-format="1">23</text:sequence>: Other Page Up and Down key shortcuts</text:p>
        <table:table table:name="tb_CG25218-024" table:style-name="tb_5f_CG25218-024" table:template-name="LO User Guides">
          <table:table-column table:style-name="tb_5f_CG25218-024.A"/>
          <table:table-column table:style-name="tb_5f_CG25218-024.B"/>
          <table:table-header-rows>
            <table:table-row table:style-name="tb_5f_CG25218-024.1">
              <table:table-cell table:style-name="tb_5f_CG25218-024.A1" office:value-type="string">
                <text:p text:style-name="P3">macOS</text:p>
              </table:table-cell>
              <table:table-cell table:style-name="tb_5f_CG25218-024.B1" office:value-type="string">
                <text:p text:style-name="P3">Description</text:p>
              </table:table-cell>
            </table:table-row>
          </table:table-header-rows>
          <table:table-row table:style-name="tb_5f_CG25218-024.2">
            <table:table-cell table:style-name="tb_5f_CG25218-024.A2" office:value-type="string">
              <text:p text:style-name="P4"><text:span text:style-name="Keystroke">Pg</text:span> <text:span text:style-name="Keystroke">Up</text:span></text:p>
            </table:table-cell>
            <table:table-cell table:style-name="tb_5f_CG25218-024.B2" office:value-type="string">
              <text:p text:style-name="P4">Moves up one screen page.</text:p>
            </table:table-cell>
          </table:table-row>
          <table:table-row table:style-name="tb_5f_CG25218-024.2">
            <table:table-cell table:style-name="tb_5f_CG25218-024.A2" office:value-type="string">
              <text:p text:style-name="P4"><text:span text:style-name="Keystroke">Cmd</text:span>+<text:span text:style-name="Keystroke">Pg</text:span> <text:span text:style-name="Keystroke">Up</text:span></text:p>
            </table:table-cell>
            <table:table-cell table:style-name="tb_5f_CG25218-024.B2" office:value-type="string">
              <text:p text:style-name="P4">Moves to the previous sheet.</text:p>
            </table:table-cell>
          </table:table-row>
          <table:table-row table:style-name="tb_5f_CG25218-024.2">
            <table:table-cell table:style-name="tb_5f_CG25218-024.A2" office:value-type="string">
              <text:p text:style-name="P4"><text:span text:style-name="Keystroke">Shift</text:span>+<text:span text:style-name="Keystroke">Pg</text:span> <text:span text:style-name="Keystroke">Dn</text:span></text:p>
            </table:table-cell>
            <table:table-cell table:style-name="tb_5f_CG25218-024.B2" office:value-type="string">
              <text:p text:style-name="P4">Selects cells from the cursor to the row one page up.</text:p>
            </table:table-cell>
          </table:table-row>
          <table:table-row table:style-name="tb_5f_CG25218-024.2">
            <table:table-cell table:style-name="tb_5f_CG25218-024.A2" office:value-type="string">
              <text:p text:style-name="P4"><text:span text:style-name="Keystroke">Option</text:span>+<text:span text:style-name="Keystroke">Pg</text:span> <text:span text:style-name="Keystroke">Dn</text:span></text:p>
            </table:table-cell>
            <table:table-cell table:style-name="tb_5f_CG25218-024.B2" office:value-type="string">
              <text:p text:style-name="P4">Moves one screen page to the left.</text:p>
            </table:table-cell>
          </table:table-row>
          <table:table-row table:style-name="tb_5f_CG25218-024.2">
            <table:table-cell table:style-name="tb_5f_CG25218-024.A2" office:value-type="string">
              <text:p text:style-name="P4"><text:span text:style-name="Keystroke">Option</text:span>+<text:span text:style-name="Keystroke">Shift</text:span>+<text:span text:style-name="Keystroke">Pg Dn</text:span></text:p>
            </table:table-cell>
            <table:table-cell table:style-name="tb_5f_CG25218-024.B2" office:value-type="string">
              <text:p text:style-name="P4">Selects cells from the cursor to the column one page to the left.</text:p>
            </table:table-cell>
          </table:table-row>
          <table:table-row table:style-name="tb_5f_CG25218-024.2">
            <table:table-cell table:style-name="tb_5f_CG25218-024.A2" office:value-type="string">
              <text:p text:style-name="P4"><text:span text:style-name="Keystroke">Pg</text:span> <text:span text:style-name="Keystroke">Dn</text:span></text:p>
            </table:table-cell>
            <table:table-cell table:style-name="tb_5f_CG25218-024.B2" office:value-type="string">
              <text:p text:style-name="P4">Moves down one screen page.</text:p>
            </table:table-cell>
          </table:table-row>
          <table:table-row table:style-name="tb_5f_CG25218-024.2">
            <table:table-cell table:style-name="tb_5f_CG25218-024.A2" office:value-type="string">
              <text:p text:style-name="P4"><text:span text:style-name="Keystroke">Cmd</text:span>+<text:span text:style-name="Keystroke">Pg</text:span> <text:span text:style-name="Keystroke">Dn</text:span></text:p>
            </table:table-cell>
            <table:table-cell table:style-name="tb_5f_CG25218-024.B2" office:value-type="string">
              <text:p text:style-name="P4">Moves to the next sheet.</text:p>
            </table:table-cell>
          </table:table-row>
          <table:table-row table:style-name="tb_5f_CG25218-024.2">
            <table:table-cell table:style-name="tb_5f_CG25218-024.A2" office:value-type="string">
              <text:p text:style-name="P4"><text:span text:style-name="Keystroke">Shift</text:span>+<text:span text:style-name="Keystroke">Pg</text:span> <text:span text:style-name="Keystroke">Dn</text:span></text:p>
            </table:table-cell>
            <table:table-cell table:style-name="tb_5f_CG25218-024.B2" office:value-type="string">
              <text:p text:style-name="P4">Selects cells from the cursor to the row one page down.</text:p>
            </table:table-cell>
          </table:table-row>
          <table:table-row table:style-name="tb_5f_CG25218-024.2">
            <table:table-cell table:style-name="tb_5f_CG25218-024.A2" office:value-type="string">
              <text:p text:style-name="P4"><text:span text:style-name="Keystroke">Option</text:span>+<text:span text:style-name="Keystroke">Pg</text:span> <text:span text:style-name="Keystroke">Up</text:span></text:p>
            </table:table-cell>
            <table:table-cell table:style-name="tb_5f_CG25218-024.B2" office:value-type="string">
              <text:p text:style-name="P4">Moves one screen page to the right.</text:p>
            </table:table-cell>
          </table:table-row>
          <table:table-row table:style-name="tb_5f_CG25218-024.2">
            <table:table-cell table:style-name="tb_5f_CG25218-024.A2" office:value-type="string">
              <text:p text:style-name="P4"><text:span text:style-name="Keystroke">Option</text:span>+<text:span text:style-name="Keystroke">Shift</text:span>+<text:span text:style-name="Keystroke">Pg Up</text:span></text:p>
            </table:table-cell>
            <table:table-cell table:style-name="tb_5f_CG25218-024.B2" office:value-type="string">
              <text:p text:style-name="P4">Selects cells from the cursor to the column one page to the right.</text:p>
            </table:table-cell>
          </table:table-row>
        </table:table>
        <text:p text:style-name="Table">Table <text:sequence text:ref-name="refTable23" text:name="Table" text:formula="ooow:Table+1" style:num-format="1">24</text:sequence>: Other miscellaneous key shortcuts</text:p>
        <table:table table:name="tb_CG25218-025" table:style-name="tb_5f_CG25218-025" table:template-name="LO User Guides">
          <table:table-column table:style-name="tb_5f_CG25218-025.A"/>
          <table:table-column table:style-name="tb_5f_CG25218-025.B"/>
          <table:table-header-rows>
            <table:table-row table:style-name="tb_5f_CG25218-025.1">
              <table:table-cell table:style-name="tb_5f_CG25218-025.A1" office:value-type="string">
                <text:p text:style-name="P3">macOS</text:p>
              </table:table-cell>
              <table:table-cell table:style-name="tb_5f_CG25218-025.B1" office:value-type="string">
                <text:p text:style-name="P3">Description</text:p>
              </table:table-cell>
            </table:table-row>
          </table:table-header-rows>
          <table:table-row table:style-name="tb_5f_CG25218-025.2">
            <table:table-cell table:style-name="tb_5f_CG25218-025.A2" office:value-type="string">
              <text:p text:style-name="P4"><text:span text:style-name="Keystroke">Esc</text:span></text:p>
            </table:table-cell>
            <table:table-cell table:style-name="tb_5f_CG25218-025.B2" office:value-type="string">
              <text:p text:style-name="P4">Cancels the current cell edit.</text:p>
            </table:table-cell>
          </table:table-row>
          <table:table-row table:style-name="tb_5f_CG25218-025.2">
            <table:table-cell table:style-name="tb_5f_CG25218-025.A2" office:value-type="string">
              <text:p text:style-name="P4"><text:span text:style-name="Keystroke">Fwd</text:span> <text:span text:style-name="Keystroke">Del</text:span></text:p>
            </table:table-cell>
            <table:table-cell table:style-name="tb_5f_CG25218-025.B2" office:value-type="string">
              <text:p text:style-name="P4">Deletes cell contents without a dialog (does not remove formatting).</text:p>
            </table:table-cell>
          </table:table-row>
          <table:table-row table:style-name="tb_5f_CG25218-025.2">
            <table:table-cell table:style-name="tb_5f_CG25218-025.A2" office:value-type="string">
              <text:p text:style-name="P4"><text:span text:style-name="Keystroke">Cmd</text:span>+<text:span text:style-name="Keystroke">Delete</text:span></text:p>
            </table:table-cell>
            <table:table-cell table:style-name="tb_5f_CG25218-025.B2" office:value-type="string">
              <text:p text:style-name="P4">Refocuses the view back on the cursor if it is not currently in view.</text:p>
            </table:table-cell>
          </table:table-row>
          <table:table-row table:style-name="tb_5f_CG25218-025.2">
            <table:table-cell table:style-name="tb_5f_CG25218-025.A2" office:value-type="string">
              <text:p text:style-name="P4"><text:span text:style-name="Keystroke">Option</text:span>+<text:span text:style-name="Keystroke">Delete</text:span></text:p>
            </table:table-cell>
            <table:table-cell table:style-name="tb_5f_CG25218-025.B2" office:value-type="string">
              <text:p text:style-name="P4">Reverses the last command or the last entry you typed.</text:p>
            </table:table-cell>
          </table:table-row>
          <text:soft-page-break/>
          <table:table-row table:style-name="tb_5f_CG25218-025.2">
            <table:table-cell table:style-name="tb_5f_CG25218-025.A2" office:value-type="string">
              <text:p text:style-name="P4"><text:span text:style-name="Keystroke">Cmd</text:span>+<text:span text:style-name="Keystroke">[</text:span></text:p>
            </table:table-cell>
            <table:table-cell table:style-name="tb_5f_CG25218-025.B2" office:value-type="string">
              <text:p text:style-name="P4">Selects the cells on which the current cell is dependent.</text:p>
            </table:table-cell>
          </table:table-row>
          <table:table-row table:style-name="tb_5f_CG25218-025.2">
            <table:table-cell table:style-name="tb_5f_CG25218-025.A2" office:value-type="string">
              <text:p text:style-name="P4"><text:span text:style-name="Keystroke">Cmd</text:span>+<text:span text:style-name="Keystroke">]</text:span></text:p>
            </table:table-cell>
            <table:table-cell table:style-name="tb_5f_CG25218-025.B2" office:value-type="string">
              <text:p text:style-name="P4">Selects the cells that are dependent on the current cell.</text:p>
            </table:table-cell>
          </table:table-row>
          <table:table-row table:style-name="tb_5f_CG25218-025.2">
            <table:table-cell table:style-name="tb_5f_CG25218-025.A2" office:value-type="string">
              <text:p text:style-name="P4"><text:span text:style-name="Keystroke">Cmd</text:span>+<text:span text:style-name="Keystroke">/</text:span></text:p>
            </table:table-cell>
            <table:table-cell table:style-name="tb_5f_CG25218-025.B2" office:value-type="string">
              <text:p text:style-name="P4">Selects the cells in the matrix formula range that contains the cursor.</text:p>
              <text:p text:style-name="P4">Use the forward slash key on the main keyboard or the numeric keypad.</text:p>
            </table:table-cell>
          </table:table-row>
          <table:table-row table:style-name="tb_5f_CG25218-025.2">
            <table:table-cell table:style-name="tb_5f_CG25218-025.A2" office:value-type="string">
              <text:p text:style-name="P4"><text:span text:style-name="Keystroke">Cmd</text:span>+<text:span text:style-name="Keystroke">’</text:span></text:p>
            </table:table-cell>
            <table:table-cell table:style-name="tb_5f_CG25218-025.B2" office:value-type="string">
              <text:p text:style-name="P4">Copies the contents of the cell above the cursor into the current cell, but remains in cell edit mode so that you can make further changes.</text:p>
              <text:p text:style-name="P4">Use the single apostrophe key.</text:p>
            </table:table-cell>
          </table:table-row>
          <table:table-row table:style-name="tb_5f_CG25218-025.2">
            <table:table-cell table:style-name="tb_5f_CG25218-025.A2" office:value-type="string">
              <text:p text:style-name="P4"><text:span text:style-name="Keystroke">Enter</text:span></text:p>
            </table:table-cell>
            <table:table-cell table:style-name="tb_5f_CG25218-025.B2" office:value-type="string">
              <text:p text:style-name="P4">Moves the cursor to the next cell in the selected range, from top to bottom, then left to right. To specify in which direction the cursor moves, go to <text:span text:style-name="Strong_20_Emphasis">LibreOffice &gt; Preferences &gt; LibreOffice Calc &gt; General</text:span> on the Menu bar.</text:p>
            </table:table-cell>
          </table:table-row>
          <table:table-row table:style-name="tb_5f_CG25218-025.2">
            <table:table-cell table:style-name="tb_5f_CG25218-025.A2" office:value-type="string">
              <text:p text:style-name="P4"><text:span text:style-name="Keystroke">Cmd</text:span>+<text:span text:style-name="Keystroke">Enter</text:span></text:p>
            </table:table-cell>
            <table:table-cell table:style-name="tb_5f_CG25218-025.B2" office:value-type="string">
              <text:p text:style-name="P4">Inserts a manual line break in the current cell while editing a cell.</text:p>
            </table:table-cell>
          </table:table-row>
          <table:table-row table:style-name="tb_5f_CG25218-025.2">
            <table:table-cell table:style-name="tb_5f_CG25218-025.A2" office:value-type="string">
              <text:p text:style-name="P4"><text:span text:style-name="Keystroke">Shift</text:span>+<text:span text:style-name="Keystroke">Cmd</text:span>+<text:span text:style-name="Keystroke">Enter</text:span></text:p>
            </table:table-cell>
            <table:table-cell table:style-name="tb_5f_CG25218-025.B2" office:value-type="string">
              <text:p text:style-name="P4">Creates a matrix in the current range using the information entered on the input line.</text:p>
            </table:table-cell>
          </table:table-row>
          <table:table-row table:style-name="tb_5f_CG25218-025.2">
            <table:table-cell table:style-name="tb_5f_CG25218-025.A2" office:value-type="string">
              <text:p text:style-name="P4"><text:span text:style-name="Keystroke">Option</text:span>+<text:span text:style-name="Keystroke">Enter</text:span></text:p>
            </table:table-cell>
            <table:table-cell table:style-name="tb_5f_CG25218-025.B2" office:value-type="string">
              <text:p text:style-name="P4">Fills the selected cell range with the formula that you entered on the input line.</text:p>
            </table:table-cell>
          </table:table-row>
        </table:table>
        <text:h text:style-name="Heading_20_2" text:outline-level="2"><text:bookmark-start text:name="__RefHeading___Toc3135_34639060161"/>Chart keyboard shortcuts<text:bookmark-end text:name="__RefHeading___Toc3135_34639060161"/></text:h>
        <text:p text:style-name="Text_20_body">Table <text:sequence-ref text:reference-format="value" text:ref-name="refTable24">25</text:sequence-ref><text:s/>lists some shortcuts that are available within a Calc chart.</text:p>
        <text:list text:continue-numbering="true" text:style-name="Heading_20_Tip">
          <text:list-item>
            <text:p text:style-name="Heading_20_Tip">Tip</text:p>
          </text:list-item>
        </text:list>
        <text:p text:style-name="Body_20_Text_2c__20_Note">You can use the <text:span text:style-name="Keystroke">Option</text:span> key with the arrow keys and plus (<text:span text:style-name="Keystroke">+</text:span>) and minus (<text:span text:style-name="Keystroke">-</text:span>) <text:span text:style-name="Keystroke">keys</text:span> to move elements with a finer degree of movement for more accuracy.</text:p>
        <text:p text:style-name="Table">Table <text:sequence text:ref-name="refTable24" text:name="Table" text:formula="ooow:Table+1" style:num-format="1">25</text:sequence>: Chart shortcuts</text:p>
        <table:table table:name="tb_CG25218-026" table:style-name="tb_5f_CG25218-026" table:template-name="LO User Guides">
          <table:table-column table:style-name="tb_5f_CG25218-026.A"/>
          <table:table-column table:style-name="tb_5f_CG25218-026.B"/>
          <table:table-header-rows>
            <table:table-row table:style-name="tb_5f_CG25218-026.1">
              <table:table-cell table:style-name="tb_5f_CG25218-026.A1" office:value-type="string">
                <text:p text:style-name="P3">macOS</text:p>
              </table:table-cell>
              <table:table-cell table:style-name="tb_5f_CG25218-026.B1" office:value-type="string">
                <text:p text:style-name="P3">Effect</text:p>
              </table:table-cell>
            </table:table-row>
          </table:table-header-rows>
          <table:table-row table:style-name="tb_5f_CG25218-026.2">
            <table:table-cell table:style-name="tb_5f_CG25218-026.A2" office:value-type="string">
              <text:p text:style-name="P4"><text:span text:style-name="Keystroke">⇥</text:span></text:p>
            </table:table-cell>
            <table:table-cell table:style-name="tb_5f_CG25218-026.B2" office:value-type="string">
              <text:p text:style-name="P4">Selects the next chart element.</text:p>
            </table:table-cell>
          </table:table-row>
          <table:table-row table:style-name="tb_5f_CG25218-026.2">
            <table:table-cell table:style-name="tb_5f_CG25218-026.A2" office:value-type="string">
              <text:p text:style-name="P4"><text:span text:style-name="Keystroke">Shift</text:span>+<text:span text:style-name="Keystroke">⇥</text:span></text:p>
            </table:table-cell>
            <table:table-cell table:style-name="tb_5f_CG25218-026.B2" office:value-type="string">
              <text:p text:style-name="P4">Selects the previous chart element.</text:p>
            </table:table-cell>
          </table:table-row>
          <table:table-row table:style-name="tb_5f_CG25218-026.2">
            <table:table-cell table:style-name="tb_5f_CG25218-026.A2" office:value-type="string">
              <text:p text:style-name="P4"><text:span text:style-name="Keystroke">Home</text:span></text:p>
            </table:table-cell>
            <table:table-cell table:style-name="tb_5f_CG25218-026.B2" office:value-type="string">
              <text:p text:style-name="P4">Selects the first chart element.</text:p>
            </table:table-cell>
          </table:table-row>
          <table:table-row table:style-name="tb_5f_CG25218-026.2">
            <table:table-cell table:style-name="tb_5f_CG25218-026.A2" office:value-type="string">
              <text:p text:style-name="P4"><text:span text:style-name="Keystroke">End</text:span></text:p>
            </table:table-cell>
            <table:table-cell table:style-name="tb_5f_CG25218-026.B2" office:value-type="string">
              <text:p text:style-name="P4">Selects the last chart element.</text:p>
            </table:table-cell>
          </table:table-row>
          <table:table-row table:style-name="tb_5f_CG25218-026.2">
            <table:table-cell table:style-name="tb_5f_CG25218-026.A2" office:value-type="string">
              <text:p text:style-name="P4"><text:span text:style-name="Keystroke">Esc</text:span></text:p>
            </table:table-cell>
            <table:table-cell table:style-name="tb_5f_CG25218-026.B2" office:value-type="string">
              <text:p text:style-name="P4">Cancels selection.</text:p>
            </table:table-cell>
          </table:table-row>
          <table:table-row table:style-name="tb_5f_CG25218-026.2">
            <table:table-cell table:style-name="tb_5f_CG25218-026.A2" office:value-type="string">
              <text:p text:style-name="P4"><text:span text:style-name="Keystroke">Arrow</text:span> <text:span text:style-name="Keystroke">keys</text:span></text:p>
            </table:table-cell>
            <table:table-cell table:style-name="tb_5f_CG25218-026.B2" office:value-type="string">
              <text:p text:style-name="P4">Moves the element in the direction of the arrow.</text:p>
            </table:table-cell>
          </table:table-row>
          <table:table-row table:style-name="tb_5f_CG25218-026.2">
            <table:table-cell table:style-name="tb_5f_CG25218-026.A2" office:value-type="string">
              <text:p text:style-name="P4"><text:span text:style-name="Keystroke">Arrow</text:span> <text:span text:style-name="Keystroke">keys</text:span> in pie charts</text:p>
            </table:table-cell>
            <table:table-cell table:style-name="tb_5f_CG25218-026.B2" office:value-type="string">
              <text:p text:style-name="P4">Moves the selected pie segment in the direction of the arrow.</text:p>
            </table:table-cell>
          </table:table-row>
          <table:table-row table:style-name="tb_5f_CG25218-026.2">
            <table:table-cell table:style-name="tb_5f_CG25218-026.A2" office:value-type="string">
              <text:p text:style-name="P4"><text:span text:style-name="Keystroke">F2</text:span> in titles</text:p>
            </table:table-cell>
            <table:table-cell table:style-name="tb_5f_CG25218-026.B2" office:value-type="string">
              <text:p text:style-name="P4">Enters text input mode.</text:p>
            </table:table-cell>
          </table:table-row>
          <table:table-row table:style-name="tb_5f_CG25218-026.2">
            <table:table-cell table:style-name="tb_5f_CG25218-026.A2" office:value-type="string">
              <text:p text:style-name="P4"><text:span text:style-name="Keystroke">F3</text:span> in legends and data series</text:p>
            </table:table-cell>
            <table:table-cell table:style-name="tb_5f_CG25218-026.B2" office:value-type="string">
              <text:p text:style-name="P4">Opens groups so that you can edit the individual components.</text:p>
            </table:table-cell>
          </table:table-row>
          <table:table-row table:style-name="tb_5f_CG25218-026.2">
            <table:table-cell table:style-name="tb_5f_CG25218-026.A2" office:value-type="string">
              <text:p text:style-name="P4"><text:span text:style-name="Keystroke">Cmd</text:span>+<text:span text:style-name="Keystroke">F3</text:span> in legends and data series</text:p>
            </table:table-cell>
            <table:table-cell table:style-name="tb_5f_CG25218-026.B2" office:value-type="string">
              <text:p text:style-name="P4">Exits groups.</text:p>
            </table:table-cell>
          </table:table-row>
        </table:table>
        <text:h text:style-name="Heading_20_2" text:outline-level="2"><text:bookmark-start text:name="__RefHeading___Toc3137_34639060161"/>Outline keyboard shortcuts<text:bookmark-end text:name="__RefHeading___Toc3137_34639060161"/></text:h>
        <text:p text:style-name="Text_20_body">Table <text:sequence-ref text:reference-format="value" text:ref-name="refTable25">26</text:sequence-ref><text:s/>lists shortcuts that are available in an outline window. To use these shortcuts, press <text:span text:style-name="Keystroke">F6</text:span> or <text:span text:style-name="Keystroke">Shift</text:span>+<text:span text:style-name="Keystroke">F6</text:span> until the vertical or horizontal outline window has the focus.</text:p>
        <text:p text:style-name="Table"><text:soft-page-break/>Table <text:sequence text:ref-name="refTable25" text:name="Table" text:formula="ooow:Table+1" style:num-format="1">26</text:sequence>: Outline shortcuts</text:p>
        <table:table table:name="tb_CG25218-027" table:style-name="tb_5f_CG25218-027" table:template-name="LO User Guides">
          <table:table-column table:style-name="tb_5f_CG25218-027.A"/>
          <table:table-column table:style-name="tb_5f_CG25218-027.B"/>
          <table:table-header-rows>
            <table:table-row table:style-name="tb_5f_CG25218-027.1">
              <table:table-cell table:style-name="tb_5f_CG25218-027.A1" office:value-type="string">
                <text:p text:style-name="P3">macOS</text:p>
              </table:table-cell>
              <table:table-cell table:style-name="tb_5f_CG25218-027.B1" office:value-type="string">
                <text:p text:style-name="P3">Effect</text:p>
              </table:table-cell>
            </table:table-row>
          </table:table-header-rows>
          <table:table-row table:style-name="tb_5f_CG25218-027.2">
            <table:table-cell table:style-name="tb_5f_CG25218-027.A2" office:value-type="string">
              <text:p text:style-name="P4"><text:span text:style-name="Keystroke">⇥</text:span></text:p>
            </table:table-cell>
            <table:table-cell table:style-name="tb_5f_CG25218-027.B2" office:value-type="string">
              <text:p text:style-name="P4">Cycles through each outline indicator from top to bottom or left to right.</text:p>
            </table:table-cell>
          </table:table-row>
          <table:table-row table:style-name="tb_5f_CG25218-027.2">
            <table:table-cell table:style-name="tb_5f_CG25218-027.A2" office:value-type="string">
              <text:p text:style-name="P4"><text:span text:style-name="Keystroke">Shift</text:span>+<text:span text:style-name="Keystroke">⇥</text:span></text:p>
            </table:table-cell>
            <table:table-cell table:style-name="tb_5f_CG25218-027.B2" office:value-type="string">
              <text:p text:style-name="P4">Cycles through each outline indicator in the opposite direction.</text:p>
            </table:table-cell>
          </table:table-row>
          <table:table-row table:style-name="tb_5f_CG25218-027.2">
            <table:table-cell table:style-name="tb_5f_CG25218-027.A2" office:value-type="string">
              <text:p text:style-name="P4"><text:span text:style-name="Keystroke">Cmd</text:span>+<text:span text:style-name="Keystroke">1 </text:span>to <text:span text:style-name="Keystroke">Cmd</text:span>+<text:span text:style-name="Keystroke">8</text:span></text:p>
            </table:table-cell>
            <table:table-cell table:style-name="tb_5f_CG25218-027.B2" office:value-type="string">
              <text:p text:style-name="P4">Show all levels up to the specified number while hiding all higher-numbered levels in the outline.</text:p>
            </table:table-cell>
          </table:table-row>
          <table:table-row table:style-name="tb_5f_CG25218-027.2">
            <table:table-cell table:style-name="tb_5f_CG25218-027.A2" office:value-type="string">
              <text:p text:style-name="P4"><text:span text:style-name="Keystroke">+</text:span>/<text:span text:style-name="Keystroke">-</text:span></text:p>
            </table:table-cell>
            <table:table-cell table:style-name="tb_5f_CG25218-027.B2" office:value-type="string">
              <text:p text:style-name="P4">Shows (<text:span text:style-name="Keystroke">+</text:span>) or hides (<text:span text:style-name="Keystroke">-</text:span>) the focused outline group (use the <text:span text:style-name="Keystroke">+</text:span> / <text:span text:style-name="Keystroke">-</text:span> keys in the numeric keypad).</text:p>
            </table:table-cell>
          </table:table-row>
          <table:table-row table:style-name="tb_5f_CG25218-027.2">
            <table:table-cell table:style-name="tb_5f_CG25218-027.A2" office:value-type="string">
              <text:p text:style-name="P4"><text:span text:style-name="Keystroke">Enter</text:span></text:p>
            </table:table-cell>
            <table:table-cell table:style-name="tb_5f_CG25218-027.B2" office:value-type="string">
              <text:p text:style-name="P4">Activates the focused indicator button.</text:p>
            </table:table-cell>
          </table:table-row>
          <table:table-row table:style-name="tb_5f_CG25218-027.2">
            <table:table-cell table:style-name="tb_5f_CG25218-027.A2" office:value-type="string">
              <text:p text:style-name="P4"><text:span text:style-name="Keystroke">Arrow</text:span> <text:span text:style-name="Keystroke">keys</text:span></text:p>
            </table:table-cell>
            <table:table-cell table:style-name="tb_5f_CG25218-027.B2" office:value-type="string">
              <text:p text:style-name="P4">Cycles through indicator buttons in the direction of the arrow.</text:p>
            </table:table-cell>
          </table:table-row>
        </table:table>
        <text:h text:style-name="Heading_20_2" text:outline-level="2"><text:bookmark-start text:name="__RefHeading___Toc3139_34639060161"/><text:alphabetical-index-mark text:string-value="that cannot be modified (macOS)" text:key1="keyboard shortcuts"/>Keyboard shortcuts that cannot be modified<text:bookmark-end text:name="__RefHeading___Toc3139_34639060161"/></text:h>
        <text:p text:style-name="Text_20_body">Table <text:sequence-ref text:reference-format="value" text:ref-name="refTable26">27</text:sequence-ref><text:s/>identifies the key combinations that are grayed out (not available for modification) in the <text:span text:style-name="Emphasis">Shortcut Keys</text:span> list on the <text:span text:style-name="Strong_20_Emphasis">Tools &gt; Customize &gt; Keyboard</text:span> dialog with <text:span text:style-name="Strong_20_Emphasis">Calc</text:span> selected.</text:p>
        <text:p text:style-name="Table">Table <text:sequence text:ref-name="refTable26" text:name="Table" text:formula="ooow:Table+1" style:num-format="1">27</text:sequence>: Grayed key combinations in Tools &gt; Customize &gt; Keyboard</text:p>
        <table:table table:name="tb_CG25218-028" table:style-name="tb_5f_CG25218-028" table:template-name="LO User Guides">
          <table:table-column table:style-name="tb_5f_CG25218-028.A"/>
          <table:table-column table:style-name="tb_5f_CG25218-028.B"/>
          <table:table-header-rows>
            <table:table-row table:style-name="tb_5f_CG25218-028.1">
              <table:table-cell table:style-name="tb_5f_CG25218-028.A1" office:value-type="string">
                <text:p text:style-name="P3">Operating system</text:p>
              </table:table-cell>
              <table:table-cell table:style-name="tb_5f_CG25218-028.B1" office:value-type="string">
                <text:p text:style-name="P3">Key combinations grayed in Customize dialog</text:p>
              </table:table-cell>
            </table:table-row>
          </table:table-header-rows>
          <table:table-row table:style-name="tb_5f_CG25218-028.2">
            <table:table-cell table:style-name="tb_5f_CG25218-028.A2" office:value-type="string">
              <text:p text:style-name="P4">macOS</text:p>
            </table:table-cell>
            <table:table-cell table:style-name="tb_5f_CG25218-028.B2" office:value-type="string">
              <text:p text:style-name="P4"><text:span text:style-name="Keystroke">F1</text:span>, <text:span text:style-name="Keystroke">Cmd</text:span>+<text:span text:style-name="Keystroke">F1</text:span>, <text:span text:style-name="Keystroke">Shift</text:span>+<text:span text:style-name="Keystroke">F1</text:span></text:p>
              <text:p text:style-name="P4"><text:span text:style-name="Keystroke">Shift</text:span>+<text:span text:style-name="Keystroke">F2</text:span></text:p>
              <text:p text:style-name="P4"><text:span text:style-name="Keystroke">Cmd</text:span>+<text:span text:style-name="Keystroke">F4</text:span>, <text:span text:style-name="Keystroke">Option</text:span>+<text:span text:style-name="Keystroke">F4</text:span>, <text:span text:style-name="Keystroke">Cmd</text:span>+<text:span text:style-name="Keystroke">Option</text:span>+<text:span text:style-name="Keystroke">F4</text:span></text:p>
              <text:p text:style-name="P4"><text:span text:style-name="Keystroke">F6</text:span>, <text:span text:style-name="Keystroke">Cmd</text:span>+<text:span text:style-name="Keystroke">F6</text:span>, <text:span text:style-name="Keystroke">Shift</text:span>+<text:span text:style-name="Keystroke">F6</text:span>, <text:span text:style-name="Keystroke">Shift</text:span>+<text:span text:style-name="Keystroke">Cmd</text:span>+<text:span text:style-name="Keystroke">F6</text:span></text:p>
              <text:p text:style-name="P4"><text:span text:style-name="Keystroke">F10</text:span></text:p>
              <text:p text:style-name="P4"><text:span text:style-name="Keystroke">Shift</text:span>+<text:span text:style-name="Keystroke">Cmd</text:span>+<text:span text:style-name="Keystroke">0</text:span>, <text:span text:style-name="Keystroke">Shift</text:span>+<text:span text:style-name="Keystroke">Cmd</text:span>+<text:span text:style-name="Keystroke">1</text:span>, <text:span text:style-name="Keystroke">Shift</text:span>+<text:span text:style-name="Keystroke">Cmd</text:span>+<text:span text:style-name="Keystroke">2</text:span>, <text:span text:style-name="Keystroke">Shift</text:span>+<text:span text:style-name="Keystroke">Cmd</text:span>+<text:span text:style-name="Keystroke">3</text:span>, <text:span text:style-name="Keystroke">Shift</text:span>+<text:span text:style-name="Keystroke">Cmd</text:span>+<text:span text:style-name="Keystroke">4,</text:span> <text:span text:style-name="Keystroke">Shift</text:span>+<text:span text:style-name="Keystroke">Cmd</text:span>+<text:span text:style-name="Keystroke">5</text:span>, <text:span text:style-name="Keystroke">Shift</text:span>+<text:span text:style-name="Keystroke">Cmd</text:span>+<text:span text:style-name="Keystroke">6</text:span>, <text:span text:style-name="Keystroke">Shift</text:span>+<text:span text:style-name="Keystroke">Cmd</text:span>+<text:span text:style-name="Keystroke">7</text:span>, <text:span text:style-name="Keystroke">Shift</text:span>+<text:span text:style-name="Keystroke">Cmd</text:span>+<text:span text:style-name="Keystroke">8</text:span>, <text:span text:style-name="Keystroke">Shift</text:span>+<text:span text:style-name="Keystroke">Cmd</text:span>+<text:span text:style-name="Keystroke">9</text:span></text:p>
            </table:table-cell>
          </table:table-row>
        </table:table>
        <text:p text:style-name="Text_20_body"/>
      </text:section>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chapter"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chapter">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chapter"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chapter"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Listing" style:family="paragraph" style:parent-style-name="Caption" style:next-style-name="Code" style:class="extra"/>
    <style:style style:name="Comment" style:family="paragraph" style:parent-style-name="Standard" style:class="extra">
      <style:text-properties fo:font-size="10pt" style:font-size-asian="10pt" style:font-size-complex="10pt"/>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Line_20_numbering" style:display-name="Line numbering" style:family="text" loext:hidden="true" style:hidden="tru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la" number:country="VA">€</number:currency-symbol>
      <number:text> </number:text>
      <number:number number:decimal-places="0" number:min-decimal-places="0" number:min-integer-digits="1" number:grouping="true"/>
    </number:currency-style>
    <number:currency-style style:name="N115">
      <number:text>-</number:text>
      <number:currency-symbol number:language="la" number:country="VA">€</number:currency-symbol>
      <number:text> </number:text>
      <number:number number:decimal-places="0" number:min-decimal-places="0" number:min-integer-digits="1" number:grouping="true"/>
      <style:map style:condition="value()&gt;=0" style:apply-style-name="N115P0"/>
    </number:currency-style>
    <number:currency-style style:name="N117P0" style:volatile="true">
      <number:currency-symbol number:language="bvx" number:country="CG">CFA</number:currency-symbol>
      <number:text> </number:text>
      <number:number number:decimal-places="0" number:min-decimal-places="0" number:min-integer-digits="1" number:grouping="true"/>
    </number:currency-style>
    <number:currency-style style:name="N11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17P0"/>
    </number:currency-style>
    <number:currency-style style:name="N119P0" style:volatile="true">
      <number:currency-symbol number:language="nl" number:country="NL">fl</number:currency-symbol>
      <number:text> </number:text>
      <number:number number:decimal-places="0" number:min-decimal-places="0" number:min-integer-digits="1" number:grouping="true"/>
    </number:currency-style>
    <number:currency-style style:name="N119">
      <number:currency-symbol number:language="nl" number:country="NL">fl</number:currency-symbol>
      <number:text> </number:text>
      <number:number number:decimal-places="0" number:min-decimal-places="0" number:min-integer-digits="1" number:grouping="true"/>
      <number:text>-</number:text>
      <style:map style:condition="value()&gt;=0" style:apply-style-name="N119P0"/>
    </number:currency-style>
    <number:currency-style style:name="N121P0" style:volatile="true">
      <number:currency-symbol number:language="nl" number:country="NL">fl</number:currency-symbol>
      <number:text> </number:text>
      <number:number number:decimal-places="2" number:min-decimal-places="2" number:min-integer-digits="1" number:grouping="true"/>
    </number:currency-style>
    <number:currency-style style:name="N121">
      <number:currency-symbol number:language="nl" number:country="NL">fl</number:currency-symbol>
      <number:text> </number:text>
      <number:number number:decimal-places="2" number:min-decimal-places="2" number:min-integer-digits="1" number:grouping="true"/>
      <number:text>-</number:text>
      <style:map style:condition="value()&gt;=0" style:apply-style-name="N121P0"/>
    </number:currency-style>
    <number:currency-style style:name="N123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3">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3P0"/>
    </number:currency-style>
    <number:number-style style:name="N125P0" style:volatile="true">
      <number:number number:decimal-places="0" number:min-decimal-places="0" number:min-integer-digits="1" number:grouping="true"/>
      <number:text> </number:text>
    </number:number-style>
    <number:number-style style:name="N125">
      <number:text>(</number:text>
      <number:number number:decimal-places="0" number:min-decimal-places="0" number:min-integer-digits="1" number:grouping="true"/>
      <number:text>)</number:text>
      <style:map style:condition="value()&gt;=0" style:apply-style-name="N125P0"/>
    </number:number-style>
    <number:currency-style style:name="N126P0" style:volatile="true">
      <number:currency-symbol number:language="nl" number:country="NL">fl</number:currency-symbol>
      <number:text> </number:text>
      <number:number number:decimal-places="2" number:min-decimal-places="2" number:min-integer-digits="1" number:grouping="true"/>
    </number:currency-style>
    <number:currency-style style:name="N126">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6P0"/>
    </number:currency-style>
    <number:currency-style style:name="N127P0" style:volatile="true">
      <number:currency-symbol number:language="la" number:country="VA">€</number:currency-symbol>
      <number:text> </number:text>
      <number:number number:decimal-places="0" number:min-decimal-places="0" number:min-integer-digits="1" number:grouping="true"/>
    </number:currency-style>
    <number:currency-style style:name="N127">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7P0"/>
    </number:currency-style>
    <number:currency-style style:name="N129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9">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9P0"/>
    </number:currency-style>
    <number:date-style style:name="N13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1P0" style:volatile="true">
      <number:currency-symbol number:language="bvx" number:country="CG">CFA</number:currency-symbol>
      <number:text> </number:text>
      <number:number number:decimal-places="0" number:min-decimal-places="0" number:min-integer-digits="1" number:grouping="true"/>
    </number:currency-style>
    <number:currency-style style:name="N131">
      <number:currency-symbol number:language="bvx" number:country="CG">CFA</number:currency-symbol>
      <number:text>-</number:text>
      <number:number number:decimal-places="0" number:min-decimal-places="0" number:min-integer-digits="1" number:grouping="true"/>
      <style:map style:condition="value()&gt;=0" style:apply-style-name="N131P0"/>
    </number:currency-style>
    <number:date-style style:name="N13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33">
      <number:year number:style="long"/>
    </number:date-style>
    <number:currency-style style:name="N135P0" style:volatile="true">
      <number:currency-symbol number:language="bvx" number:country="CG">CFA</number:currency-symbol>
      <number:text> </number:text>
      <number:number number:decimal-places="2" number:min-decimal-places="2" number:min-integer-digits="1" number:grouping="true"/>
    </number:currency-style>
    <number:currency-style style:name="N135">
      <number:currency-symbol number:language="bvx" number:country="CG">CFA</number:currency-symbol>
      <number:text>-</number:text>
      <number:number number:decimal-places="2" number:min-decimal-places="2" number:min-integer-digits="1" number:grouping="true"/>
      <style:map style:condition="value()&gt;=0" style:apply-style-name="N135P0"/>
    </number:currency-style>
    <number:currency-style style:name="N136P0" style:volatile="true">
      <number:currency-symbol number:language="nl" number:country="NL">fl</number:currency-symbol>
      <number:text> </number:text>
      <number:number number:decimal-places="0" number:min-decimal-places="0" number:min-integer-digits="1" number:grouping="true"/>
    </number:currency-style>
    <number:currency-style style:name="N136">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6P0"/>
    </number:currency-style>
    <number:date-style style:name="N137">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number-style style:name="N140P0" style:volatile="true">
      <number:number number:decimal-places="2" number:min-decimal-places="2" number:min-integer-digits="1" number:grouping="true"/>
      <number:text> </number:text>
    </number:number-style>
    <number:number-style style:name="N140">
      <number:text>(</number:text>
      <number:number number:decimal-places="2" number:min-decimal-places="2"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4" number:language="pt" number:country="BR">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07" number:language="vi" number:country="VN">
      <number:year number:style="long"/>
    </number:date-style>
    <number:date-style style:name="N70111" number:language="es" number:country="ES">
      <number:year number:style="long"/>
    </number:date-style>
    <number:date-style style:name="N80114" number:language="de" number:country="DE">
      <number:year number:style="long"/>
    </number:date-style>
    <number:date-style style:name="N90110" number:language="eo">
      <number:year number:style="long"/>
    </number:date-style>
    <number:date-style style:name="N100114" number:language="fr" number:country="BE">
      <number:year number:style="long"/>
    </number:date-style>
    <style:style style:name="LO_20_User_20_Guides.1" style:display-name="LO User Guides.1"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2" style:display-name="LO User Guides.2"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5" style:display-name="LO User Guides.5"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8" style:display-name="LO User Guides.8"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1" style:display-name="LO User Guides.11" style:family="table-cell">
      <style:table-cell-properties fo:background-color="#cccccc" fo:border-lef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12" style:display-name="LO User Guides.12"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5" style:display-name="LO User Guides.15"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macOS keyboard shortcuts</text:chapter><text:s/>| <text:page-number text:select-page="current">19</text:page-number></text:p>
      </style:footer>
      <style:footer-left>
        <text:p text:style-name="MP1"><text:page-number text:select-page="current">18</text:page-number><text:s/>| <text:title>Calc Guide 25.2 - Appendix A, Keyboard Shortcut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Calc Guide 25.2 - Appendix A, Keyboard Shortcuts</text:title><text:s/>| <text:page-number text:select-page="current">3</text:page-number></text:p>
      </style:footer>
      <style:footer-left>
        <text:p text:style-name="Footer_20_left"><text:page-number text:select-page="current">0</text:page-number><text:s/><text:span text:style-name="MT4">| </text:span><text:title>Calc Guide 25.2 - Appendix A, Keyboard Shortcut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0-04-12T21:24:48.369000000</meta:creation-date>
    <meta:editing-duration>PT3H17M24S</meta:editing-duration>
    <meta:editing-cycles>64</meta:editing-cycles>
    <meta:generator>LibreOffice/25.2.4.3$Windows_X86_64 LibreOffice_project/33e196637044ead23f5c3226cde09b47731f7e27</meta:generator>
    <dc:title>Calc Guide 25.2 - Appendix A, Keyboard Shortcuts</dc:title>
    <dc:date>2025-07-24T18:12:50.423260300</dc:date>
    <dc:publisher>The Document Foundation</dc:publisher>
    <dc:subject>LibreOffice  - Calc Guide 25.2</dc:subject>
    <dc:contributor>The LibreOffice Documentation Team</dc:contributor>
    <dc:description>Calc Guide 25.2</dc:description>
    <dc:creator>Timothy Brennan</dc:creator>
    <meta:document-statistic meta:table-count="29" meta:image-count="1" meta:object-count="0" meta:page-count="19" meta:paragraph-count="916" meta:word-count="5528" meta:character-count="32157" meta:non-whitespace-character-count="27545"/>
    <meta:user-defined meta:name="Chapter Number">Appendix A</meta:user-defined>
    <meta:user-defined meta:name="Chapter Title">Keyboard Shortcuts</meta:user-defined>
    <meta:user-defined meta:name="Guide Name">Calc Guide</meta:user-defined>
    <meta:user-defined meta:name="LibreOffice Version">25.2</meta:user-defined>
    <meta:user-defined meta:name="Month" meta:value-type="string">June</meta:user-defined>
    <meta:user-defined meta:name="Year" meta:value-type="string">2025</meta:user-defined>
    <meta:template xlink:type="simple" xlink:actuate="onRequest" xlink:title="LO_UG_Chapters_2Xx_EN" xlink:href="../../../../Antono/AppData/Roaming/LibreOffice/4/user/uno_packages/cache/uno_packages/lu33604yhnmn.tmp_/SanityCheck.oxt/template/en-US/LO_Doc/LO_UG_Chapters_2Xx_EN.ott" meta:date="2025-04-06T19:22:26.842142700"/>
  </office:meta>
</office:document-meta>
</file>